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3.471cm"/>
    </style:style>
    <style:style style:name="co4" style:family="table-column">
      <style:table-column-properties fo:break-before="auto" style:column-width="5.011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2.828cm"/>
    </style:style>
    <style:style style:name="co7" style:family="table-column">
      <style:table-column-properties fo:break-before="auto" style:column-width="2.044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3.136cm"/>
    </style:style>
    <style:style style:name="co13" style:family="table-column">
      <style:table-column-properties fo:break-before="auto" style:column-width="8.036cm"/>
    </style:style>
    <style:style style:name="co14" style:family="table-column">
      <style:table-column-properties fo:break-before="auto" style:column-width="13.076cm"/>
    </style:style>
    <style:style style:name="co15" style:family="table-column">
      <style:table-column-properties fo:break-before="auto" style:column-width="3.332cm"/>
    </style:style>
    <style:style style:name="co16" style:family="table-column">
      <style:table-column-properties fo:break-before="auto" style:column-width="16.99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2.83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1.852cm" fo:break-before="auto" style:use-optimal-row-height="false"/>
    </style:style>
    <style:style style:name="ro5" style:family="table-row">
      <style:table-row-properties style:row-height="1.455cm" fo:break-before="auto" style:use-optimal-row-height="false"/>
    </style:style>
    <style:style style:name="ro6" style:family="table-row">
      <style:table-row-properties style:row-height="1.746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1.693cm" fo:break-before="auto" style:use-optimal-row-height="false"/>
    </style:style>
    <style:style style:name="ro9" style:family="table-row">
      <style:table-row-properties style:row-height="1.667cm" fo:break-before="auto" style:use-optimal-row-height="false"/>
    </style:style>
    <style:style style:name="ro10" style:family="table-row">
      <style:table-row-properties style:row-height="1.402cm" fo:break-before="auto" style:use-optimal-row-height="false"/>
    </style:style>
    <style:style style:name="ro11" style:family="table-row">
      <style:table-row-properties style:row-height="1.799cm" fo:break-before="auto" style:use-optimal-row-height="false"/>
    </style:style>
    <style:style style:name="ro12" style:family="table-row">
      <style:table-row-properties style:row-height="1.72cm" fo:break-before="auto" style:use-optimal-row-height="false"/>
    </style:style>
    <style:style style:name="ro13" style:family="table-row">
      <style:table-row-properties style:row-height="1.879cm" fo:break-before="auto" style:use-optimal-row-height="false"/>
    </style:style>
    <style:style style:name="ro14" style:family="table-row">
      <style:table-row-properties style:row-height="1.905cm" fo:break-before="auto" style:use-optimal-row-height="false"/>
    </style:style>
    <style:style style:name="ro15" style:family="table-row">
      <style:table-row-properties style:row-height="1.429cm" fo:break-before="auto" style:use-optimal-row-height="false"/>
    </style:style>
    <style:style style:name="ro16" style:family="table-row">
      <style:table-row-properties style:row-height="1.64cm" fo:break-before="auto" style:use-optimal-row-height="false"/>
    </style:style>
    <style:style style:name="ro17" style:family="table-row">
      <style:table-row-properties style:row-height="1.773cm" fo:break-before="auto" style:use-optimal-row-height="false"/>
    </style:style>
    <style:style style:name="ro18" style:family="table-row">
      <style:table-row-properties style:row-height="1.826cm" fo:break-before="auto" style:use-optimal-row-height="false"/>
    </style:style>
    <style:style style:name="ro19" style:family="table-row">
      <style:table-row-properties style:row-height="2.037cm" fo:break-before="auto" style:use-optimal-row-height="false"/>
    </style:style>
    <style:style style:name="ro20" style:family="table-row">
      <style:table-row-properties style:row-height="1.984cm" fo:break-before="auto" style:use-optimal-row-height="false"/>
    </style:style>
    <style:style style:name="ro21" style:family="table-row">
      <style:table-row-properties style:row-height="2.064cm" fo:break-before="auto" style:use-optimal-row-height="false"/>
    </style:style>
    <style:style style:name="ro22" style:family="table-row">
      <style:table-row-properties style:row-height="2.487cm" fo:break-before="auto" style:use-optimal-row-height="false"/>
    </style:style>
    <style:style style:name="ro23" style:family="table-row">
      <style:table-row-properties style:row-height="2.54cm" fo:break-before="auto" style:use-optimal-row-height="false"/>
    </style:style>
    <style:style style:name="ro24" style:family="table-row">
      <style:table-row-properties style:row-height="2.249cm" fo:break-before="auto" style:use-optimal-row-height="false"/>
    </style:style>
    <style:style style:name="ro25" style:family="table-row">
      <style:table-row-properties style:row-height="2.355cm" fo:break-before="auto" style:use-optimal-row-height="false"/>
    </style:style>
    <style:style style:name="ro26" style:family="table-row">
      <style:table-row-properties style:row-height="2.99cm" fo:break-before="auto" style:use-optimal-row-height="false"/>
    </style:style>
    <style:style style:name="ro27" style:family="table-row">
      <style:table-row-properties style:row-height="1.958cm" fo:break-before="auto" style:use-optimal-row-height="false"/>
    </style:style>
    <style:style style:name="ro28" style:family="table-row">
      <style:table-row-properties style:row-height="1.614cm" fo:break-before="auto" style:use-optimal-row-height="false"/>
    </style:style>
    <style:style style:name="ro29" style:family="table-row">
      <style:table-row-properties style:row-height="2.09cm" fo:break-before="auto" style:use-optimal-row-height="false"/>
    </style:style>
    <style:style style:name="ro30" style:family="table-row">
      <style:table-row-properties style:row-height="2.011cm" fo:break-before="auto" style:use-optimal-row-height="false"/>
    </style:style>
    <style:style style:name="ro31" style:family="table-row">
      <style:table-row-properties style:row-height="1.931cm" fo:break-before="auto" style:use-optimal-row-height="false"/>
    </style:style>
    <style:style style:name="ro32" style:family="table-row">
      <style:table-row-properties style:row-height="2.143cm" fo:break-before="auto" style:use-optimal-row-height="false"/>
    </style:style>
    <style:style style:name="ro33" style:family="table-row">
      <style:table-row-properties style:row-height="2.699cm" fo:break-before="auto" style:use-optimal-row-height="false"/>
    </style:style>
    <style:style style:name="ro34" style:family="table-row">
      <style:table-row-properties style:row-height="3.043cm" fo:break-before="auto" style:use-optimal-row-height="false"/>
    </style:style>
    <style:style style:name="ro35" style:family="table-row">
      <style:table-row-properties style:row-height="0.582cm" fo:break-before="auto" style:use-optimal-row-height="false"/>
    </style:style>
    <style:style style:name="ro36" style:family="table-row">
      <style:table-row-properties style:row-height="2.117cm" fo:break-before="auto" style:use-optimal-row-height="false"/>
    </style:style>
    <style:style style:name="ro37" style:family="table-row">
      <style:table-row-properties style:row-height="2.619cm" fo:break-before="auto" style:use-optimal-row-height="false"/>
    </style:style>
    <style:style style:name="ro38" style:family="table-row">
      <style:table-row-properties style:row-height="0.529cm" fo:break-before="auto" style:use-optimal-row-height="false"/>
    </style:style>
    <style:style style:name="ro39" style:family="table-row">
      <style:table-row-properties style:row-height="0.452cm" fo:break-before="auto" style:use-optimal-row-height="false"/>
    </style:style>
    <style:style style:name="ta1" style:family="table" style:master-page-name="PageStyle_5f_Контейнерные_20_площадки">
      <style:table-properties table:display="true" style:writing-mode="lr-tb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ackground-color="#fabf8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bd4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01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2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a1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Контейнерные площадк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number-columns-repeated="7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6" table:number-columns-repeated="990" table:default-cell-style-name="Default"/>
        <table:table-row table:style-name="ro1">
          <table:table-cell table:style-name="ce48" office:value-type="string" calcext:value-type="string" table:number-columns-spanned="8" table:number-rows-spanned="1">
            <text:p>Данные о нахождении мест (площадок) накопления твердых коммунальных отходов</text:p>
          </table:table-cell>
          <table:covered-table-cell table:number-columns-repeated="6" table:style-name="ce10"/>
          <table:covered-table-cell table:style-name="ce24"/>
          <table:table-cell table:style-name="ce48" office:value-type="string" calcext:value-type="string" table:number-columns-spanned="13" table:number-rows-spanned="1">
            <text:p>Данные о технических характеристиках мест (площадок) накопления твердых коммунальных отходов</text:p>
          </table:table-cell>
          <table:covered-table-cell table:number-columns-repeated="11" table:style-name="ce10"/>
          <table:covered-table-cell table:style-name="ce24"/>
          <table:table-cell table:style-name="ce48" office:value-type="string" calcext:value-type="string" table:number-columns-spanned="3" table:number-rows-spanned="1">
            <text:p>Контейнеры для раздельного сбора</text:p>
          </table:table-cell>
          <table:covered-table-cell table:style-name="ce10"/>
          <table:covered-table-cell table:style-name="ce24"/>
          <table:table-cell table:style-name="ce1" office:value-type="string" calcext:value-type="string">
            <text:p>Данные о собственниках мест (площадко) накопления твердых коммунальных отходов</text:p>
          </table:table-cell>
          <table:table-cell table:style-name="ce33" office:value-type="string" calcext:value-type="string">
            <text:p>Данные об источниках образования ТКО, которыескладируются в местах (на площадках) накопления ТКО</text:p>
          </table:table-cell>
          <table:table-cell table:number-columns-repeated="3"/>
          <table:table-cell table:style-name="ce47" table:number-columns-repeated="5"/>
          <table:table-cell table:number-columns-repeated="990"/>
        </table:table-row>
        <table:table-row table:style-name="ro2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Муниципальное образование</text:p>
          </table:table-cell>
          <table:table-cell table:style-name="ce1" office:value-type="string" calcext:value-type="string">
            <text:p>Населенный пункт</text:p>
          </table:table-cell>
          <table:table-cell table:style-name="ce1" office:value-type="string" calcext:value-type="string">
            <text:p>Улица</text:p>
          </table:table-cell>
          <table:table-cell table:style-name="ce1" office:value-type="string" calcext:value-type="string">
            <text:p>дом</text:p>
          </table:table-cell>
          <table:table-cell table:style-name="ce1" office:value-type="string" calcext:value-type="string">
            <text:p>корпус</text:p>
          </table:table-cell>
          <table:table-cell table:style-name="ce1" office:value-type="string" calcext:value-type="string">
            <text:p>Широта</text:p>
          </table:table-cell>
          <table:table-cell table:style-name="ce1" office:value-type="string" calcext:value-type="string">
            <text:p>Долгота</text:p>
          </table:table-cell>
          <table:table-cell table:style-name="ce1" office:value-type="string" calcext:value-type="string">
            <text:p>площадь площадки накопления ТКО м2</text:p>
          </table:table-cell>
          <table:table-cell table:style-name="ce1" office:value-type="string" calcext:value-type="string">
            <text:p>Тип основания <text:s/>(бетон, асфальт, грунт)</text:p>
          </table:table-cell>
          <table:table-cell table:style-name="ce1" office:value-type="string" calcext:value-type="string">
            <text:p>Материал ограждения</text:p>
          </table:table-cell>
          <table:table-cell table:style-name="ce25" office:value-type="string" calcext:value-type="string">
            <text:p>Количество контейнеров шт.</text:p>
          </table:table-cell>
          <table:table-cell table:style-name="ce1" office:value-type="string" calcext:value-type="string">
            <text:p>Емкость (отдельного контейнера) м3</text:p>
          </table:table-cell>
          <table:table-cell table:style-name="ce1" office:value-type="string" calcext:value-type="string">
            <text:p>Суммарная емкость контейнеров м3</text:p>
          </table:table-cell>
          <table:table-cell table:style-name="ce1" office:value-type="string" calcext:value-type="string">
            <text:p>Количество бункеров</text:p>
          </table:table-cell>
          <table:table-cell table:style-name="ce1" office:value-type="string" calcext:value-type="string">
            <text:p>Емкость (отдельного бункера) м3</text:p>
          </table:table-cell>
          <table:table-cell table:style-name="ce1" office:value-type="string" calcext:value-type="string">
            <text:p>Суммарная емкость бункеров м3</text:p>
          </table:table-cell>
          <table:table-cell table:style-name="ce1" office:value-type="string" calcext:value-type="string">
            <text:p>Количество планируемых к размещению контейнеров шт.</text:p>
          </table:table-cell>
          <table:table-cell table:style-name="ce1" office:value-type="string" calcext:value-type="string">
            <text:p>Объем планируемых к размещению контейнеров м3</text:p>
          </table:table-cell>
          <table:table-cell table:style-name="ce1" office:value-type="string" calcext:value-type="string">
            <text:p>Количество планируемых к размещениюбункеров шт.</text:p>
          </table:table-cell>
          <table:table-cell table:style-name="ce1" office:value-type="string" calcext:value-type="string">
            <text:p>Объем планируемых к размещению бункеров м3</text:p>
          </table:table-cell>
          <table:table-cell table:style-name="ce1" office:value-type="string" calcext:value-type="string">
            <text:p>Количество контейнеров шт.</text:p>
          </table:table-cell>
          <table:table-cell table:style-name="ce1" office:value-type="string" calcext:value-type="string">
            <text:p>Емкость (отдельного контейнера)</text:p>
          </table:table-cell>
          <table:table-cell table:style-name="ce1" office:value-type="string" calcext:value-type="string">
            <text:p>Суммарная емкость контейнеров м3</text:p>
          </table:table-cell>
          <table:table-cell table:style-name="ce1" office:value-type="string" calcext:value-type="string">
            <text:p>Наименование собственника, ОГРН, фактический адрес собственника</text:p>
          </table:table-cell>
          <table:table-cell table:style-name="ce33" office:value-type="string" calcext:value-type="string">
            <text:p>Сведения об одном или нескольких объектах капитального строительства, территории (части территории), на которых образуются ТК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25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Ульяновск</text:p>
          </table:table-cell>
          <table:table-cell table:style-name="ce2" office:value-type="string" calcext:value-type="string">
            <text:p>1 пер. Рабочий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54.332149</text:p>
          </table:table-cell>
          <table:table-cell table:style-name="ce2" office:value-type="string" calcext:value-type="string">
            <text:p>48.49067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бетон</text:p>
          </table:table-cell>
          <table:table-cell table:style-name="ce2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4.4" calcext:value-type="float">
            <text:p>4,4</text:p>
          </table:table-cell>
          <table:table-cell table:style-name="ce2" table:number-columns-repeated="7"/>
          <table:table-cell table:style-name="ce2" office:value-type="float" office:value="2" calcext:value-type="float">
            <text:p>2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string" calcext:value-type="string">
            <text:p>Администрация города Ульяновска, 1027301171446, ул. Кузнецова, дом 7</text:p>
          </table:table-cell>
          <table:table-cell table:style-name="ce2" office:value-type="string" calcext:value-type="string">
            <text:p>ул. Шоферов, дома 7, 9; <text:s/>1 пер. Рабочий, дома 4, 6, 7, 8; 2 пер. Рабочий, дома 2, 3, 4, 6, 8, 10</text:p>
          </table:table-cell>
          <table:table-cell table:number-columns-repeated="3"/>
          <table:table-cell table:style-name="ce41" table:number-columns-repeated="5"/>
          <table:table-cell table:number-columns-repeated="990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1 пер. Рабочий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334688</text:p>
          </table:table-cell>
          <table:table-cell table:style-name="ce1" office:value-type="string" calcext:value-type="string">
            <text:p>48.493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1 пер. Рабочий, дома 9, 10, 11, 12, 13, 14; 2 пер. Рабочий, дома 10, 12, 14, 1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40-летия Октября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54.341072</text:p>
          </table:table-cell>
          <table:table-cell table:style-name="ce1" office:value-type="string" calcext:value-type="string">
            <text:p>48.54516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д Мендеева, дом 11, ул. 40-летия Октября, дома 25, 3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8 Марта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54.340349</text:p>
          </table:table-cell>
          <table:table-cell table:style-name="ce1" office:value-type="string" calcext:value-type="string">
            <text:p>48.547771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8 Марта, дома 7, 8, 9, ул. 9 Мая, дома 8, 10, 11, 12, 13, 14, 15, 16, 17, ул. Жуковского, дома 9, 11, 17, 1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6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9 М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38433</text:p>
          </table:table-cell>
          <table:table-cell table:style-name="ce1" office:value-type="string" calcext:value-type="string">
            <text:p>48.5477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9 Мая, дома 1, 2, 3, 4, 5, 6, 7, 8, 9, ул. Жуковского, дома 1, 5, 7, <text:s text:c="11"/>ул. Димитрова, дом 1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7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9 Мая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54.343539</text:p>
          </table:table-cell>
          <table:table-cell table:style-name="ce1" office:value-type="string" calcext:value-type="string">
            <text:p>48.54830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9 Мая, дома 33, 35, 37, 38, 39, 40, 41, 42, 43, ул. Жуковского, дома 39, 41, 4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8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9 Мая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54.345466</text:p>
          </table:table-cell>
          <table:table-cell table:style-name="ce1" office:value-type="string" calcext:value-type="string">
            <text:p>48.54764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9 Мая, дома 45, 47, 48, 49, 50, 51, 52, 53, 54, 55, 56, 57, 58, 59, 61, <text:s text:c="11"/>ул. Жуковского, дома 47, 49, 51, 52, 55, 5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кадемика Павлова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332776</text:p>
          </table:table-cell>
          <table:table-cell table:style-name="ce1" office:value-type="string" calcext:value-type="string">
            <text:p>48.52996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кадемика Павлова, дом 1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кадемика Павлова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string" calcext:value-type="string">
            <text:p>54.334512</text:p>
          </table:table-cell>
          <table:table-cell table:style-name="ce1" office:value-type="string" calcext:value-type="string">
            <text:p>48.538081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кадемика Павлова, дома 59, 6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кадемика Павлова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style-name="ce1" office:value-type="string" calcext:value-type="string">
            <text:p>54.334481</text:p>
          </table:table-cell>
          <table:table-cell table:style-name="ce1" office:value-type="string" calcext:value-type="string">
            <text:p>48.5448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кадемика Павлова, дома 73, 75, 77, 79, 81, 8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кадемика Павлова</text:p>
          </table:table-cell>
          <table:table-cell table:style-name="ce1" office:value-type="float" office:value="109" calcext:value-type="float">
            <text:p>109</text:p>
          </table:table-cell>
          <table:table-cell table:style-name="ce1"/>
          <table:table-cell table:style-name="ce1" office:value-type="string" calcext:value-type="string">
            <text:p>54.330452</text:p>
          </table:table-cell>
          <table:table-cell table:style-name="ce1" office:value-type="string" calcext:value-type="string">
            <text:p>48.5548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кадемика Павлова, дома 107, 109, 113, 11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Академика Павлова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54.332455</text:p>
          </table:table-cell>
          <table:table-cell table:style-name="ce1" office:value-type="string" calcext:value-type="string">
            <text:p>48.55074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Академика Павлова, дома 6, 8, 10, 32, 3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кадемика Сахарова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54.333551</text:p>
          </table:table-cell>
          <table:table-cell table:style-name="ce1" office:value-type="string" calcext:value-type="string">
            <text:p>48.47854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кадемика Сахарова, дома 6, 8, 10, 12, 14, 16, 1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Ульяновск</text:p>
          </table:table-cell>
          <table:table-cell table:style-name="ce3" office:value-type="string" calcext:value-type="string">
            <text:p>ул. Балтийская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54.333076</text:p>
          </table:table-cell>
          <table:table-cell table:style-name="ce3" office:value-type="string" calcext:value-type="string">
            <text:p>48.538017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string" calcext:value-type="string">
            <text:p>бетон</text:p>
          </table:table-cell>
          <table:table-cell table:style-name="ce3"/>
          <table:table-cell table:style-name="ce25" office:value-type="float" office:value="3" calcext:value-type="float">
            <text:p>3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3.3" calcext:value-type="float">
            <text:p>3,3</text:p>
          </table:table-cell>
          <table:table-cell table:style-name="ce3" table:number-columns-repeated="10"/>
          <table:table-cell table:style-name="ce3" office:value-type="string" calcext:value-type="string">
            <text:p>Администрация города Ульяновска, 1027301171446, ул. Кузнецова, дом 7</text:p>
          </table:table-cell>
          <table:table-cell table:style-name="ce3" office:value-type="string" calcext:value-type="string">
            <text:p>ул. Балтийская, дома 2, 4, 14, 19, 21</text:p>
          </table:table-cell>
          <table:table-cell table:number-columns-repeated="3"/>
          <table:table-cell table:style-name="ce42" table:number-columns-repeated="5"/>
          <table:table-cell table:number-columns-repeated="99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алтийская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4.3311</text:p>
          </table:table-cell>
          <table:table-cell table:style-name="ce1" office:value-type="string" calcext:value-type="string">
            <text:p>48.5393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алтийская, дома 1, 5, 8, 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алтийская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331553</text:p>
          </table:table-cell>
          <table:table-cell table:style-name="ce1" office:value-type="string" calcext:value-type="string">
            <text:p>48.535179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алтийская, дома 10, 11, 12, 1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алтийская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333349</text:p>
          </table:table-cell>
          <table:table-cell table:style-name="ce1" office:value-type="string" calcext:value-type="string">
            <text:p>48.54416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алтийская, дома 15, 1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алтийская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54.330618</text:p>
          </table:table-cell>
          <table:table-cell table:style-name="ce1" office:value-type="string" calcext:value-type="string">
            <text:p>48.5352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алтийская, дома 7, 17, 2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алтийская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54.332467</text:p>
          </table:table-cell>
          <table:table-cell table:style-name="ce1" office:value-type="string" calcext:value-type="string">
            <text:p>48.53078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алтийская, дом 2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ари Тарханова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54.390059</text:p>
          </table:table-cell>
          <table:table-cell table:style-name="ce1" office:value-type="string" calcext:value-type="string">
            <text:p>48.607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1"/>
          <table:table-cell table:style-name="ce1" office:value-type="string" calcext:value-type="string">
            <text:p>ул. Бари Тарханова, дом 4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ари Тарханова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string" calcext:value-type="string">
            <text:p>54.390086</text:p>
          </table:table-cell>
          <table:table-cell table:style-name="ce1" office:value-type="string" calcext:value-type="string">
            <text:p>48.6056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1"/>
          <table:table-cell table:style-name="ce1" office:value-type="string" calcext:value-type="string">
            <text:p>ул. Бари Тарханова, дом 5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рестская</text:p>
          </table:table-cell>
          <table:table-cell table:style-name="ce1" office:value-type="string" calcext:value-type="string">
            <text:p>78б</text:p>
          </table:table-cell>
          <table:table-cell table:style-name="ce1"/>
          <table:table-cell table:style-name="ce1" office:value-type="string" calcext:value-type="string">
            <text:p>54.358836</text:p>
          </table:table-cell>
          <table:table-cell table:style-name="ce1" office:value-type="string" calcext:value-type="string">
            <text:p>48.55479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рестская, дом 78 Б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9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string" calcext:value-type="string">
            <text:p>Ульяновск</text:p>
          </table:table-cell>
          <table:table-cell table:style-name="ce2" office:value-type="string" calcext:value-type="string">
            <text:p>ул. Врача Михайлова</text:p>
          </table:table-cell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2" office:value-type="string" calcext:value-type="string">
            <text:p>54.352401</text:p>
          </table:table-cell>
          <table:table-cell table:style-name="ce2" office:value-type="string" calcext:value-type="string">
            <text:p>48.5421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бетон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7.7" calcext:value-type="float">
            <text:p>7,7</text:p>
          </table:table-cell>
          <table:table-cell table:style-name="ce2" table:number-columns-repeated="7"/>
          <table:table-cell table:style-name="ce2" office:value-type="float" office:value="2" calcext:value-type="float">
            <text:p>2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string" calcext:value-type="string">
            <text:p>Администрация города Ульяновска, 1027301171446, ул. Кузнецова, дом 7</text:p>
          </table:table-cell>
          <table:table-cell table:style-name="ce2" office:value-type="string" calcext:value-type="string">
            <text:p>ул. Врача Михайлова, дома 31, 33, 35, ул. 40 летия Октября, дома 31, 33, 35</text:p>
          </table:table-cell>
          <table:table-cell table:number-columns-repeated="3"/>
          <table:table-cell table:style-name="ce41" table:number-columns-repeated="5"/>
          <table:table-cell table:number-columns-repeated="99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Ульяновск</text:p>
          </table:table-cell>
          <table:table-cell table:style-name="ce2" office:value-type="string" calcext:value-type="string">
            <text:p>ул. Врача Михайлова</text:p>
          </table:table-cell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2" office:value-type="string" calcext:value-type="string">
            <text:p>54.351962</text:p>
          </table:table-cell>
          <table:table-cell table:style-name="ce2" office:value-type="string" calcext:value-type="string">
            <text:p>48.53897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бетон</text:p>
          </table:table-cell>
          <table:table-cell table:style-name="ce2" office:value-type="string" calcext:value-type="string">
            <text:p>металл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8.8" calcext:value-type="float">
            <text:p>8,8</text:p>
          </table:table-cell>
          <table:table-cell table:style-name="ce2" table:number-columns-repeated="7"/>
          <table:table-cell table:style-name="ce2" office:value-type="float" office:value="2" calcext:value-type="float">
            <text:p>2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string" calcext:value-type="string">
            <text:p>Администрация города Ульяновска, 1027301171446, ул. Кузнецова, дом 7</text:p>
          </table:table-cell>
          <table:table-cell table:style-name="ce2" office:value-type="string" calcext:value-type="string">
            <text:p>ул. Врача Михайлова, дома 37, 39, 41, 41а, 43, 43а, 45</text:p>
          </table:table-cell>
          <table:table-cell table:number-columns-repeated="3"/>
          <table:table-cell table:style-name="ce41" table:number-columns-repeated="5"/>
          <table:table-cell table:number-columns-repeated="990"/>
        </table:table-row>
        <table:table-row table:style-name="ro10"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Ульяновск</text:p>
          </table:table-cell>
          <table:table-cell table:style-name="ce2" office:value-type="string" calcext:value-type="string">
            <text:p>ул. Врача Михайлова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string" calcext:value-type="string">
            <text:p>54.351366</text:p>
          </table:table-cell>
          <table:table-cell table:style-name="ce2" office:value-type="string" calcext:value-type="string">
            <text:p>48.53726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бетон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string" calcext:value-type="string">
            <text:p>Администрация города Ульяновска, 1027301171446, ул. Кузнецова, дом 7</text:p>
          </table:table-cell>
          <table:table-cell table:style-name="ce2" office:value-type="string" calcext:value-type="string">
            <text:p>ул. Врача Михайлова, дома 47, 49, пр-д Сиреневый, дома 10, 12, 14</text:p>
          </table:table-cell>
          <table:table-cell table:number-columns-repeated="3"/>
          <table:table-cell table:style-name="ce41" table:number-columns-repeated="5"/>
          <table:table-cell table:number-columns-repeated="990"/>
        </table:table-row>
        <table:table-row table:style-name="ro10"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Врача Сурова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54.392837</text:p>
          </table:table-cell>
          <table:table-cell table:style-name="ce1" office:value-type="string" calcext:value-type="string">
            <text:p>48.5854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Врача Сурова, дом 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енерала Тюленева</text:p>
          </table:table-cell>
          <table:table-cell table:style-name="ce1" office:value-type="string" calcext:value-type="string">
            <text:p>6б</text:p>
          </table:table-cell>
          <table:table-cell table:style-name="ce1"/>
          <table:table-cell table:style-name="ce1" office:value-type="string" calcext:value-type="string">
            <text:p>54.375608</text:p>
          </table:table-cell>
          <table:table-cell table:style-name="ce1" office:value-type="string" calcext:value-type="string">
            <text:p>48.5979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енерала Тюленева, дом 6б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имитрова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339402</text:p>
          </table:table-cell>
          <table:table-cell table:style-name="ce1" office:value-type="string" calcext:value-type="string">
            <text:p>48.54398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имитрова, дома 4, 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9"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Жуковского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54.341301</text:p>
          </table:table-cell>
          <table:table-cell table:style-name="ce1" office:value-type="string" calcext:value-type="string">
            <text:p>48.5486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Жуковского, дома 21, 23, 25, 27, ул. 9 Мая, дома 18, 19, 20, 21, 22, 23, 24, 25, 26, 27, 2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5"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Жуковского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string" calcext:value-type="string">
            <text:p>54.342774</text:p>
          </table:table-cell>
          <table:table-cell table:style-name="ce1" office:value-type="string" calcext:value-type="string">
            <text:p>48.5484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Жуковского, дома 29, 31, 33, 35, 37, ул. 9 Мая, дома 29, 30, 31, 32, 33, 34, 3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1"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string" calcext:value-type="string">
            <text:p>Ульяновск</text:p>
          </table:table-cell>
          <table:table-cell table:style-name="ce2" office:value-type="string" calcext:value-type="string">
            <text:p>ул. Жуковского</text:p>
          </table:table-cell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2" office:value-type="string" calcext:value-type="string">
            <text:p>54.347399</text:p>
          </table:table-cell>
          <table:table-cell table:style-name="ce2" office:value-type="string" calcext:value-type="string">
            <text:p>48.54779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бетон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4.4" calcext:value-type="float">
            <text:p>4,4</text:p>
          </table:table-cell>
          <table:table-cell table:style-name="ce2" table:number-columns-repeated="7"/>
          <table:table-cell table:style-name="ce2" office:value-type="float" office:value="2" calcext:value-type="float">
            <text:p>2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string" calcext:value-type="string">
            <text:p>Администрация города Ульяновска, 1027301171446, ул. Кузнецова, дом 7</text:p>
          </table:table-cell>
          <table:table-cell table:style-name="ce2" office:value-type="string" calcext:value-type="string">
            <text:p>ул. Жуковского, дома 59, 63, 65, 67, 69, 71, ул. 9 Мая, дома 59, 60, 61, 62, 63, 64, 65, 66, 67, 68, 69, 71, 73, 75</text:p>
          </table:table-cell>
          <table:table-cell table:number-columns-repeated="3"/>
          <table:table-cell table:style-name="ce41" table:number-columns-repeated="5"/>
          <table:table-cell table:number-columns-repeated="990"/>
        </table:table-row>
        <table:table-row table:style-name="ro12"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ул. Жуковского</text:p>
          </table:table-cell>
          <table:table-cell table:style-name="ce4" office:value-type="float" office:value="89" calcext:value-type="float">
            <text:p>89</text:p>
          </table:table-cell>
          <table:table-cell table:style-name="ce4"/>
          <table:table-cell table:style-name="ce4" office:value-type="string" calcext:value-type="string">
            <text:p>54.349697</text:p>
          </table:table-cell>
          <table:table-cell table:style-name="ce4" office:value-type="string" calcext:value-type="string">
            <text:p>48.54767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грунт</text:p>
          </table:table-cell>
          <table:table-cell table:style-name="ce4"/>
          <table:table-cell table:style-name="ce25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table:number-columns-repeated="7"/>
          <table:table-cell table:style-name="ce4" office:value-type="string" calcext:value-type="string">
            <text:p>Администрация города Ульяновска, 1027301171446, ул. Кузнецова, дом 7</text:p>
          </table:table-cell>
          <table:table-cell table:style-name="ce4" office:value-type="string" calcext:value-type="string">
            <text:p>ул. Московская, дома 4, 6, 8, ул. Жуковского, дома 73, 77, 79, 81, 83, 89, ул. 9 Мая, дома 72, 74, 76, 78, 80</text:p>
          </table:table-cell>
          <table:table-cell table:number-columns-repeated="3"/>
          <table:table-cell table:style-name="ce43" table:number-columns-repeated="5"/>
          <table:table-cell table:number-columns-repeated="99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string" calcext:value-type="string">
            <text:p>Ульяновск</text:p>
          </table:table-cell>
          <table:table-cell table:style-name="ce2" office:value-type="string" calcext:value-type="string">
            <text:p>пр-д Заводской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string" calcext:value-type="string">
            <text:p>54.327365</text:p>
          </table:table-cell>
          <table:table-cell table:style-name="ce2" office:value-type="string" calcext:value-type="string">
            <text:p>48.4785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бетон</text:p>
          </table:table-cell>
          <table:table-cell table:style-name="ce2" office:value-type="string" calcext:value-type="string">
            <text:p>металл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0"/>
          <table:table-cell table:style-name="ce2" office:value-type="string" calcext:value-type="string">
            <text:p>Администрация города Ульяновска, 1027301171446, ул. Кузнецова, дом 7</text:p>
          </table:table-cell>
          <table:table-cell table:style-name="ce2" office:value-type="string" calcext:value-type="string">
            <text:p>пр-д Заводской, дома 22, 26</text:p>
          </table:table-cell>
          <table:table-cell table:number-columns-repeated="3"/>
          <table:table-cell table:style-name="ce41" table:number-columns-repeated="5"/>
          <table:table-cell table:number-columns-repeated="990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Заречная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21460</text:p>
          </table:table-cell>
          <table:table-cell table:style-name="ce1" office:value-type="string" calcext:value-type="string">
            <text:p>48.47395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11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Заречная, дома 11, 27, 2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Заречная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54.321635</text:p>
          </table:table-cell>
          <table:table-cell table:style-name="ce1" office:value-type="string" calcext:value-type="string">
            <text:p>48.4726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Заречная, дом 2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string" calcext:value-type="string">
            <text:p>Ульяновск</text:p>
          </table:table-cell>
          <table:table-cell table:style-name="ce2" office:value-type="string" calcext:value-type="string">
            <text:p>ул. Калнина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54.330181</text:p>
          </table:table-cell>
          <table:table-cell table:style-name="ce2" office:value-type="string" calcext:value-type="string">
            <text:p>48.4699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бетон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4.5" calcext:value-type="float">
            <text:p>4,5</text:p>
          </table:table-cell>
          <table:table-cell table:style-name="ce2" table:number-columns-repeated="10"/>
          <table:table-cell table:style-name="ce2" office:value-type="string" calcext:value-type="string">
            <text:p>Администрация города Ульяновска, 1027301171446, ул. Кузнецова, дом 7</text:p>
          </table:table-cell>
          <table:table-cell table:style-name="ce2" office:value-type="string" calcext:value-type="string">
            <text:p>ул. Калнина, дома 2, 5, 6, 7, 8, 9, 11, ул. 1 Линия, ул. Офицерская</text:p>
          </table:table-cell>
          <table:table-cell table:number-columns-repeated="3"/>
          <table:table-cell table:style-name="ce41" table:number-columns-repeated="5"/>
          <table:table-cell table:number-columns-repeated="990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рбышева</text:p>
          </table:table-cell>
          <table:table-cell table:style-name="ce1" office:value-type="string" calcext:value-type="string">
            <text:p>2а</text:p>
          </table:table-cell>
          <table:table-cell table:style-name="ce1"/>
          <table:table-cell table:style-name="ce1" office:value-type="string" calcext:value-type="string">
            <text:p>54.376643</text:p>
          </table:table-cell>
          <table:table-cell table:style-name="ce1" office:value-type="string" calcext:value-type="string">
            <text:p>48.6004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бышева, дом 2 А, б-р Киевский, дом 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раснопролетарская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326761</text:p>
          </table:table-cell>
          <table:table-cell table:style-name="ce1" office:value-type="string" calcext:value-type="string">
            <text:p>48.4822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пролетарская, дом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раснопролетарская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326671</text:p>
          </table:table-cell>
          <table:table-cell table:style-name="ce1" office:value-type="string" calcext:value-type="string">
            <text:p>48.4832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пролетарская, дом 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string" calcext:value-type="string">
            <text:p>Ульяновск</text:p>
          </table:table-cell>
          <table:table-cell table:style-name="ce2" office:value-type="string" calcext:value-type="string">
            <text:p>ул. Краснопролетарская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54.331629</text:p>
          </table:table-cell>
          <table:table-cell table:style-name="ce2" office:value-type="string" calcext:value-type="string">
            <text:p>48.48290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бетон</text:p>
          </table:table-cell>
          <table:table-cell table:style-name="ce2" office:value-type="string" calcext:value-type="string">
            <text:p>металл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5.5" calcext:value-type="float">
            <text:p>5,5</text:p>
          </table:table-cell>
          <table:table-cell table:style-name="ce2" table:number-columns-repeated="7"/>
          <table:table-cell table:style-name="ce2" office:value-type="float" office:value="3" calcext:value-type="float">
            <text:p>3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string" calcext:value-type="string">
            <text:p>Администрация города Ульяновска, 1027301171446, ул. Кузнецова, дом 7</text:p>
          </table:table-cell>
          <table:table-cell table:style-name="ce2" office:value-type="string" calcext:value-type="string">
            <text:p>ул. Краснопролетарская, дома 9, 11, 13, ул. Металлистов, дом 17</text:p>
          </table:table-cell>
          <table:table-cell table:number-columns-repeated="3"/>
          <table:table-cell table:style-name="ce41" table:number-columns-repeated="5"/>
          <table:table-cell table:number-columns-repeated="990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раснопролетарская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54.330135</text:p>
          </table:table-cell>
          <table:table-cell table:style-name="ce1" office:value-type="string" calcext:value-type="string">
            <text:p>48.4843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66" calcext:value-type="float">
            <text:p>0,66</text:p>
          </table:table-cell>
          <table:table-cell table:style-name="ce1" office:value-type="float" office:value="1.32" calcext:value-type="float">
            <text:p>1,3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пролетарская, дом 10, 1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раснопролетарская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54.334508</text:p>
          </table:table-cell>
          <table:table-cell table:style-name="ce1" office:value-type="string" calcext:value-type="string">
            <text:p>48.4856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пролетарская, дом 1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string" calcext:value-type="string">
            <text:p>Ульяновск</text:p>
          </table:table-cell>
          <table:table-cell table:style-name="ce2" office:value-type="string" calcext:value-type="string">
            <text:p>ул. Краснопролетарская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string" calcext:value-type="string">
            <text:p>54.334294</text:p>
          </table:table-cell>
          <table:table-cell table:style-name="ce2" office:value-type="string" calcext:value-type="string">
            <text:p>48.48720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бетон</text:p>
          </table:table-cell>
          <table:table-cell table:style-name="ce2" office:value-type="string" calcext:value-type="string">
            <text:p>металл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4.4" calcext:value-type="float">
            <text:p>4,4</text:p>
          </table:table-cell>
          <table:table-cell table:style-name="ce2" table:number-columns-repeated="10"/>
          <table:table-cell table:style-name="ce2" office:value-type="string" calcext:value-type="string">
            <text:p>Администрация города Ульяновска, 1027301171446, ул. Кузнецова, дом 7</text:p>
          </table:table-cell>
          <table:table-cell table:style-name="ce2" office:value-type="string" calcext:value-type="string">
            <text:p>ул. Краснопролетарская, дома 26, 28, ул. Шоферов, дом 1а</text:p>
          </table:table-cell>
          <table:table-cell table:number-columns-repeated="3"/>
          <table:table-cell table:style-name="ce41" table:number-columns-repeated="5"/>
          <table:table-cell table:number-columns-repeated="990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енинградская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54.333655</text:p>
          </table:table-cell>
          <table:table-cell table:style-name="ce1" office:value-type="string" calcext:value-type="string">
            <text:p>48.47651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нинградская, дом 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енинградская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329377</text:p>
          </table:table-cell>
          <table:table-cell table:style-name="ce1" office:value-type="string" calcext:value-type="string">
            <text:p>48.47474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нинградская, дом 15, 1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енинградская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329639</text:p>
          </table:table-cell>
          <table:table-cell table:style-name="ce1" office:value-type="string" calcext:value-type="string">
            <text:p>48.4738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нинградская, дом 18, 20, 22, ул. 1 Лини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8"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енинградская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54.328101</text:p>
          </table:table-cell>
          <table:table-cell table:style-name="ce1" office:value-type="string" calcext:value-type="string">
            <text:p>48.4736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нинградская, дома 19, 21, ул. Советской Армии, дома 5, 6, 7, 8, 9, 10, 1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3"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д Менделеева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349966</text:p>
          </table:table-cell>
          <table:table-cell table:style-name="ce1" office:value-type="string" calcext:value-type="string">
            <text:p>48.5364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д Менделеева, дома 1, 4, 6, 8, пр-д Сиреневый, дома 2, 3, 6, 10, ул. Тельмана, дома 1, 3, 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4"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д Менделеева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54.350132</text:p>
          </table:table-cell>
          <table:table-cell table:style-name="ce1" office:value-type="string" calcext:value-type="string">
            <text:p>48.54094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д Менделеева, дома 14, 16, 18, ул. Тельмана, дома 11, 13, 15, ул. 40-летия Октября, дома 11, 13, 13а, 15/2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еталлистов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32780</text:p>
          </table:table-cell>
          <table:table-cell table:style-name="ce1" office:value-type="string" calcext:value-type="string">
            <text:p>48.473948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еталлистов, дома 1а, 2а, 3, 4, 5, 6, 10, 1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5"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еталлистов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330125</text:p>
          </table:table-cell>
          <table:table-cell table:style-name="ce1" office:value-type="string" calcext:value-type="string">
            <text:p>48.48625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еталлистов, дома 17, 19, ул. Краснопролетарская, дом 1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остостроителей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354203</text:p>
          </table:table-cell>
          <table:table-cell table:style-name="ce1" office:value-type="string" calcext:value-type="string">
            <text:p>48.5070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стостроителей, дома 1, 1 А, 3, 7, 9, 11, 13, 1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остостроителей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354799</text:p>
          </table:table-cell>
          <table:table-cell table:style-name="ce1" office:value-type="string" calcext:value-type="string">
            <text:p>48.5055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стостроителей, 2, 4, 6, 8, 10, 12, 14, 1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2"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остостроителей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54.352582</text:p>
          </table:table-cell>
          <table:table-cell table:style-name="ce1" office:value-type="string" calcext:value-type="string">
            <text:p>48.5061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стостроителей, дома 18, 19, 20, 20а, 21, 21а, 22, 22а, 23, 23а, 24, 25, 26, 26а, 27, 28, 28а, 29, 30, 3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остостроителей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54.350153</text:p>
          </table:table-cell>
          <table:table-cell table:style-name="ce1" office:value-type="string" calcext:value-type="string">
            <text:p>48.50677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стостроителей, дома 32, 34, 35, 37, 39, 41, 43, 44, 45, 46, 4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остостроителей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string" calcext:value-type="string">
            <text:p>54.348597</text:p>
          </table:table-cell>
          <table:table-cell table:style-name="ce1" office:value-type="string" calcext:value-type="string">
            <text:p>48.505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стостроителей, дома 42, 48, 49, 5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остостроителей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style-name="ce1" office:value-type="string" calcext:value-type="string">
            <text:p>54.347130</text:p>
          </table:table-cell>
          <table:table-cell table:style-name="ce1" office:value-type="string" calcext:value-type="string">
            <text:p>48.50561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стостроителей, дома 56, 58, 59, 60, 61, 6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остостроителей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style-name="ce1" office:value-type="string" calcext:value-type="string">
            <text:p>54.346343</text:p>
          </table:table-cell>
          <table:table-cell table:style-name="ce1" office:value-type="string" calcext:value-type="string">
            <text:p>48.5059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стостроителей, дома 63, 64, 65, 66, 66а, 67, 68, 68а, 69, 10, 70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5"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остостроителей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style-name="ce1" office:value-type="string" calcext:value-type="string">
            <text:p>54.344664</text:p>
          </table:table-cell>
          <table:table-cell table:style-name="ce1" office:value-type="string" calcext:value-type="string">
            <text:p>48.5060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стостроителей, дома 71, 72, 72а, 73, 74а, 75, 76а, 77, 78а, 79, 80а, 81, 8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6"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Нахимова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38300</text:p>
          </table:table-cell>
          <table:table-cell table:style-name="ce1" office:value-type="string" calcext:value-type="string">
            <text:p>48.52714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ахимова, дома 1, 2, 3, 4, 5, 6, 7, 8, 10, 1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Нахимова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341594</text:p>
          </table:table-cell>
          <table:table-cell table:style-name="ce1" office:value-type="string" calcext:value-type="string">
            <text:p>48.5344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ахимова, дом 1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Нахимова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54.342074</text:p>
          </table:table-cell>
          <table:table-cell table:style-name="ce1" office:value-type="string" calcext:value-type="string">
            <text:p>48.5374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ахимова, дом 1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Нахимова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54.342664</text:p>
          </table:table-cell>
          <table:table-cell table:style-name="ce1" office:value-type="string" calcext:value-type="string">
            <text:p>48.5381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ахимова, дом 2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Нахимова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54.343401</text:p>
          </table:table-cell>
          <table:table-cell table:style-name="ce1" office:value-type="string" calcext:value-type="string">
            <text:p>48.53824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ахимова, дом 2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Нахимова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54.342741</text:p>
          </table:table-cell>
          <table:table-cell table:style-name="ce1" office:value-type="string" calcext:value-type="string">
            <text:p>48.5382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ахимова, дом 2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б-р Новосондецкий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54.379406</text:p>
          </table:table-cell>
          <table:table-cell table:style-name="ce1" office:value-type="string" calcext:value-type="string">
            <text:p>48.5791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7" calcext:value-type="float">
            <text:p>0,77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б-р Новосондецкий, дом 1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десск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53712</text:p>
          </table:table-cell>
          <table:table-cell table:style-name="ce1" office:value-type="string" calcext:value-type="string">
            <text:p>48.55318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десская, дом 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десская</text:p>
          </table:table-cell>
          <table:table-cell table:style-name="ce1" office:value-type="string" calcext:value-type="string">
            <text:p>1а</text:p>
          </table:table-cell>
          <table:table-cell table:style-name="ce1"/>
          <table:table-cell table:style-name="ce1" office:value-type="string" calcext:value-type="string">
            <text:p>54.352637</text:p>
          </table:table-cell>
          <table:table-cell table:style-name="ce1" office:value-type="string" calcext:value-type="string">
            <text:p>48.55285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десская, дом 1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ренбургская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54.357497</text:p>
          </table:table-cell>
          <table:table-cell table:style-name="ce1" office:value-type="string" calcext:value-type="string">
            <text:p>48.53295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ренбургская, дома 30, 3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ренбургская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54.356594</text:p>
          </table:table-cell>
          <table:table-cell table:style-name="ce1" office:value-type="string" calcext:value-type="string">
            <text:p>48.5323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ренбургская, дома 40, 42, 3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ренбургская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54.349931</text:p>
          </table:table-cell>
          <table:table-cell table:style-name="ce1" office:value-type="string" calcext:value-type="string">
            <text:p>48.529308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ренбургская, дом 5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ренбургская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string" calcext:value-type="string">
            <text:p>54.348310</text:p>
          </table:table-cell>
          <table:table-cell table:style-name="ce1" office:value-type="string" calcext:value-type="string">
            <text:p>48.5302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ренбургская, дом 5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2">
          <table:table-cell table:style-name="ce1" office:value-type="float" office:value="73" calcext:value-type="float">
            <text:p>7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ионерская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54.330353</text:p>
          </table:table-cell>
          <table:table-cell table:style-name="ce1" office:value-type="string" calcext:value-type="string">
            <text:p>48.47679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ионерская, дома 10, 9, ул. Металлистов, дома 16, 18, ул. Почтовая, дом 2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ионерская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326267</text:p>
          </table:table-cell>
          <table:table-cell table:style-name="ce1" office:value-type="string" calcext:value-type="string">
            <text:p>48.47544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ионерская, дома 13, 15, 16, 1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"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очтовая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54.329633</text:p>
          </table:table-cell>
          <table:table-cell table:style-name="ce1" office:value-type="string" calcext:value-type="string">
            <text:p>48.4799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7" calcext:value-type="float">
            <text:p>7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7.7" calcext:value-type="float">
            <text:p>7,7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чтовая, дома 22, 24, 26, ул. Металлистов, дома 16, 18, 20, 22, ул. Пионерская, дома 7, 9, 11, ул. Краснопролетарская, дома 1, 1а, 3, 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ривокзальная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4.336136</text:p>
          </table:table-cell>
          <table:table-cell table:style-name="ce1" office:value-type="string" calcext:value-type="string">
            <text:p>48.534299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ивокзальная, дом 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ривокзальная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36379</text:p>
          </table:table-cell>
          <table:table-cell table:style-name="ce1" office:value-type="string" calcext:value-type="string">
            <text:p>48.53694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ивокзальная, дома 11, 13, 1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абоч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33325</text:p>
          </table:table-cell>
          <table:table-cell table:style-name="ce1" office:value-type="string" calcext:value-type="string">
            <text:p>48.49134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абочая, дома 1, 2, 3, 4, ул. Шоферов, дом 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абочая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54.334654</text:p>
          </table:table-cell>
          <table:table-cell table:style-name="ce1" office:value-type="string" calcext:value-type="string">
            <text:p>48.491261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абочая, дома 5, 6, 7, 8, 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оветской Армии</text:p>
          </table:table-cell>
          <table:table-cell table:style-name="ce1" office:value-type="string" calcext:value-type="string">
            <text:p><text:s/>1/9</text:p>
          </table:table-cell>
          <table:table-cell table:style-name="ce1"/>
          <table:table-cell table:style-name="ce1" office:value-type="string" calcext:value-type="string">
            <text:p>54.329582</text:p>
          </table:table-cell>
          <table:table-cell table:style-name="ce1" office:value-type="string" calcext:value-type="string">
            <text:p>48.4763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ионерская, дома 12, 14, ул. Советской Армии, дома 1/9, 2, 3,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олнечная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359057</text:p>
          </table:table-cell>
          <table:table-cell table:style-name="ce1" office:value-type="string" calcext:value-type="string">
            <text:p>48.54688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лнечная, дома 4, 6, 8, 12, 14, 1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портплощадь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54.327068</text:p>
          </table:table-cell>
          <table:table-cell table:style-name="ce1" office:value-type="string" calcext:value-type="string">
            <text:p>48.4704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портплощадь, дома 4, 6, 8, 2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танционная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54.337948</text:p>
          </table:table-cell>
          <table:table-cell table:style-name="ce1" office:value-type="string" calcext:value-type="string">
            <text:p>48.536033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нционная, дом 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ельмана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46405</text:p>
          </table:table-cell>
          <table:table-cell table:style-name="ce1" office:value-type="string" calcext:value-type="string">
            <text:p>48.53476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ельмана, дом 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ельмана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54.346500</text:p>
          </table:table-cell>
          <table:table-cell table:style-name="ce1" office:value-type="string" calcext:value-type="string">
            <text:p>48.5384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ельмана, дома 8, 10, 12, 14, 22, 24, 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ельмана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54.347016</text:p>
          </table:table-cell>
          <table:table-cell table:style-name="ce1" office:value-type="string" calcext:value-type="string">
            <text:p>48.54152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ельмана, дом 18, 20, 22, 46 ул. 40-летия Октября, дом 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ельмана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54.344649</text:p>
          </table:table-cell>
          <table:table-cell table:style-name="ce1" office:value-type="string" calcext:value-type="string">
            <text:p>48.539149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ельмана, дома 26, 28, 3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Туполева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1" office:value-type="string" calcext:value-type="string">
            <text:p>54.366193</text:p>
          </table:table-cell>
          <table:table-cell table:style-name="ce1" office:value-type="string" calcext:value-type="string">
            <text:p>48.5792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Туполева, дом 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Шоферов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54.331673</text:p>
          </table:table-cell>
          <table:table-cell table:style-name="ce1" office:value-type="string" calcext:value-type="string">
            <text:p>48.48712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Шоферов, дом 10, ул. Краснопролетарская, дома 20, 22, 16, 1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1 пер. Мелекесский и ул. Чкалова (за церковью)</text:p>
          </table:table-cell>
          <table:table-cell table:style-name="ce1" table:number-columns-repeated="2"/>
          <table:table-cell table:style-name="ce1" office:value-type="string" calcext:value-type="string">
            <text:p>54.343697</text:p>
          </table:table-cell>
          <table:table-cell table:style-name="ce1" office:value-type="string" calcext:value-type="string">
            <text:p>48.5585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12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елекесская, 1 пер. Мелекесский, 2 пер. Мелекес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7"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Волжская и ул. Тельмана</text:p>
          </table:table-cell>
          <table:table-cell table:style-name="ce1" table:number-columns-repeated="2"/>
          <table:table-cell table:style-name="ce1" office:value-type="string" calcext:value-type="string">
            <text:p>54.348841</text:p>
          </table:table-cell>
          <table:table-cell table:style-name="ce1" office:value-type="string" calcext:value-type="string">
            <text:p>48.5571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олжская, ул. Тельмана, <text:s text:c="15"/>ул. Марии Мусоровой, ул. Мелекес- ская, 3 пер. Советский, 4 пер. Совет- ский, пер. Партизанский, <text:s text:c="22"/>2 пер. Горького, 1 пер. Мелекесский, <text:s text:c="7"/>3 пер. Мелекес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1 ул. МТС и 2 ул. МТС</text:p>
          </table:table-cell>
          <table:table-cell table:style-name="ce1" table:number-columns-repeated="2"/>
          <table:table-cell table:style-name="ce1" office:value-type="string" calcext:value-type="string">
            <text:p>54.334251</text:p>
          </table:table-cell>
          <table:table-cell table:style-name="ce1" office:value-type="string" calcext:value-type="string">
            <text:p>48.55097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1 ул. МТС, 2 ул. МТС, 3 ул. МТС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40-летия Октября и ул. 8 Марта</text:p>
          </table:table-cell>
          <table:table-cell table:style-name="ce1" table:number-columns-repeated="2"/>
          <table:table-cell table:style-name="ce1" office:value-type="string" calcext:value-type="string">
            <text:p>54.339671</text:p>
          </table:table-cell>
          <table:table-cell table:style-name="ce1" office:value-type="string" calcext:value-type="string">
            <text:p>48.545618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40-летия Октября, ул. 8 Марта, ул. 9 М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7"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40-летия Октября и ул. Панферова</text:p>
          </table:table-cell>
          <table:table-cell table:style-name="ce1" table:number-columns-repeated="2"/>
          <table:table-cell table:style-name="ce1" office:value-type="string" calcext:value-type="string">
            <text:p>54.355824</text:p>
          </table:table-cell>
          <table:table-cell table:style-name="ce1" office:value-type="string" calcext:value-type="string">
            <text:p>48.53877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40-летия Октября, ул. Панферова, 1 пер. 9 Мая, 2 пер. 9 Мая, 1 пер. Калининград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5" office:value-type="float" office:value="95" calcext:value-type="float">
            <text:p>95</text:p>
          </table:table-cell>
          <table:table-cell table:number-columns-repeated="2" table:style-name="ce5" office:value-type="string" calcext:value-type="string">
            <text:p>Ульяновск</text:p>
          </table:table-cell>
          <table:table-cell table:style-name="ce5" office:value-type="string" calcext:value-type="string">
            <text:p>пересечение ул. Волжская и ул. XIX Партсъезда</text:p>
            <text:p>(ЛИКВИДИРОВАНА)</text:p>
          </table:table-cell>
          <table:table-cell table:style-name="ce5" table:number-columns-repeated="2"/>
          <table:table-cell table:style-name="ce5" office:value-type="string" calcext:value-type="string">
            <text:p>54.346913</text:p>
          </table:table-cell>
          <table:table-cell table:style-name="ce5" office:value-type="string" calcext:value-type="string">
            <text:p>48.55697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асфальт</text:p>
          </table:table-cell>
          <table:table-cell table:style-name="ce5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2.2" calcext:value-type="float">
            <text:p>2,2</text:p>
          </table:table-cell>
          <table:table-cell table:style-name="ce5" table:number-columns-repeated="10"/>
          <table:table-cell table:style-name="ce5" office:value-type="string" calcext:value-type="string">
            <text:p>Администрация города Ульяновска, 1027301171446, ул. Кузнецова, дом 7</text:p>
          </table:table-cell>
          <table:table-cell table:style-name="ce5" office:value-type="string" calcext:value-type="string">
            <text:p>ул. Волжская, ул. XIX Партсъезда, ул. Мелекесская, 1 пер. Мелекесский, 3 пер. Мелекесский, 3 пер. Советский, 4 пер. Советский, пер. XIX Партсъезда, пер. 9 Января 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8">
          <table:table-cell table:style-name="ce1" office:value-type="float" office:value="96" calcext:value-type="float">
            <text:p>9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Волжская и ул. 8 Марта</text:p>
          </table:table-cell>
          <table:table-cell table:style-name="ce1" table:number-columns-repeated="2"/>
          <table:table-cell table:style-name="ce1" office:value-type="string" calcext:value-type="string">
            <text:p>54.340287</text:p>
          </table:table-cell>
          <table:table-cell table:style-name="ce1" office:value-type="string" calcext:value-type="string">
            <text:p>48.5577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олжская, ул. 8 Марта, ул. Мелекесская, 1 пер. Мелекесский, 2 пер. Мелекесский, 2 пер. Восточный, 4 пер. Советский, 1 пер. Победы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4">
          <table:table-cell table:style-name="ce1" office:value-type="float" office:value="97" calcext:value-type="float">
            <text:p>9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Волжская и ул. Волгоградская</text:p>
          </table:table-cell>
          <table:table-cell table:style-name="ce1" table:number-columns-repeated="2"/>
          <table:table-cell table:style-name="ce1" office:value-type="string" calcext:value-type="string">
            <text:p>54.345233</text:p>
          </table:table-cell>
          <table:table-cell table:style-name="ce1" office:value-type="string" calcext:value-type="string">
            <text:p>48.5571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олжская,ул. Волгоградская, ул. Ломоносова, 1 пер. Мелекесский, 3 пер. Мелекесский, 3 пер. Советский, 4 пер. Советский, пер. Добролюб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4"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Волжская и ул. Лизы Чайкиной</text:p>
          </table:table-cell>
          <table:table-cell table:style-name="ce1" table:number-columns-repeated="2"/>
          <table:table-cell table:style-name="ce1" office:value-type="string" calcext:value-type="string">
            <text:p>54.341960</text:p>
          </table:table-cell>
          <table:table-cell table:style-name="ce1" office:value-type="string" calcext:value-type="string">
            <text:p>48.5575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олжская, ул. Лизы Чайкиной, <text:s/>ул. Мелекесская, 1 пер. Мелекесский, 2 пер. Мелекесский, 4 пер. Советский, 2 пер. Победы, пер. Великан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8"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Волжская и ул. Чкалова</text:p>
          </table:table-cell>
          <table:table-cell table:style-name="ce1" table:number-columns-repeated="2"/>
          <table:table-cell table:style-name="ce1" office:value-type="string" calcext:value-type="string">
            <text:p>54.343636</text:p>
          </table:table-cell>
          <table:table-cell table:style-name="ce1" office:value-type="string" calcext:value-type="string">
            <text:p>48.5573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олжская, ул. Чкалова, ул. Ломоносова, 2 пер. Мелекесский, <text:s text:c="6"/>3 пер. Советский, 4 пер. Советский, пер. Сурик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9"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Врача Михайлова и ул. Котовского</text:p>
          </table:table-cell>
          <table:table-cell table:style-name="ce1" table:number-columns-repeated="2"/>
          <table:table-cell table:style-name="ce1" office:value-type="string" calcext:value-type="string">
            <text:p>54.353421</text:p>
          </table:table-cell>
          <table:table-cell table:style-name="ce1" office:value-type="string" calcext:value-type="string">
            <text:p>48.550163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беды, ул. Врача Михайлова, ул. Котовского, ул. Одесская, 1 пер. Советский, 1 пер. Огарева, 2 пер. Огар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0">
          <table:table-cell table:style-name="ce1" office:value-type="float" office:value="101" calcext:value-type="float">
            <text:p>10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Димитрова и ул. Волжская</text:p>
          </table:table-cell>
          <table:table-cell table:style-name="ce1" table:number-columns-repeated="2"/>
          <table:table-cell table:style-name="ce1" office:value-type="string" calcext:value-type="string">
            <text:p>54.338708</text:p>
          </table:table-cell>
          <table:table-cell table:style-name="ce1" office:value-type="string" calcext:value-type="string">
            <text:p>48.55772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имитрова, ул. Волжская, ул. Мелекесская, 4 пер. Советский, 1 пер. Восточный, 1 пер. Мелекесский, 2 пер. Мелекес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1">
          <table:table-cell table:style-name="ce1" office:value-type="float" office:value="102" calcext:value-type="float">
            <text:p>10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Димитрова и ул. Победы</text:p>
          </table:table-cell>
          <table:table-cell table:style-name="ce1" table:number-columns-repeated="2"/>
          <table:table-cell table:style-name="ce1" office:value-type="string" calcext:value-type="string">
            <text:p>54.338586</text:p>
          </table:table-cell>
          <table:table-cell table:style-name="ce1" office:value-type="string" calcext:value-type="string">
            <text:p>48.55359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имитрова, ул. Победы, пер. Хахарева, 2 пер. Советский, 3 пер. Советский, 1 пер. Восточный, 2 пер. Восточны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2"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кресток ул. Жуковского и пер. Горького, пер. Тузова</text:p>
          </table:table-cell>
          <table:table-cell table:style-name="ce1" table:number-columns-repeated="2"/>
          <table:table-cell table:style-name="ce1" office:value-type="string" calcext:value-type="string">
            <text:p>54.345906</text:p>
          </table:table-cell>
          <table:table-cell table:style-name="ce1" office:value-type="string" calcext:value-type="string">
            <text:p>48.5496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9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беды, 1 пер. Советский, 2 пер. Советский, 3 пер. Советский, 1 пер. Горького, пер. Туз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3"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кресток ул. Жуковского и пер. Партизанский (у "Магнита")</text:p>
          </table:table-cell>
          <table:table-cell table:style-name="ce1" table:number-columns-repeated="2"/>
          <table:table-cell table:style-name="ce1" office:value-type="string" calcext:value-type="string">
            <text:p>54.348062</text:p>
          </table:table-cell>
          <table:table-cell table:style-name="ce1" office:value-type="string" calcext:value-type="string">
            <text:p>48.548603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ельмана, ул. Победы, 1 пер. Советский, 2 пер. Советский, 3 пер. Советский, пер. Партизанский, пер. 9 Января, пер. Ушак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4">
          <table:table-cell table:style-name="ce1" office:value-type="float" office:value="105" calcext:value-type="float">
            <text:p>10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кресток ул. Жуковского и пер. Хахарева</text:p>
          </table:table-cell>
          <table:table-cell table:style-name="ce1" table:number-columns-repeated="2"/>
          <table:table-cell table:style-name="ce1" office:value-type="string" calcext:value-type="string">
            <text:p>54.339028</text:p>
          </table:table-cell>
          <table:table-cell table:style-name="ce1" office:value-type="string" calcext:value-type="string">
            <text:p>48.54976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имитрова, 1 пер Советский, 2 пер. Советский, пер. Хахарева, пер. Степан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4">
          <table:table-cell table:style-name="ce1" office:value-type="float" office:value="106" calcext:value-type="float">
            <text:p>10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кресток ул. Жуковского и ул. 19-го Партсъезда</text:p>
          </table:table-cell>
          <table:table-cell table:style-name="ce1" table:number-columns-repeated="2"/>
          <table:table-cell table:style-name="ce1" office:value-type="string" calcext:value-type="string">
            <text:p>54.346730</text:p>
          </table:table-cell>
          <table:table-cell table:style-name="ce1" office:value-type="string" calcext:value-type="string">
            <text:p>48.5486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9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XIX Партсъезда, ул. Победы, 1 пер. Советский, 2 пер. Советский, 3 пер. Советский, пер. 9 Январ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0">
          <table:table-cell table:style-name="ce1" office:value-type="float" office:value="107" calcext:value-type="float">
            <text:p>10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кресток ул. Жуковского и ул. 8-го Марта</text:p>
          </table:table-cell>
          <table:table-cell table:style-name="ce1" table:number-columns-repeated="2"/>
          <table:table-cell table:style-name="ce1" office:value-type="string" calcext:value-type="string">
            <text:p>54.340081</text:p>
          </table:table-cell>
          <table:table-cell table:style-name="ce1" office:value-type="string" calcext:value-type="string">
            <text:p>48.5496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8 Марта, 1 пер. Советский, 2 пер. Советский, 1 пер. Победы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кресток ул. Жуковского и ул. Волгоградская (напротив дома 6)</text:p>
          </table:table-cell>
          <table:table-cell table:style-name="ce1" table:number-columns-repeated="2"/>
          <table:table-cell table:style-name="ce1" office:value-type="string" calcext:value-type="string">
            <text:p>54.344934</text:p>
          </table:table-cell>
          <table:table-cell table:style-name="ce1" office:value-type="string" calcext:value-type="string">
            <text:p>48.5497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олгограддская, ул. Победы, ул. Ломоносова, 1 пер. Советский, 2 пер. Советский, 3 пер. Советский, 1 пер. Горь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5">
          <table:table-cell table:style-name="ce1" office:value-type="float" office:value="109" calcext:value-type="float">
            <text:p>10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кресток ул. Жуковского и ул. Лизы Чайкиной</text:p>
          </table:table-cell>
          <table:table-cell table:style-name="ce1" table:number-columns-repeated="2"/>
          <table:table-cell table:style-name="ce1" office:value-type="string" calcext:value-type="string">
            <text:p>54.341631</text:p>
          </table:table-cell>
          <table:table-cell table:style-name="ce1" office:value-type="string" calcext:value-type="string">
            <text:p>48.54966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изы Чайкиной, 1 пер. Советский, 2 пер. Советский, 1 пер. Молодежный, 2 пер. Победы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6">
          <table:table-cell table:style-name="ce1" office:value-type="float" office:value="110" calcext:value-type="float">
            <text:p>11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кресток ул. Жуковского и ул. Московская (напротив дома 5а)</text:p>
          </table:table-cell>
          <table:table-cell table:style-name="ce1" table:number-columns-repeated="2"/>
          <table:table-cell table:style-name="ce1" office:value-type="string" calcext:value-type="string">
            <text:p>54.350747</text:p>
          </table:table-cell>
          <table:table-cell table:style-name="ce1" office:value-type="string" calcext:value-type="string">
            <text:p>48.54817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сковская, ул. Победы, ул. Котовского, ул. 9 Мая, 1 пер. Советский, 2 пер. Советский, 3 пер. Советский, 4 пер. Советский, пер. Ушакова, 2 пер. Горького, 1 пер. Огарева, 2 пер. Огар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9"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кресток ул. Жуковского и ул. Чкалова</text:p>
          </table:table-cell>
          <table:table-cell table:style-name="ce1" table:number-columns-repeated="2"/>
          <table:table-cell table:style-name="ce1" office:value-type="string" calcext:value-type="string">
            <text:p>54.343279</text:p>
          </table:table-cell>
          <table:table-cell table:style-name="ce1" office:value-type="string" calcext:value-type="string">
            <text:p>48.5495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Чкалова, ул. Победы, ул. Ломоносова, 1 пер. Советский, 2 пер. Советский, 3 пер. Советский, 1 пер. Молодежный, 2 пер. Молодежны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4">
          <table:table-cell table:style-name="ce1" office:value-type="float" office:value="112" calcext:value-type="float">
            <text:p>11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кресток ул. Победы и 1-й пер. Победы (напротив дома 21)</text:p>
          </table:table-cell>
          <table:table-cell table:style-name="ce1" table:number-columns-repeated="2"/>
          <table:table-cell table:style-name="ce1" office:value-type="string" calcext:value-type="string">
            <text:p>54.340806</text:p>
          </table:table-cell>
          <table:table-cell table:style-name="ce1" office:value-type="string" calcext:value-type="string">
            <text:p>48.55578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беды, ул. 8 Марта, ул. Чайкиной, 2 пер. Советский, 3 пер. Советский, 1 пер. Победы, 2 пер. Победы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л. Академика Тулайкова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54.330158</text:p>
          </table:table-cell>
          <table:table-cell table:style-name="ce1" office:value-type="string" calcext:value-type="string">
            <text:p>48.5681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лощадь Академика Тулайк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14" calcext:value-type="float">
            <text:p>11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1 Мая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330022</text:p>
          </table:table-cell>
          <table:table-cell table:style-name="ce1" office:value-type="string" calcext:value-type="string">
            <text:p>48.500429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1 М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15" calcext:value-type="float">
            <text:p>11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1 Мая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54.330538</text:p>
          </table:table-cell>
          <table:table-cell table:style-name="ce1" office:value-type="string" calcext:value-type="string">
            <text:p>48.50028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1 Мая, пер.1 М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16" calcext:value-type="float">
            <text:p>11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2 ул МТС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334668</text:p>
          </table:table-cell>
          <table:table-cell table:style-name="ce1" office:value-type="string" calcext:value-type="string">
            <text:p>48.55461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2 ул. МТС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4">
          <table:table-cell table:style-name="ce1" office:value-type="float" office:value="117" calcext:value-type="float">
            <text:p>11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40-летия Октября (Оренбургская, д. 34 А )</text:p>
          </table:table-cell>
          <table:table-cell table:style-name="ce1" office:value-type="float" office:value="136" calcext:value-type="float">
            <text:p>136</text:p>
          </table:table-cell>
          <table:table-cell table:style-name="ce1"/>
          <table:table-cell table:style-name="ce1" office:value-type="string" calcext:value-type="string">
            <text:p>54.356453</text:p>
          </table:table-cell>
          <table:table-cell table:style-name="ce1" office:value-type="string" calcext:value-type="string">
            <text:p>48.537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12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40 летия-Октября, ул. Оренбургская, ул. Калининградская, 2 пер. Калининградский, 2 пер. Гладышева, 3 пер. Гладышева, 4 пер. Гладыш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40-летия Октября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54.342849</text:p>
          </table:table-cell>
          <table:table-cell table:style-name="ce1" office:value-type="string" calcext:value-type="string">
            <text:p>48.54527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40-летия Октября, ул. 9 М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40-летия Октября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54.345389</text:p>
          </table:table-cell>
          <table:table-cell table:style-name="ce1" office:value-type="string" calcext:value-type="string">
            <text:p>48.545003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40-летия Октября, ул. 9 Мая, ул. Тельма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4 Пятилетки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329114</text:p>
          </table:table-cell>
          <table:table-cell table:style-name="ce1" office:value-type="string" calcext:value-type="string">
            <text:p>48.557286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4 пятилетки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21" calcext:value-type="float">
            <text:p>12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кадемика Павлова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333504</text:p>
          </table:table-cell>
          <table:table-cell table:style-name="ce1" office:value-type="string" calcext:value-type="string">
            <text:p>48.52829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кадемика Павлова, ул. Майская гора, ул. Крайняя, пер. Крайн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1">
          <table:table-cell table:style-name="ce1" office:value-type="float" office:value="122" calcext:value-type="float">
            <text:p>12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рестская</text:p>
          </table:table-cell>
          <table:table-cell table:style-name="ce1" office:value-type="string" calcext:value-type="string">
            <text:p>18а</text:p>
          </table:table-cell>
          <table:table-cell table:style-name="ce1"/>
          <table:table-cell table:style-name="ce1" office:value-type="string" calcext:value-type="string">
            <text:p>54.352040</text:p>
          </table:table-cell>
          <table:table-cell table:style-name="ce1" office:value-type="string" calcext:value-type="string">
            <text:p>48.5605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рестская, ул. 40-летия Комсомола, ул. Днепропетровская, ул. Марии Мусоровой, ул. Светлая, ул. Языкова, 1 пер. Тимуровский, 2 пер. Одесский, 3 пер. Одесский, 1 пер. Днепропетровский, 2 пер. Днепропетровский, 3 пер. Днепропетровский, пер. Нахимова, 1 пер. Светлый, 2 пер. Светлый, 3 пер. Светлый, пер. Язык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3">
          <table:table-cell table:style-name="ce1"/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рестская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54.355634</text:p>
          </table:table-cell>
          <table:table-cell table:style-name="ce1" office:value-type="string" calcext:value-type="string">
            <text:p>48.55926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рестская, ул. Марии Мусоровой, ул. Языкова, 2 пер. Тимуровский, 1 пер. Деева, 2 пер. Деева, 1 пер. Брестский, 2 пер. Брестский, 3 пер. Брест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7">
          <table:table-cell table:style-name="ce5" office:value-type="float" office:value="124" calcext:value-type="float">
            <text:p>124</text:p>
          </table:table-cell>
          <table:table-cell table:number-columns-repeated="2" table:style-name="ce5" office:value-type="string" calcext:value-type="string">
            <text:p>Ульяновск</text:p>
          </table:table-cell>
          <table:table-cell table:style-name="ce5" office:value-type="string" calcext:value-type="string">
            <text:p>ул. Гладышева</text:p>
            <text:p>(ЛИКВИДИРОВАНА)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54.357084</text:p>
          </table:table-cell>
          <table:table-cell table:style-name="ce5" office:value-type="string" calcext:value-type="string">
            <text:p>48.5426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асфальт</text:p>
          </table:table-cell>
          <table:table-cell table:style-name="ce5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2.2" calcext:value-type="float">
            <text:p>2,2</text:p>
          </table:table-cell>
          <table:table-cell table:style-name="ce5" table:number-columns-repeated="10"/>
          <table:table-cell table:style-name="ce5" office:value-type="string" calcext:value-type="string">
            <text:p>Администрация города Ульяновска, 1027301171446, ул. Кузнецова, дом 7</text:p>
          </table:table-cell>
          <table:table-cell table:style-name="ce5" office:value-type="string" calcext:value-type="string">
            <text:p>ул. Гладышева, ул. Солнечная, ул. 9 Мая, 1 пер. 9 Мая, 1 пер. Калининградский, 1 пер. Гладышева, 1 пер. Полевой, 2 пер. Полевой 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3">
          <table:table-cell table:style-name="ce1" office:value-type="float" office:value="125" calcext:value-type="float">
            <text:p>12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анферова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1" office:value-type="string" calcext:value-type="string">
            <text:p>54.356129</text:p>
          </table:table-cell>
          <table:table-cell table:style-name="ce1" office:value-type="string" calcext:value-type="string">
            <text:p>48.54134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ладышева, ул. 40-летия Октября, ул. 9 Мая, ул. Панферова, ул. Врача Михайлова, 1 пер. 9 Мая, 2 пер. 9 Мая, 3 пер. 9 Мая, 4 пер. 9 Мая, пер. Широ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26" calcext:value-type="float">
            <text:p>12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усева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37355</text:p>
          </table:table-cell>
          <table:table-cell table:style-name="ce1" office:value-type="string" calcext:value-type="string">
            <text:p>48.5377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ус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27" calcext:value-type="float">
            <text:p>12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ерхнечасовенная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54.331463</text:p>
          </table:table-cell>
          <table:table-cell table:style-name="ce1" office:value-type="string" calcext:value-type="string">
            <text:p>48.57245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ерхнечасовенная, ул. Дружная, ул. Приво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линина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54.330045</text:p>
          </table:table-cell>
          <table:table-cell table:style-name="ce1" office:value-type="string" calcext:value-type="string">
            <text:p>48.49648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лин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29" calcext:value-type="float">
            <text:p>12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оролевская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328735</text:p>
          </table:table-cell>
          <table:table-cell table:style-name="ce1" office:value-type="string" calcext:value-type="string">
            <text:p>48.56933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оролевская, ул. Новослобод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30" calcext:value-type="float">
            <text:p>13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оряков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28700</text:p>
          </table:table-cell>
          <table:table-cell table:style-name="ce1" office:value-type="string" calcext:value-type="string">
            <text:p>48.56064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ряков, ул. Лун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31" calcext:value-type="float">
            <text:p>13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Нов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26342</text:p>
          </table:table-cell>
          <table:table-cell table:style-name="ce1" office:value-type="string" calcext:value-type="string">
            <text:p>48.572129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овая, 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1">
          <table:table-cell table:style-name="ce1" office:value-type="float" office:value="132" calcext:value-type="float">
            <text:p>13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десская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352485</text:p>
          </table:table-cell>
          <table:table-cell table:style-name="ce1" office:value-type="string" calcext:value-type="string">
            <text:p>48.55303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десская, ул. 40 летия Комсомола, 1-й пер. Одесский, пер. 40 летия Комсомола, 1-й пер. Тимуровский, 2-й пер. Тимуров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2">
          <table:table-cell table:style-name="ce1" office:value-type="float" office:value="133" calcext:value-type="float">
            <text:p>13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десская (перекресток улиц Одесская и Тимуровская)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51702</text:p>
          </table:table-cell>
          <table:table-cell table:style-name="ce1" office:value-type="string" calcext:value-type="string">
            <text:p>48.5544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десская, ул. Московская, ул. 40-летия Комсомола, ул. Победы, 3 пер. Советский, 4 пер. Советский, пер. 40- летия Комсомола, 2 пер. Одесский, 3 пер. Совет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4">
          <table:table-cell table:style-name="ce1" office:value-type="float" office:value="134" calcext:value-type="float">
            <text:p>13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десская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352180</text:p>
          </table:table-cell>
          <table:table-cell table:style-name="ce1" office:value-type="string" calcext:value-type="string">
            <text:p>48.55301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десская, ул. Московская, ул. Победы, ул. Котовского, 1 пер. Одес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1">
          <table:table-cell table:style-name="ce1" office:value-type="float" office:value="135" calcext:value-type="float">
            <text:p>13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десская</text:p>
          </table:table-cell>
          <table:table-cell table:style-name="ce1" office:value-type="string" calcext:value-type="string">
            <text:p>23а</text:p>
          </table:table-cell>
          <table:table-cell table:style-name="ce1"/>
          <table:table-cell table:style-name="ce1" office:value-type="string" calcext:value-type="string">
            <text:p>54.35012</text:p>
          </table:table-cell>
          <table:table-cell table:style-name="ce1" office:value-type="string" calcext:value-type="string">
            <text:p>48.557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десская, ул. Брестская, ул. Марии Мусоровой, ул. 40-летия Комсомола, ул. Мелекесская, 3 пер. Советский, 4 пер. Советский, 2 пер. Максима Горького, 3 пер. Одесский, 1 пер. Днепро-Петровский, 2 пер. Днепро-Петровский, 3 пер. Днепропетровский, пер. Чердаклин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3">
          <table:table-cell table:style-name="ce1" office:value-type="float" office:value="136" calcext:value-type="float">
            <text:p>13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десская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style-name="ce1" office:value-type="string" calcext:value-type="string">
            <text:p>54.347153</text:p>
          </table:table-cell>
          <table:table-cell table:style-name="ce1" office:value-type="string" calcext:value-type="string">
            <text:p>48.5624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десская, ул. Мелекесская, ул. XIX Партсъезда, ул. 40-летия Комсомола, ул. Чердаклинская, ул. Сакко и Ванцетти, 1 пер. Мелекесский, пер. Волгоградский, 3 пер. Днепропетровский, пер. Чердаклин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37" calcext:value-type="float">
            <text:p>13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анферова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356168</text:p>
          </table:table-cell>
          <table:table-cell table:style-name="ce1" office:value-type="string" calcext:value-type="string">
            <text:p>48.55312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анферова, ул. Деева, 1 пер. Де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38" calcext:value-type="float">
            <text:p>13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анферова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56442</text:p>
          </table:table-cell>
          <table:table-cell table:style-name="ce1" office:value-type="string" calcext:value-type="string">
            <text:p>48.55172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анферова, 1 пер. Деева, пер. Крас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4">
          <table:table-cell table:style-name="ce1" office:value-type="float" office:value="139" calcext:value-type="float">
            <text:p>13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анферова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54.356429</text:p>
          </table:table-cell>
          <table:table-cell table:style-name="ce1" office:value-type="string" calcext:value-type="string">
            <text:p>48.54834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6"/>
          <table:table-cell table:style-name="ce28"/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анферова, ул. 9 Мая, ул. Котовского, ул. Врача Михайлова, ул. Солнечная, пер. Кольцевой, 1 пер. Полевой, 2 пер. Полевой, 1 пер. 9 Мая</text:p>
          </table:table-cell>
          <table:table-cell table:number-columns-repeated="3"/>
          <table:table-cell table:style-name="ce44" table:number-columns-repeated="5"/>
          <table:table-cell table:number-columns-repeated="990"/>
        </table:table-row>
        <table:table-row table:style-name="ro2">
          <table:table-cell table:style-name="ce1" office:value-type="float" office:value="140" calcext:value-type="float">
            <text:p>14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адов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36964</text:p>
          </table:table-cell>
          <table:table-cell table:style-name="ce1" office:value-type="string" calcext:value-type="string">
            <text:p>48.53439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ад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41" calcext:value-type="float">
            <text:p>14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вердлова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333979</text:p>
          </table:table-cell>
          <table:table-cell table:style-name="ce1" office:value-type="string" calcext:value-type="string">
            <text:p>48.501456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вердлова, ул. 1 М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42" calcext:value-type="float">
            <text:p>14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вердлова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54.332360</text:p>
          </table:table-cell>
          <table:table-cell table:style-name="ce1" office:value-type="string" calcext:value-type="string">
            <text:p>48.50013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вердлова, пер. 1 М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43" calcext:value-type="float">
            <text:p>14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вердлова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54.330277</text:p>
          </table:table-cell>
          <table:table-cell table:style-name="ce1" office:value-type="string" calcext:value-type="string">
            <text:p>48.498603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вердл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44" calcext:value-type="float">
            <text:p>14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вердлова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54.329521</text:p>
          </table:table-cell>
          <table:table-cell table:style-name="ce1" office:value-type="string" calcext:value-type="string">
            <text:p>48.497783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вердл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4">
          <table:table-cell table:style-name="ce1" office:value-type="float" office:value="145" calcext:value-type="float">
            <text:p>14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олнечная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54.358137</text:p>
          </table:table-cell>
          <table:table-cell table:style-name="ce1" office:value-type="string" calcext:value-type="string">
            <text:p>48.5533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лнечная, ул. Брестская, ул. Деева, 1 пер. Полевой, 2 пер. Полевой, 1 пер. Деева, 2 пер. Де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2">
          <table:table-cell table:style-name="ce1" office:value-type="float" office:value="146" calcext:value-type="float">
            <text:p>14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олнечная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table:style-name="ce1" office:value-type="string" calcext:value-type="string">
            <text:p>54.359078</text:p>
          </table:table-cell>
          <table:table-cell table:style-name="ce1" office:value-type="string" calcext:value-type="string">
            <text:p>48.5404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лнечная, 1 пер. Гладышева, 1 пер. Калининградский, 2 пер. Калининград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8">
          <table:table-cell table:style-name="ce1" office:value-type="float" office:value="147" calcext:value-type="float">
            <text:p>14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олнечная</text:p>
          </table:table-cell>
          <table:table-cell table:style-name="ce1" office:value-type="float" office:value="119" calcext:value-type="float">
            <text:p>119</text:p>
          </table:table-cell>
          <table:table-cell table:style-name="ce1"/>
          <table:table-cell table:style-name="ce1" office:value-type="string" calcext:value-type="string">
            <text:p>54.360321</text:p>
          </table:table-cell>
          <table:table-cell table:style-name="ce1" office:value-type="string" calcext:value-type="string">
            <text:p>48.5381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лнечная, ул. Оренбургская, 1 пер. Гладышева, 2 пер. Гладышева, 3 пер. Гладышева, 4 пер. Гладыш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48" calcext:value-type="float">
            <text:p>14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танционн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36987</text:p>
          </table:table-cell>
          <table:table-cell table:style-name="ce1" office:value-type="string" calcext:value-type="string">
            <text:p>48.53601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нцион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49" calcext:value-type="float">
            <text:p>14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енист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36930</text:p>
          </table:table-cell>
          <table:table-cell table:style-name="ce1" office:value-type="string" calcext:value-type="string">
            <text:p>48.529296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енист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4">
          <table:table-cell table:style-name="ce1" office:value-type="float" office:value="150" calcext:value-type="float">
            <text:p>15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имуровская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54.355144</text:p>
          </table:table-cell>
          <table:table-cell table:style-name="ce1" office:value-type="string" calcext:value-type="string">
            <text:p>48.55483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имуровская, ул. Деева, пер. 40-летия Комсомола, 2 пер. Тимуровский, 3 пер. Тимуровский, 1 пер. Деева, 1 пер. Одес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51" calcext:value-type="float">
            <text:p>15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их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37030</text:p>
          </table:table-cell>
          <table:table-cell table:style-name="ce1" office:value-type="string" calcext:value-type="string">
            <text:p>48.53316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их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52" calcext:value-type="float">
            <text:p>15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Ясн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29357</text:p>
          </table:table-cell>
          <table:table-cell table:style-name="ce1" office:value-type="string" calcext:value-type="string">
            <text:p>48.5642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7"/>
          <table:table-cell table:style-name="ce29"/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Ясная, ул. Лунная, пер. Ясны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53" calcext:value-type="float">
            <text:p>15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12 Сентября</text:p>
          </table:table-cell>
          <table:table-cell table:style-name="ce1" office:value-type="float" office:value="83" calcext:value-type="float">
            <text:p>83</text:p>
          </table:table-cell>
          <table:table-cell table:style-name="ce1"/>
          <table:table-cell table:style-name="ce1" office:value-type="string" calcext:value-type="string">
            <text:p>54.301490</text:p>
          </table:table-cell>
          <table:table-cell table:style-name="ce1" office:value-type="string" calcext:value-type="string">
            <text:p>48.37809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12 Сентября, дома 83, 87, 85, ул. Малосаратовская, дома 5, 7, 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2 пер. Благодатный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54.255417</text:p>
          </table:table-cell>
          <table:table-cell table:style-name="ce1" office:value-type="string" calcext:value-type="string">
            <text:p>48.3451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2 пер. Благодатный, дома 25, 28, 30, 32, 34, 3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55" calcext:value-type="float">
            <text:p>15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втомобилистов</text:p>
          </table:table-cell>
          <table:table-cell table:style-name="ce1" office:value-type="string" calcext:value-type="string">
            <text:p>7а</text:p>
          </table:table-cell>
          <table:table-cell table:style-name="ce1"/>
          <table:table-cell table:style-name="ce1" office:value-type="string" calcext:value-type="string">
            <text:p>54.251085</text:p>
          </table:table-cell>
          <table:table-cell table:style-name="ce1" office:value-type="string" calcext:value-type="string">
            <text:p>48.3274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втомобилистов, дом 7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56" calcext:value-type="float">
            <text:p>15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Аношина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293129</text:p>
          </table:table-cell>
          <table:table-cell table:style-name="ce1" office:value-type="string" calcext:value-type="string">
            <text:p>48.3759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Аношина, дома 2, 4, 6, 8, 1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57" calcext:value-type="float">
            <text:p>15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еляева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style-name="ce1" office:value-type="string" calcext:value-type="string">
            <text:p>54.262827</text:p>
          </table:table-cell>
          <table:table-cell table:style-name="ce1" office:value-type="string" calcext:value-type="string">
            <text:p>48.3471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еляева, 6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58" calcext:value-type="float">
            <text:p>15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рейкиса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256423</text:p>
          </table:table-cell>
          <table:table-cell table:style-name="ce1" office:value-type="string" calcext:value-type="string">
            <text:p>48.3233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рейкиса, дом 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59" calcext:value-type="float">
            <text:p>15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рейкиса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257446</text:p>
          </table:table-cell>
          <table:table-cell table:style-name="ce1" office:value-type="string" calcext:value-type="string">
            <text:p>48.32437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рейкиса, дома 1, 3, 5, пр-кт Гая, дом 5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рейкиса</text:p>
          </table:table-cell>
          <table:table-cell table:style-name="ce1" office:value-type="string" calcext:value-type="string">
            <text:p>5а</text:p>
          </table:table-cell>
          <table:table-cell table:style-name="ce1"/>
          <table:table-cell table:style-name="ce1" office:value-type="string" calcext:value-type="string">
            <text:p>54.258187</text:p>
          </table:table-cell>
          <table:table-cell table:style-name="ce1" office:value-type="string" calcext:value-type="string">
            <text:p>48.3263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рейкиса, дом 5а, пр-кт Гая, дом 5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61" calcext:value-type="float">
            <text:p>16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рейкиса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256857</text:p>
          </table:table-cell>
          <table:table-cell table:style-name="ce1" office:value-type="string" calcext:value-type="string">
            <text:p>48.3265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рейкиса, дома 9, 11, 13, 15 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62" calcext:value-type="float">
            <text:p>16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рейкиса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54.255408</text:p>
          </table:table-cell>
          <table:table-cell table:style-name="ce1" office:value-type="string" calcext:value-type="string">
            <text:p>48.3249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рейкиса, дома 12, 1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63" calcext:value-type="float">
            <text:p>16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рейкиса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54.256066</text:p>
          </table:table-cell>
          <table:table-cell table:style-name="ce1" office:value-type="string" calcext:value-type="string">
            <text:p>48.33127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6" calcext:value-type="float">
            <text:p>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рейкиса, дома 21, 23, 25, 27, ул. Хрустальная, дома 40, 42, 44, 46, 48, 5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64" calcext:value-type="float">
            <text:p>16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рейкиса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54.254792</text:p>
          </table:table-cell>
          <table:table-cell table:style-name="ce1" office:value-type="string" calcext:value-type="string">
            <text:p>48.3260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рейкиса, дома 22, 2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рейкиса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54.254249</text:p>
          </table:table-cell>
          <table:table-cell table:style-name="ce1" office:value-type="string" calcext:value-type="string">
            <text:p>48.3364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рейкиса, дом 3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66" calcext:value-type="float">
            <text:p>16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рейкиса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string" calcext:value-type="string">
            <text:p>54.256293</text:p>
          </table:table-cell>
          <table:table-cell table:style-name="ce1" office:value-type="string" calcext:value-type="string">
            <text:p>48.33955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рейкиса, дома 43, 39, 37, ул. Кольцевая, дома 34, 3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67" calcext:value-type="float">
            <text:p>16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рейкиса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54.256080</text:p>
          </table:table-cell>
          <table:table-cell table:style-name="ce1" office:value-type="string" calcext:value-type="string">
            <text:p>48.3417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ольцевая, дом 40, ул. Варейкиса, дома 45, 4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8">
          <table:table-cell table:style-name="ce1" office:value-type="float" office:value="168" calcext:value-type="float">
            <text:p>16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ольн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253813</text:p>
          </table:table-cell>
          <table:table-cell table:style-name="ce1" office:value-type="string" calcext:value-type="string">
            <text:p>48.3080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ольная, дома 2, 4, ул. Бабушкина; 1 пер. Бабушкина; 2 пер. Бабушкина; 3 пер. Бабушк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8">
          <table:table-cell table:style-name="ce1" office:value-type="float" office:value="169" calcext:value-type="float">
            <text:p>16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270266</text:p>
          </table:table-cell>
          <table:table-cell table:style-name="ce1" office:value-type="string" calcext:value-type="string">
            <text:p>48.3324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а 9, 7, 5, 11, 13, пер. Школьный, дом 1, ул. Хрустальная, дома 2,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70" calcext:value-type="float">
            <text:p>17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54.274533</text:p>
          </table:table-cell>
          <table:table-cell table:style-name="ce1" office:value-type="string" calcext:value-type="string">
            <text:p>48.3376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2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71" calcext:value-type="float">
            <text:p>17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6" office:value-type="string" calcext:value-type="string">
            <text:p><text:s/>27/2</text:p>
          </table:table-cell>
          <table:table-cell table:style-name="ce1"/>
          <table:table-cell table:style-name="ce1" office:value-type="string" calcext:value-type="string">
            <text:p>54.262863</text:p>
          </table:table-cell>
          <table:table-cell table:style-name="ce1" office:value-type="string" calcext:value-type="string">
            <text:p>48.3260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а 29, 27/2, ул. Героев Свири, дом 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72" calcext:value-type="float">
            <text:p>17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54.260748</text:p>
          </table:table-cell>
          <table:table-cell table:style-name="ce1" office:value-type="string" calcext:value-type="string">
            <text:p>48.3247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 3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73" calcext:value-type="float">
            <text:p>17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54.260586</text:p>
          </table:table-cell>
          <table:table-cell table:style-name="ce1" office:value-type="string" calcext:value-type="string">
            <text:p>48.3274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а 39, 4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74" calcext:value-type="float">
            <text:p>17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string" calcext:value-type="string">
            <text:p>45/2</text:p>
          </table:table-cell>
          <table:table-cell table:style-name="ce1"/>
          <table:table-cell table:style-name="ce1" office:value-type="string" calcext:value-type="string">
            <text:p>54.259839</text:p>
          </table:table-cell>
          <table:table-cell table:style-name="ce1" office:value-type="string" calcext:value-type="string">
            <text:p>48.32807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а 45/1, 45/2, ул. Варейкиса, дом 15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75" calcext:value-type="float">
            <text:p>17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string" calcext:value-type="string">
            <text:p>45а</text:p>
          </table:table-cell>
          <table:table-cell table:style-name="ce1"/>
          <table:table-cell table:style-name="ce1" office:value-type="string" calcext:value-type="string">
            <text:p>54.260154</text:p>
          </table:table-cell>
          <table:table-cell table:style-name="ce1" office:value-type="string" calcext:value-type="string">
            <text:p>48.3295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 45 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76" calcext:value-type="float">
            <text:p>17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string" calcext:value-type="string">
            <text:p>54.270885</text:p>
          </table:table-cell>
          <table:table-cell table:style-name="ce1" office:value-type="string" calcext:value-type="string">
            <text:p>48.3306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дом <text:s/>4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77" calcext:value-type="float">
            <text:p>17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54.259493</text:p>
          </table:table-cell>
          <table:table-cell table:style-name="ce1" office:value-type="string" calcext:value-type="string">
            <text:p>48.3255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а 47, 47а, 49, 51, 53, 55, 4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78" calcext:value-type="float">
            <text:p>17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54.269044</text:p>
          </table:table-cell>
          <table:table-cell table:style-name="ce1" office:value-type="string" calcext:value-type="string">
            <text:p>48.3292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а 56, 54, 52, 5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79" calcext:value-type="float">
            <text:p>17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style-name="ce1" office:value-type="string" calcext:value-type="string">
            <text:p>54.266393</text:p>
          </table:table-cell>
          <table:table-cell table:style-name="ce1" office:value-type="string" calcext:value-type="string">
            <text:p>48.3272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а 66, 62, 64, 5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54.265682</text:p>
          </table:table-cell>
          <table:table-cell table:style-name="ce1" office:value-type="string" calcext:value-type="string">
            <text:p>48.3267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 70, 6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81" calcext:value-type="float">
            <text:p>18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style-name="ce1" office:value-type="string" calcext:value-type="string">
            <text:p>54.265108</text:p>
          </table:table-cell>
          <table:table-cell table:style-name="ce1" office:value-type="string" calcext:value-type="string">
            <text:p>48.3262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 76/1, 74, 7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82" calcext:value-type="float">
            <text:p>18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style-name="ce1" office:value-type="string" calcext:value-type="string">
            <text:p>54.262347</text:p>
          </table:table-cell>
          <table:table-cell table:style-name="ce1" office:value-type="string" calcext:value-type="string">
            <text:p>48.3233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ерафимовича; 1 пер. Амурский, пр-кт Гая, 80, 8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83" calcext:value-type="float">
            <text:p>18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string" calcext:value-type="string">
            <text:p>87б</text:p>
          </table:table-cell>
          <table:table-cell table:style-name="ce1"/>
          <table:table-cell table:style-name="ce1" office:value-type="string" calcext:value-type="string">
            <text:p>54.233235</text:p>
          </table:table-cell>
          <table:table-cell table:style-name="ce1" office:value-type="string" calcext:value-type="string">
            <text:p>48.3045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а 87, 87а, 87б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84" calcext:value-type="float">
            <text:p>18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Гая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string" calcext:value-type="string">
            <text:p>54.248116</text:p>
          </table:table-cell>
          <table:table-cell table:style-name="ce1" office:value-type="string" calcext:value-type="string">
            <text:p>48.3149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 101, 103, 105, 10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85" calcext:value-type="float">
            <text:p>18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ероев Свири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54.261498</text:p>
          </table:table-cell>
          <table:table-cell table:style-name="ce1" office:value-type="string" calcext:value-type="string">
            <text:p>48.3274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ероев Свири, дома 6, 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ероев Свири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54.261385</text:p>
          </table:table-cell>
          <table:table-cell table:style-name="ce1" office:value-type="string" calcext:value-type="string">
            <text:p>48.3310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ероев Свири, дома 14, 1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3">
          <table:table-cell table:style-name="ce1" office:value-type="float" office:value="187" calcext:value-type="float">
            <text:p>18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ероев Свири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54.260562</text:p>
          </table:table-cell>
          <table:table-cell table:style-name="ce1" office:value-type="string" calcext:value-type="string">
            <text:p>48.3329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8" calcext:value-type="float">
            <text:p>8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6" calcext:value-type="float">
            <text:p>6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ероев Свири, дома 18, 22, 24, ул. Хрустальная, дома 28, 30, 34, 3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88" calcext:value-type="float">
            <text:p>18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ержавина</text:p>
          </table:table-cell>
          <table:table-cell table:style-name="ce1" office:value-type="string" calcext:value-type="string">
            <text:p>9а</text:p>
          </table:table-cell>
          <table:table-cell table:style-name="ce1"/>
          <table:table-cell table:style-name="ce1" office:value-type="string" calcext:value-type="string">
            <text:p>54.269733</text:p>
          </table:table-cell>
          <table:table-cell table:style-name="ce1" office:value-type="string" calcext:value-type="string">
            <text:p>48.3283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ержавина, дом 9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89" calcext:value-type="float">
            <text:p>18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испетчерская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275933</text:p>
          </table:table-cell>
          <table:table-cell table:style-name="ce1" office:value-type="string" calcext:value-type="string">
            <text:p>48.3336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испетчерская, дома 3, 5, 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90" calcext:value-type="float">
            <text:p>19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испетчерская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275520</text:p>
          </table:table-cell>
          <table:table-cell table:style-name="ce1" office:value-type="string" calcext:value-type="string">
            <text:p>48.3327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испетчерская, дома 7, 9, 1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91" calcext:value-type="float">
            <text:p>19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испетчерская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54.275065</text:p>
          </table:table-cell>
          <table:table-cell table:style-name="ce1" office:value-type="string" calcext:value-type="string">
            <text:p>48.3313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испетчерская, дома 4, 6, 10, 1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8"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испетчерская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54.272434</text:p>
          </table:table-cell>
          <table:table-cell table:style-name="ce1" office:value-type="string" calcext:value-type="string">
            <text:p>48.3256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дома 76, 78, 80, ул. Диспетчерская, дома 33, 35, 3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93" calcext:value-type="float">
            <text:p>19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Диспетчерский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string" calcext:value-type="string">
            <text:p>54.273254</text:p>
          </table:table-cell>
          <table:table-cell table:style-name="ce1" office:value-type="string" calcext:value-type="string">
            <text:p>48.3264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Диспетчерский, дома 45, 3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94" calcext:value-type="float">
            <text:p>19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Диспетчерский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string" calcext:value-type="string">
            <text:p>54.272400</text:p>
          </table:table-cell>
          <table:table-cell table:style-name="ce1" office:value-type="string" calcext:value-type="string">
            <text:p>48.3244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Диспетчерский, д. 51, 5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95" calcext:value-type="float">
            <text:p>19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Диспетчерский</text:p>
            <text:p>(ЛИКВИДИРОВАНА)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string" calcext:value-type="string">
            <text:p>54.272459</text:p>
          </table:table-cell>
          <table:table-cell table:style-name="ce1" office:value-type="string" calcext:value-type="string">
            <text:p>48.3246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Диспетчерский, дом 5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96" calcext:value-type="float">
            <text:p>19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Железнодорожн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02521</text:p>
          </table:table-cell>
          <table:table-cell table:style-name="ce1" office:value-type="string" calcext:value-type="string">
            <text:p>48.3756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Железнодорожная, дома 1, 3, 5, 7, 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97" calcext:value-type="float">
            <text:p>19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Железнодорожная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299903</text:p>
          </table:table-cell>
          <table:table-cell table:style-name="ce1" office:value-type="string" calcext:value-type="string">
            <text:p>48.3744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Железнодорожная, дом 11, ул. Пушкинская, дома 5, 7, 9, ул. Малосаратовская, дом 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98" calcext:value-type="float">
            <text:p>19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Железнодорожная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54.297010</text:p>
          </table:table-cell>
          <table:table-cell table:style-name="ce1" office:value-type="string" calcext:value-type="string">
            <text:p>48.3703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Железнодорожная, дом 19, 2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199" calcext:value-type="float">
            <text:p>19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Железнодорожная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54.295769</text:p>
          </table:table-cell>
          <table:table-cell table:style-name="ce1" office:value-type="string" calcext:value-type="string">
            <text:p>48.3699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Железнодорожная, дом 29, 31, 3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индяковых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54.261050</text:p>
          </table:table-cell>
          <table:table-cell table:style-name="ce1" office:value-type="string" calcext:value-type="string">
            <text:p>48.3440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индяковых, дом 3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01" calcext:value-type="float">
            <text:p>20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индяковых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54.260682</text:p>
          </table:table-cell>
          <table:table-cell table:style-name="ce1" office:value-type="string" calcext:value-type="string">
            <text:p>48.3440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индяковых, дом 3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02" calcext:value-type="float">
            <text:p>20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ирова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4.302670</text:p>
          </table:table-cell>
          <table:table-cell table:style-name="ce1" office:value-type="string" calcext:value-type="string">
            <text:p>48.3847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ирова, дом 2, к. 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03" calcext:value-type="float">
            <text:p>20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ирова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54.300909</text:p>
          </table:table-cell>
          <table:table-cell table:style-name="ce1" office:value-type="string" calcext:value-type="string">
            <text:p>48.38136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ирова, дом 8, ул 12 Сентября, дома 86, 88, ул. Пушкинская, дом 1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04" calcext:value-type="float">
            <text:p>20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лубн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266892</text:p>
          </table:table-cell>
          <table:table-cell table:style-name="ce1" office:value-type="string" calcext:value-type="string">
            <text:p>48.32945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7" calcext:value-type="float">
            <text:p>7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5.25" calcext:value-type="float">
            <text:p>5,2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лубная, дома 2, 4, пр-кт Гая, дома 17/2, 19, 19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05" calcext:value-type="float">
            <text:p>20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лубная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54.266137</text:p>
          </table:table-cell>
          <table:table-cell table:style-name="ce1" office:value-type="string" calcext:value-type="string">
            <text:p>48.3325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лубная, дома 6, 8, 8а, 10, ул. Хрустальная, дома 14, 16, 1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ольцевая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4.261189</text:p>
          </table:table-cell>
          <table:table-cell table:style-name="ce1" office:value-type="string" calcext:value-type="string">
            <text:p>48.3423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ольцевая, дом 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07" calcext:value-type="float">
            <text:p>20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ольцевая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261667</text:p>
          </table:table-cell>
          <table:table-cell table:style-name="ce1" office:value-type="string" calcext:value-type="string">
            <text:p>48.3388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7" calcext:value-type="float">
            <text:p>7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5.25" calcext:value-type="float">
            <text:p>5,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ольцевая, дома 2, 4, 6, 1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08" calcext:value-type="float">
            <text:p>20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ольцевая</text:p>
          </table:table-cell>
          <table:table-cell table:style-name="ce1" office:value-type="string" calcext:value-type="string">
            <text:p>8а</text:p>
          </table:table-cell>
          <table:table-cell table:style-name="ce1"/>
          <table:table-cell table:style-name="ce1" office:value-type="string" calcext:value-type="string">
            <text:p>54.260462</text:p>
          </table:table-cell>
          <table:table-cell table:style-name="ce1" office:value-type="string" calcext:value-type="string">
            <text:p>48.3386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ольцевая, дома 6, 8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09" calcext:value-type="float">
            <text:p>20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ольцевая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54.260056</text:p>
          </table:table-cell>
          <table:table-cell table:style-name="ce1" office:value-type="string" calcext:value-type="string">
            <text:p>48.34068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6" calcext:value-type="float">
            <text:p>6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4.5" calcext:value-type="float">
            <text:p>4,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ольцевая, дома 26, 18, 22, 28, 28а, 3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4.288802</text:p>
          </table:table-cell>
          <table:table-cell table:style-name="ce1" office:value-type="string" calcext:value-type="string">
            <text:p>48.3682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дома 3, 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11" calcext:value-type="float">
            <text:p>21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54.288111</text:p>
          </table:table-cell>
          <table:table-cell table:style-name="ce1" office:value-type="string" calcext:value-type="string">
            <text:p>48.3674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дома 7, 9, 1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12" calcext:value-type="float">
            <text:p>21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287291</text:p>
          </table:table-cell>
          <table:table-cell table:style-name="ce1" office:value-type="string" calcext:value-type="string">
            <text:p>48.3631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дом 15, ул. Трудовая, дом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2"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54.277892</text:p>
          </table:table-cell>
          <table:table-cell table:style-name="ce1" office:value-type="string" calcext:value-type="string">
            <text:p>48.3423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дома 21, 25, 27; пр-кт Гая, дома 2, 4; 2 пер. Винновский, дом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14" calcext:value-type="float">
            <text:p>21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54.277281</text:p>
          </table:table-cell>
          <table:table-cell table:style-name="ce1" office:value-type="string" calcext:value-type="string">
            <text:p>48.3409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дом 29, пр-кт Гая, дома 10, 8, 12, 14, 2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1">
          <table:table-cell table:style-name="ce1" office:value-type="float" office:value="215" calcext:value-type="float">
            <text:p>21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54.275972</text:p>
          </table:table-cell>
          <table:table-cell table:style-name="ce1" office:value-type="string" calcext:value-type="string">
            <text:p>48.3375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дома 35, 37, 39, 41, 43, 45, 47, 1 пер. Винновский, дома 2, 4, 6; пр-кт Гая, дом 18, 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16" calcext:value-type="float">
            <text:p>21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54.272922</text:p>
          </table:table-cell>
          <table:table-cell table:style-name="ce1" office:value-type="string" calcext:value-type="string">
            <text:p>48.3288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дом 7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17" calcext:value-type="float">
            <text:p>21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style-name="ce1" office:value-type="string" calcext:value-type="string">
            <text:p>54.271434</text:p>
          </table:table-cell>
          <table:table-cell table:style-name="ce1" office:value-type="string" calcext:value-type="string">
            <text:p>48.3243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дома 82, 84, 86, 8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18" calcext:value-type="float">
            <text:p>21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104" calcext:value-type="float">
            <text:p>104</text:p>
          </table:table-cell>
          <table:table-cell table:style-name="ce1"/>
          <table:table-cell table:style-name="ce1" office:value-type="string" calcext:value-type="string">
            <text:p>54.268929</text:p>
          </table:table-cell>
          <table:table-cell table:style-name="ce1" office:value-type="string" calcext:value-type="string">
            <text:p>48.3202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дом 10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19" calcext:value-type="float">
            <text:p>21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126" calcext:value-type="float">
            <text:p>126</text:p>
          </table:table-cell>
          <table:table-cell table:style-name="ce1"/>
          <table:table-cell table:style-name="ce1" office:value-type="string" calcext:value-type="string">
            <text:p>54.265325</text:p>
          </table:table-cell>
          <table:table-cell table:style-name="ce1" office:value-type="string" calcext:value-type="string">
            <text:p>48.3175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дом 126, 130, 13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20" calcext:value-type="float">
            <text:p>22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136" calcext:value-type="float">
            <text:p>136</text:p>
          </table:table-cell>
          <table:table-cell table:style-name="ce1"/>
          <table:table-cell table:style-name="ce1" office:value-type="string" calcext:value-type="string">
            <text:p>54.263568</text:p>
          </table:table-cell>
          <table:table-cell table:style-name="ce1" office:value-type="string" calcext:value-type="string">
            <text:p>48.3163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дома 134, 136, ул. Амурская, дома 41, 4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21" calcext:value-type="float">
            <text:p>22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154" calcext:value-type="float">
            <text:p>154</text:p>
          </table:table-cell>
          <table:table-cell table:style-name="ce1"/>
          <table:table-cell table:style-name="ce1" office:value-type="string" calcext:value-type="string">
            <text:p>54.257997</text:p>
          </table:table-cell>
          <table:table-cell table:style-name="ce1" office:value-type="string" calcext:value-type="string">
            <text:p>48.3185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дом 15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5">
          <table:table-cell table:style-name="ce1" office:value-type="float" office:value="222" calcext:value-type="float">
            <text:p>22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203" calcext:value-type="float">
            <text:p>203</text:p>
          </table:table-cell>
          <table:table-cell table:style-name="ce1"/>
          <table:table-cell table:style-name="ce1" office:value-type="string" calcext:value-type="string">
            <text:p>54.259651</text:p>
          </table:table-cell>
          <table:table-cell table:style-name="ce1" office:value-type="string" calcext:value-type="string">
            <text:p>48.3210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0" calcext:value-type="float">
            <text:p>10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дома 199, 201, 203, 205, 207, ул. Амурская, дома <text:s/>2, 3, 4, 4 А, пр-кт Гая, дома 82, 84, 86, 88, ул. Серафимовича, дом 2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23" calcext:value-type="float">
            <text:p>22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1 пер. Локомотивный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274470</text:p>
          </table:table-cell>
          <table:table-cell table:style-name="ce1" office:value-type="string" calcext:value-type="string">
            <text:p>48.3341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1 пер. Локомотивны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24" calcext:value-type="float">
            <text:p>22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уначарского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264372</text:p>
          </table:table-cell>
          <table:table-cell table:style-name="ce1" office:value-type="string" calcext:value-type="string">
            <text:p>48.3282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уначарского, дом 3, пр-кт Гая, дома 23, 23 А, 23 Б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уначарского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4.264462</text:p>
          </table:table-cell>
          <table:table-cell table:style-name="ce1" office:value-type="string" calcext:value-type="string">
            <text:p>48.3295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 21 А, ул. Луначарского, дома 5, 7, 9, 1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26" calcext:value-type="float">
            <text:p>22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уначарского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264055</text:p>
          </table:table-cell>
          <table:table-cell table:style-name="ce1" office:value-type="string" calcext:value-type="string">
            <text:p>48.33355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9" calcext:value-type="float">
            <text:p>9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уначарского, дома 13, 15, ул. Хрустальная, дома 20, 22, 24, 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27" calcext:value-type="float">
            <text:p>22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уначарского</text:p>
          </table:table-cell>
          <table:table-cell table:style-name="ce1" office:value-type="string" calcext:value-type="string">
            <text:p>23б</text:p>
          </table:table-cell>
          <table:table-cell table:style-name="ce1"/>
          <table:table-cell table:style-name="ce1" office:value-type="string" calcext:value-type="string">
            <text:p>54.263879</text:p>
          </table:table-cell>
          <table:table-cell table:style-name="ce1" office:value-type="string" calcext:value-type="string">
            <text:p>48.3389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уначарского, дома 23а, 23б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28" calcext:value-type="float">
            <text:p>22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уначарского</text:p>
          </table:table-cell>
          <table:table-cell table:style-name="ce1" office:value-type="string" calcext:value-type="string">
            <text:p>23в</text:p>
          </table:table-cell>
          <table:table-cell table:style-name="ce1"/>
          <table:table-cell table:style-name="ce1" office:value-type="string" calcext:value-type="string">
            <text:p>54.265174</text:p>
          </table:table-cell>
          <table:table-cell table:style-name="ce1" office:value-type="string" calcext:value-type="string">
            <text:p>48.3391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уначарского, дом 23в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29" calcext:value-type="float">
            <text:p>22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уначарского</text:p>
          </table:table-cell>
          <table:table-cell table:style-name="ce1" office:value-type="string" calcext:value-type="string">
            <text:p>23в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4.265208</text:p>
          </table:table-cell>
          <table:table-cell table:style-name="ce1" office:value-type="string" calcext:value-type="string">
            <text:p>48.3389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уначарского, дом 23в, к. 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30" calcext:value-type="float">
            <text:p>23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Нагорн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290408</text:p>
          </table:table-cell>
          <table:table-cell table:style-name="ce1" office:value-type="string" calcext:value-type="string">
            <text:p>48.3707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агорная, дом 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31" calcext:value-type="float">
            <text:p>23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пытн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252645</text:p>
          </table:table-cell>
          <table:table-cell table:style-name="ce1" office:value-type="string" calcext:value-type="string">
            <text:p>48.3025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пытная, дома 1, 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32" calcext:value-type="float">
            <text:p>23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пытная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253922</text:p>
          </table:table-cell>
          <table:table-cell table:style-name="ce1" office:value-type="string" calcext:value-type="string">
            <text:p>48.3052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пытная, дома 9, 1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33" calcext:value-type="float">
            <text:p>23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пытная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255091</text:p>
          </table:table-cell>
          <table:table-cell table:style-name="ce1" office:value-type="string" calcext:value-type="string">
            <text:p>48.3034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пытная, дом 1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34" calcext:value-type="float">
            <text:p>23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пытная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256072</text:p>
          </table:table-cell>
          <table:table-cell table:style-name="ce1" office:value-type="string" calcext:value-type="string">
            <text:p>48.3042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пытная, дом 15, ул. Г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35" calcext:value-type="float">
            <text:p>23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ервомайск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277247</text:p>
          </table:table-cell>
          <table:table-cell table:style-name="ce1" office:value-type="string" calcext:value-type="string">
            <text:p>48.3449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ервомайская, дома 2,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36" calcext:value-type="float">
            <text:p>23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троителей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286740</text:p>
          </table:table-cell>
          <table:table-cell table:style-name="ce1" office:value-type="string" calcext:value-type="string">
            <text:p>48.36737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роителей, дома 2,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37" calcext:value-type="float">
            <text:p>23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Хрустальная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54.261164</text:p>
          </table:table-cell>
          <table:table-cell table:style-name="ce1" office:value-type="string" calcext:value-type="string">
            <text:p>48.3358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Хрустальная, дома 5, 7, 9, 1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38" calcext:value-type="float">
            <text:p>23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Хрустальная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259682</text:p>
          </table:table-cell>
          <table:table-cell table:style-name="ce1" office:value-type="string" calcext:value-type="string">
            <text:p>48.33635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7" calcext:value-type="float">
            <text:p>7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5.25" calcext:value-type="float">
            <text:p>5,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Хрустальная, дома 19, 21, 27, 1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39" calcext:value-type="float">
            <text:p>23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Хрустальная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54.256985</text:p>
          </table:table-cell>
          <table:table-cell table:style-name="ce1" office:value-type="string" calcext:value-type="string">
            <text:p>48.3363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8" calcext:value-type="float">
            <text:p>8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Хрустальная, дома 33, 35, 37, ул. Варейкиса, дома 29, 3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40" calcext:value-type="float">
            <text:p>24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Хрустальная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string" calcext:value-type="string">
            <text:p>54.253074</text:p>
          </table:table-cell>
          <table:table-cell table:style-name="ce1" office:value-type="string" calcext:value-type="string">
            <text:p>48.3362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Хрустальная, дома 43, 4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41" calcext:value-type="float">
            <text:p>24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Хрустальная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54.253472</text:p>
          </table:table-cell>
          <table:table-cell table:style-name="ce1" office:value-type="string" calcext:value-type="string">
            <text:p>48.3329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Хрустальная, дом 5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42" calcext:value-type="float">
            <text:p>24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Чистопрудная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255394</text:p>
          </table:table-cell>
          <table:table-cell table:style-name="ce1" office:value-type="string" calcext:value-type="string">
            <text:p>48.3094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Чистопрудная, дома 2, 4, 6, 8, ул. Луговая, ул. Гражда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8">
          <table:table-cell table:style-name="ce1" office:value-type="float" office:value="243" calcext:value-type="float">
            <text:p>24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Чистопрудная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54.255672</text:p>
          </table:table-cell>
          <table:table-cell table:style-name="ce1" office:value-type="string" calcext:value-type="string">
            <text:p>48.3078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Чистопрудная, дома 10, 12, 14, 16, 22, ул. Юбилейная, ул. Ангар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3 пер. Кирова и ул. Кирова, дом 125</text:p>
          </table:table-cell>
          <table:table-cell table:style-name="ce1" table:number-columns-repeated="2"/>
          <table:table-cell table:style-name="ce1" office:value-type="string" calcext:value-type="string">
            <text:p>54.291327</text:p>
          </table:table-cell>
          <table:table-cell table:style-name="ce1" office:value-type="string" calcext:value-type="string">
            <text:p>48.3715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3 пер. Кирова, ул. Кир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45" calcext:value-type="float">
            <text:p>24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table:style-name="ce1" office:value-type="string" calcext:value-type="string">
            <text:p>54.268222</text:p>
          </table:table-cell>
          <table:table-cell table:style-name="ce1" office:value-type="string" calcext:value-type="string">
            <text:p>48.32098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бетон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ул. Дружбы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46" calcext:value-type="float">
            <text:p>24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Локомотивная, дом 171 <text:s/>и ул. Инзенская</text:p>
          </table:table-cell>
          <table:table-cell table:style-name="ce1" table:number-columns-repeated="2"/>
          <table:table-cell table:style-name="ce1" office:value-type="string" calcext:value-type="string">
            <text:p>54.265486</text:p>
          </table:table-cell>
          <table:table-cell table:style-name="ce1" office:value-type="string" calcext:value-type="string">
            <text:p>48.3194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ул. Инзе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47" calcext:value-type="float">
            <text:p>24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окзальная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string" calcext:value-type="string">
            <text:p>54.293958</text:p>
          </table:table-cell>
          <table:table-cell table:style-name="ce1" office:value-type="string" calcext:value-type="string">
            <text:p>48.3649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окза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48" calcext:value-type="float">
            <text:p>24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оровского </text:p>
            <text:p>(ЛИКВИДИРОВАНА)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250793</text:p>
          </table:table-cell>
          <table:table-cell table:style-name="ce1" office:value-type="string" calcext:value-type="string">
            <text:p>48.3049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1 пер. Воровс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оровского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54.249061</text:p>
          </table:table-cell>
          <table:table-cell table:style-name="ce1" office:value-type="string" calcext:value-type="string">
            <text:p>48.3098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оровс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50" calcext:value-type="float">
            <text:p>25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ержавина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270046</text:p>
          </table:table-cell>
          <table:table-cell table:style-name="ce1" office:value-type="string" calcext:value-type="string">
            <text:p>48.3253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ержавина, дома 1, 3, 5, ул. Расково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51" calcext:value-type="float">
            <text:p>25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рамзинская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54.296111</text:p>
          </table:table-cell>
          <table:table-cell table:style-name="ce1" office:value-type="string" calcext:value-type="string">
            <text:p>48.3778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амзинская, ул. Кирова, пер. Сенгилеев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52" calcext:value-type="float">
            <text:p>25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1 пер. Кирова</text:p>
            <text:p>(ЛИКВИДИРОВАНА)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292728</text:p>
          </table:table-cell>
          <table:table-cell table:style-name="ce1" office:value-type="string" calcext:value-type="string">
            <text:p>48.3731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Кирова, ул. Кир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53" calcext:value-type="float">
            <text:p>25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2 пер. Кирова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54.297638</text:p>
          </table:table-cell>
          <table:table-cell table:style-name="ce1" office:value-type="string" calcext:value-type="string">
            <text:p>48.3797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2 пер. Кир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54" calcext:value-type="float">
            <text:p>25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окомотивная</text:p>
          </table:table-cell>
          <table:table-cell table:style-name="ce1" office:value-type="float" office:value="191" calcext:value-type="float">
            <text:p>191</text:p>
          </table:table-cell>
          <table:table-cell table:style-name="ce1"/>
          <table:table-cell table:style-name="ce1" office:value-type="string" calcext:value-type="string">
            <text:p>54.263719</text:p>
          </table:table-cell>
          <table:table-cell table:style-name="ce1" office:value-type="string" calcext:value-type="string">
            <text:p>48.3174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окомотивная, 1 пер. Амур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55" calcext:value-type="float">
            <text:p>25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Новосибирская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258228</text:p>
          </table:table-cell>
          <table:table-cell table:style-name="ce1" office:value-type="string" calcext:value-type="string">
            <text:p>48.3073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овосибир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ервомайская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54.277655</text:p>
          </table:table-cell>
          <table:table-cell table:style-name="ce1" office:value-type="string" calcext:value-type="string">
            <text:p>48.3526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ервомай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57" calcext:value-type="float">
            <text:p>25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рофсоюзн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252320</text:p>
          </table:table-cell>
          <table:table-cell table:style-name="ce1" office:value-type="string" calcext:value-type="string">
            <text:p>48.3110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офсоюз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58" calcext:value-type="float">
            <text:p>25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рофсоюзная</text:p>
            <text:p>(ЛИКВИДИРОВАНА)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string" calcext:value-type="string">
            <text:p>54.235910</text:p>
          </table:table-cell>
          <table:table-cell table:style-name="ce1" office:value-type="string" calcext:value-type="string">
            <text:p>48.301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офсоюз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59" calcext:value-type="float">
            <text:p>25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рофсоюзная</text:p>
          </table:table-cell>
          <table:table-cell table:style-name="ce1" office:value-type="string" calcext:value-type="string">
            <text:p>47/13</text:p>
          </table:table-cell>
          <table:table-cell table:style-name="ce1"/>
          <table:table-cell table:style-name="ce1" office:value-type="string" calcext:value-type="string">
            <text:p>54.242400</text:p>
          </table:table-cell>
          <table:table-cell table:style-name="ce1" office:value-type="string" calcext:value-type="string">
            <text:p>48.3048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офсоюз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60" calcext:value-type="float">
            <text:p>26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рофсоюзная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string" calcext:value-type="string">
            <text:p>54.245255</text:p>
          </table:table-cell>
          <table:table-cell table:style-name="ce1" office:value-type="string" calcext:value-type="string">
            <text:p>48.3060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офсоюз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рофсоюзная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style-name="ce1" office:value-type="string" calcext:value-type="string">
            <text:p>54.235913</text:p>
          </table:table-cell>
          <table:table-cell table:style-name="ce1" office:value-type="string" calcext:value-type="string">
            <text:p>48.3012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офсоюз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62" calcext:value-type="float">
            <text:p>26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пуск Минаева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303916</text:p>
          </table:table-cell>
          <table:table-cell table:style-name="ce1" office:value-type="string" calcext:value-type="string">
            <text:p>48.3905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спуск Минаева, ул. Свободы, ул. Каштанк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63" calcext:value-type="float">
            <text:p>26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ранспортная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54.298772</text:p>
          </table:table-cell>
          <table:table-cell table:style-name="ce1" office:value-type="string" calcext:value-type="string">
            <text:p>48.3676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ранспорт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64" calcext:value-type="float">
            <text:p>26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ранспортная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54.298303</text:p>
          </table:table-cell>
          <table:table-cell table:style-name="ce1" office:value-type="string" calcext:value-type="string">
            <text:p>48.367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ранспорт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65" calcext:value-type="float">
            <text:p>26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ранспортная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54.295681</text:p>
          </table:table-cell>
          <table:table-cell table:style-name="ce1" office:value-type="string" calcext:value-type="string">
            <text:p>48.36493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ранспорт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ургенева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54.290581</text:p>
          </table:table-cell>
          <table:table-cell table:style-name="ce1" office:value-type="string" calcext:value-type="string">
            <text:p>48.3586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ургенева, ул. Водопровод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67" calcext:value-type="float">
            <text:p>26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ургенева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54.291155</text:p>
          </table:table-cell>
          <table:table-cell table:style-name="ce1" office:value-type="string" calcext:value-type="string">
            <text:p>48.3570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ургенева, ул. Юж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68" calcext:value-type="float">
            <text:p>26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Хрустальный</text:p>
          </table:table-cell>
          <table:table-cell table:style-name="ce1" table:number-columns-repeated="2"/>
          <table:table-cell table:style-name="ce1" office:value-type="string" calcext:value-type="string">
            <text:p>54.272199</text:p>
          </table:table-cell>
          <table:table-cell table:style-name="ce1" office:value-type="string" calcext:value-type="string">
            <text:p>48.3334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Хрустальный, ул. Крылова, пер. Крыл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69" calcext:value-type="float">
            <text:p>26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Чернышевского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291023</text:p>
          </table:table-cell>
          <table:table-cell table:style-name="ce1" office:value-type="string" calcext:value-type="string">
            <text:p>48.3634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Чернышевская, ул. Вокза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Швера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54.272990</text:p>
          </table:table-cell>
          <table:table-cell table:style-name="ce1" office:value-type="string" calcext:value-type="string">
            <text:p>48.334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Шве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71" calcext:value-type="float">
            <text:p>27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Щорса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54.268120</text:p>
          </table:table-cell>
          <table:table-cell table:style-name="ce1" office:value-type="string" calcext:value-type="string">
            <text:p>48.3248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Щорс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72" calcext:value-type="float">
            <text:p>27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Южная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54.297041</text:p>
          </table:table-cell>
          <table:table-cell table:style-name="ce1" office:value-type="string" calcext:value-type="string">
            <text:p>48.3621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Южная, пер. Водопроводны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73" calcext:value-type="float">
            <text:p>27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Южная</text:p>
          </table:table-cell>
          <table:table-cell table:style-name="ce1" office:value-type="float" office:value="135" calcext:value-type="float">
            <text:p>135</text:p>
          </table:table-cell>
          <table:table-cell table:style-name="ce1"/>
          <table:table-cell table:style-name="ce1" office:value-type="string" calcext:value-type="string">
            <text:p>54.292273</text:p>
          </table:table-cell>
          <table:table-cell table:style-name="ce1" office:value-type="string" calcext:value-type="string">
            <text:p>48.3584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Южная, ул. Чернышевс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Карамзина</text:p>
          </table:table-cell>
          <table:table-cell table:style-name="ce1" office:value-type="string" calcext:value-type="string">
            <text:p>ул. Центральная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220216</text:p>
          </table:table-cell>
          <table:table-cell table:style-name="ce1" office:value-type="string" calcext:value-type="string">
            <text:p>48.3454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Центральная, дома 8, 9, 10, 29, 3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Карамзина</text:p>
          </table:table-cell>
          <table:table-cell table:style-name="ce1" office:value-type="string" calcext:value-type="string">
            <text:p>ул. Южная</text:p>
          </table:table-cell>
          <table:table-cell table:style-name="ce1" office:value-type="string" calcext:value-type="string">
            <text:p>4а</text:p>
          </table:table-cell>
          <table:table-cell table:style-name="ce1"/>
          <table:table-cell table:style-name="ce1" office:value-type="string" calcext:value-type="string">
            <text:p>54.213849</text:p>
          </table:table-cell>
          <table:table-cell table:style-name="ce1" office:value-type="string" calcext:value-type="string">
            <text:p>48.3495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Южная, дом 4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Карамзина</text:p>
          </table:table-cell>
          <table:table-cell table:style-name="ce1" office:value-type="string" calcext:value-type="string">
            <text:p>ул. Южная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54.214500</text:p>
          </table:table-cell>
          <table:table-cell table:style-name="ce1" office:value-type="string" calcext:value-type="string">
            <text:p>48.3478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Южная, дом 19, 21, 2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0"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Загородный</text:p>
          </table:table-cell>
          <table:table-cell table:style-name="ce1" office:value-type="string" calcext:value-type="string">
            <text:p>ул. Центральн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234228</text:p>
          </table:table-cell>
          <table:table-cell table:style-name="ce1" office:value-type="string" calcext:value-type="string">
            <text:p>48.300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. Загородный, ул. Центральная, п. Опытное поле, ул. Профсоюзная, дома 43, 45б, 4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елый Ключ</text:p>
          </table:table-cell>
          <table:table-cell table:style-name="ce1" office:value-type="string" calcext:value-type="string">
            <text:p>1 ул. Садовая</text:p>
          </table:table-cell>
          <table:table-cell table:style-name="ce1" table:number-columns-repeated="2"/>
          <table:table-cell table:style-name="ce1" office:value-type="string" calcext:value-type="string">
            <text:p>54.21883</text:p>
          </table:table-cell>
          <table:table-cell table:style-name="ce1" office:value-type="string" calcext:value-type="string">
            <text:p>48.2950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1 ул. Сад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елый Ключ</text:p>
          </table:table-cell>
          <table:table-cell table:style-name="ce1" office:value-type="string" calcext:value-type="string">
            <text:p>2 ул. Садовая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style-name="ce1" office:value-type="string" calcext:value-type="string">
            <text:p>54.220075</text:p>
          </table:table-cell>
          <table:table-cell table:style-name="ce1" office:value-type="string" calcext:value-type="string">
            <text:p>48.292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2 ул. Сад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елый Ключ</text:p>
          </table:table-cell>
          <table:table-cell table:style-name="ce1" office:value-type="string" calcext:value-type="string">
            <text:p>ул. Автодорожная</text:p>
          </table:table-cell>
          <table:table-cell table:style-name="ce1" table:number-columns-repeated="2"/>
          <table:table-cell table:style-name="ce1" office:value-type="string" calcext:value-type="string">
            <text:p>54.216208</text:p>
          </table:table-cell>
          <table:table-cell table:style-name="ce1" office:value-type="string" calcext:value-type="string">
            <text:p>48.297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нина, дом 1, ул. Автодорожная, дома 2, 3, 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елый Ключ</text:p>
          </table:table-cell>
          <table:table-cell table:style-name="ce1" office:value-type="string" calcext:value-type="string">
            <text:p>ул. Гагарина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223716</text:p>
          </table:table-cell>
          <table:table-cell table:style-name="ce1" office:value-type="string" calcext:value-type="string">
            <text:p>48.294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агарина, дома 13, 15, 17, 19, 2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елый Ключ</text:p>
          </table:table-cell>
          <table:table-cell table:style-name="ce1" office:value-type="string" calcext:value-type="string">
            <text:p>ул. Гагарина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style-name="ce1" office:value-type="string" calcext:value-type="string">
            <text:p>54.227593</text:p>
          </table:table-cell>
          <table:table-cell table:style-name="ce1" office:value-type="string" calcext:value-type="string">
            <text:p>48.2947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агарина, дома 56, 61, 6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елый Ключ</text:p>
          </table:table-cell>
          <table:table-cell table:style-name="ce1" office:value-type="string" calcext:value-type="string">
            <text:p>ул. Геологов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224808</text:p>
          </table:table-cell>
          <table:table-cell table:style-name="ce1" office:value-type="string" calcext:value-type="string">
            <text:p>48.2925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еологов, дома 9, 7, 10, 14, ул. Нефтеразведчиков, дома 14, 15, 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елый Ключ</text:p>
          </table:table-cell>
          <table:table-cell table:style-name="ce1" office:value-type="string" calcext:value-type="string">
            <text:p>ул. Геологов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221264</text:p>
          </table:table-cell>
          <table:table-cell table:style-name="ce1" office:value-type="string" calcext:value-type="string">
            <text:p>48.2919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еологов, дома 16, 25, ул. Нефтеразведчиков, дома 14, 16, 1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елый Ключ</text:p>
          </table:table-cell>
          <table:table-cell table:style-name="ce1" office:value-type="string" calcext:value-type="string">
            <text:p>ул. Ленина</text:p>
          </table:table-cell>
          <table:table-cell table:style-name="ce1" office:value-type="string" calcext:value-type="string">
            <text:p>40а</text:p>
          </table:table-cell>
          <table:table-cell table:style-name="ce1"/>
          <table:table-cell table:style-name="ce1" office:value-type="string" calcext:value-type="string">
            <text:p>54.220345</text:p>
          </table:table-cell>
          <table:table-cell table:style-name="ce1" office:value-type="string" calcext:value-type="string">
            <text:p>48.2974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нина, дома 40 А, 42, 44, 1 ул. Садовая, дом 1 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елый Ключ</text:p>
          </table:table-cell>
          <table:table-cell table:style-name="ce1" office:value-type="string" calcext:value-type="string">
            <text:p>ул. Ленина</text:p>
          </table:table-cell>
          <table:table-cell table:style-name="ce1" office:value-type="float" office:value="105" calcext:value-type="float">
            <text:p>105</text:p>
          </table:table-cell>
          <table:table-cell table:style-name="ce1"/>
          <table:table-cell table:style-name="ce1" office:value-type="string" calcext:value-type="string">
            <text:p>54.224444</text:p>
          </table:table-cell>
          <table:table-cell table:style-name="ce1" office:value-type="string" calcext:value-type="string">
            <text:p>48.2966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нина, дом 101, 105, 10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елый Ключ</text:p>
          </table:table-cell>
          <table:table-cell table:style-name="ce1" office:value-type="string" calcext:value-type="string">
            <text:p>ул. Нефтеразведчиков</text:p>
            <text:p>(ЛИКВИДИРОВАНА)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54.223544</text:p>
          </table:table-cell>
          <table:table-cell table:style-name="ce1" office:value-type="string" calcext:value-type="string">
            <text:p>48.29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ефтеразведчиков, дома 14, 15, ул. Геологов, дом 14 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лодовый</text:p>
          </table:table-cell>
          <table:table-cell table:style-name="ce1" office:value-type="string" calcext:value-type="string">
            <text:p>1 пер. Плодовый</text:p>
          </table:table-cell>
          <table:table-cell table:style-name="ce1" table:number-columns-repeated="2"/>
          <table:table-cell table:style-name="ce1" office:value-type="string" calcext:value-type="string">
            <text:p>54.200092</text:p>
          </table:table-cell>
          <table:table-cell table:style-name="ce1" office:value-type="string" calcext:value-type="string">
            <text:p>48.2711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1 пер. Плодовый, ул. Садовая, дома 1, 2, 3,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89" calcext:value-type="float">
            <text:p>28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лодовый</text:p>
          </table:table-cell>
          <table:table-cell table:style-name="ce1" office:value-type="string" calcext:value-type="string">
            <text:p>ул. Строительн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201532</text:p>
          </table:table-cell>
          <table:table-cell table:style-name="ce1" office:value-type="string" calcext:value-type="string">
            <text:p>48.2673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роительная, дома 1, 2, 3, 4, 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лодовый</text:p>
          </table:table-cell>
          <table:table-cell table:style-name="ce1" office:value-type="string" calcext:value-type="string">
            <text:p>ул. Центральная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20354</text:p>
          </table:table-cell>
          <table:table-cell table:style-name="ce1" office:value-type="string" calcext:value-type="string">
            <text:p>48.2671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Центральная, дома 2, 4, 6, 8, ул. Первомайская, дома 5, 7, 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91" calcext:value-type="float">
            <text:p>29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лодовый</text:p>
          </table:table-cell>
          <table:table-cell table:style-name="ce1" office:value-type="string" calcext:value-type="string">
            <text:p>ул. Береговая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206158</text:p>
          </table:table-cell>
          <table:table-cell table:style-name="ce1" office:value-type="string" calcext:value-type="string">
            <text:p>48.2651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ереговая, дома 5, 6, 7, 8, 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лодовый</text:p>
          </table:table-cell>
          <table:table-cell table:style-name="ce1" office:value-type="string" calcext:value-type="string">
            <text:p>ул. Мичурина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206677</text:p>
          </table:table-cell>
          <table:table-cell table:style-name="ce1" office:value-type="string" calcext:value-type="string">
            <text:p>48.2678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чурина, дома 4, 5, 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т. Белый Ключ</text:p>
          </table:table-cell>
          <table:table-cell table:style-name="ce1" office:value-type="string" calcext:value-type="string">
            <text:p>Ж/д Казарма</text:p>
          </table:table-cell>
          <table:table-cell table:style-name="ce1" table:number-columns-repeated="2"/>
          <table:table-cell table:style-name="ce1" office:value-type="string" calcext:value-type="string">
            <text:p>54.194648</text:p>
          </table:table-cell>
          <table:table-cell table:style-name="ce1" office:value-type="string" calcext:value-type="string">
            <text:p>48.304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дома 8, 1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1"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т. Белый Ключ</text:p>
          </table:table-cell>
          <table:table-cell table:style-name="ce1" office:value-type="string" calcext:value-type="string">
            <text:p>ул. Кузнецова</text:p>
          </table:table-cell>
          <table:table-cell table:style-name="ce1" office:value-type="string" calcext:value-type="string">
            <text:p>В районе домов 1 и 2</text:p>
          </table:table-cell>
          <table:table-cell table:style-name="ce1"/>
          <table:table-cell table:style-name="ce1" office:value-type="string" calcext:value-type="string">
            <text:p>54.186540</text:p>
          </table:table-cell>
          <table:table-cell table:style-name="ce1" office:value-type="string" calcext:value-type="string">
            <text:p>48.3079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дома 1, 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95" calcext:value-type="float">
            <text:p>29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уговое</text:p>
          </table:table-cell>
          <table:table-cell table:style-name="ce1" office:value-type="string" calcext:value-type="string">
            <text:p>ул. Дорожная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54.216923</text:p>
          </table:table-cell>
          <table:table-cell table:style-name="ce1" office:value-type="string" calcext:value-type="string">
            <text:p>48.234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орожная, дома 7, 9, 40, 42, 4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уговое</text:p>
          </table:table-cell>
          <table:table-cell table:style-name="ce1" office:value-type="string" calcext:value-type="string">
            <text:p>ул. Молодежн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216358</text:p>
          </table:table-cell>
          <table:table-cell table:style-name="ce1" office:value-type="string" calcext:value-type="string">
            <text:p>48.2404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лодежная, дома 1, 2, 3, 4, 5, 6, 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уговое</text:p>
          </table:table-cell>
          <table:table-cell table:style-name="ce1" office:value-type="string" calcext:value-type="string">
            <text:p>ул. Пролетарская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54.215499</text:p>
          </table:table-cell>
          <table:table-cell table:style-name="ce1" office:value-type="string" calcext:value-type="string">
            <text:p>48.251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олетарская, дома 26, 28, 3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уговое</text:p>
          </table:table-cell>
          <table:table-cell table:style-name="ce1" office:value-type="string" calcext:value-type="string">
            <text:p>ул. Полевая</text:p>
          </table:table-cell>
          <table:table-cell table:style-name="ce1" table:number-columns-repeated="2"/>
          <table:table-cell table:style-name="ce1" office:value-type="string" calcext:value-type="string">
            <text:p>54.209263</text:p>
          </table:table-cell>
          <table:table-cell table:style-name="ce1" office:value-type="string" calcext:value-type="string">
            <text:p>48.2314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левая, дома 38, 40, 4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уговое</text:p>
          </table:table-cell>
          <table:table-cell table:style-name="ce1" office:value-type="string" calcext:value-type="string">
            <text:p>ул. Советская</text:p>
          </table:table-cell>
          <table:table-cell table:style-name="ce1" office:value-type="string" calcext:value-type="string">
            <text:p>43а</text:p>
          </table:table-cell>
          <table:table-cell table:style-name="ce1"/>
          <table:table-cell table:style-name="ce1" office:value-type="string" calcext:value-type="string">
            <text:p>54.212833</text:p>
          </table:table-cell>
          <table:table-cell table:style-name="ce1" office:value-type="string" calcext:value-type="string">
            <text:p>48.2420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ветская, дома 31, 33, 35, 34, 36, 3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уговое</text:p>
          </table:table-cell>
          <table:table-cell table:style-name="ce1" office:value-type="string" calcext:value-type="string">
            <text:p>ул. Солнечн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21947</text:p>
          </table:table-cell>
          <table:table-cell table:style-name="ce1" office:value-type="string" calcext:value-type="string">
            <text:p>48.2427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лнечная, дома 1, 2, 3,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уговое</text:p>
          </table:table-cell>
          <table:table-cell table:style-name="ce1" office:value-type="string" calcext:value-type="string">
            <text:p>ул. Хваткова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212669</text:p>
          </table:table-cell>
          <table:table-cell table:style-name="ce1" office:value-type="string" calcext:value-type="string">
            <text:p>48.231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Хваткова, дома 13, 15, ул. Советская, дома 2, 3, 4, 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02" calcext:value-type="float">
            <text:p>30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ригородный</text:p>
          </table:table-cell>
          <table:table-cell table:style-name="ce1" office:value-type="string" calcext:value-type="string">
            <text:p>ул. Железнодорожная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246335</text:p>
          </table:table-cell>
          <table:table-cell table:style-name="ce1" office:value-type="string" calcext:value-type="string">
            <text:p>48.257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Железнодорожная, дома 9, 11, 1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ригородный</text:p>
          </table:table-cell>
          <table:table-cell table:style-name="ce1" office:value-type="string" calcext:value-type="string">
            <text:p>ул. Зеленая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24422</text:p>
          </table:table-cell>
          <table:table-cell table:style-name="ce1" office:value-type="string" calcext:value-type="string">
            <text:p>48.261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Зеленая, дом 2, 3, 4, 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04" calcext:value-type="float">
            <text:p>30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ригородный</text:p>
          </table:table-cell>
          <table:table-cell table:style-name="ce1" office:value-type="string" calcext:value-type="string">
            <text:p>ул. Молодёжная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240749</text:p>
          </table:table-cell>
          <table:table-cell table:style-name="ce1" office:value-type="string" calcext:value-type="string">
            <text:p>48.2553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лодёжная, дома 13, 15, 1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ригородный</text:p>
          </table:table-cell>
          <table:table-cell table:style-name="ce1" office:value-type="string" calcext:value-type="string">
            <text:p>ул. Молодёжная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54.24115</text:p>
          </table:table-cell>
          <table:table-cell table:style-name="ce1" office:value-type="string" calcext:value-type="string">
            <text:p>48.250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29" table:number-columns-repeated="2"/>
          <table:table-cell table:style-name="ce1" table:number-columns-repeated="8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лодёжная, дома 27, 2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06" calcext:value-type="float">
            <text:p>30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ригородный</text:p>
          </table:table-cell>
          <table:table-cell table:style-name="ce1" office:value-type="string" calcext:value-type="string">
            <text:p>ул. Садовая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54.244297</text:p>
          </table:table-cell>
          <table:table-cell table:style-name="ce1" office:value-type="string" calcext:value-type="string">
            <text:p>48.2543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29" table:number-columns-repeated="2"/>
          <table:table-cell table:style-name="ce1" table:number-columns-repeated="8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адовая, дом 15, 17, 18, 2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07" calcext:value-type="float">
            <text:p>30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ригородный</text:p>
          </table:table-cell>
          <table:table-cell table:style-name="ce1" office:value-type="string" calcext:value-type="string">
            <text:p>пер. Садовый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245062</text:p>
          </table:table-cell>
          <table:table-cell table:style-name="ce1" office:value-type="string" calcext:value-type="string">
            <text:p>48.2561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Садовый, дома 2,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ригородный</text:p>
          </table:table-cell>
          <table:table-cell table:style-name="ce1" office:value-type="string" calcext:value-type="string">
            <text:p>ул. Фасадная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54.241952</text:p>
          </table:table-cell>
          <table:table-cell table:style-name="ce1" office:value-type="string" calcext:value-type="string">
            <text:p>48.2609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Фасадная, дом 1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ригородный</text:p>
          </table:table-cell>
          <table:table-cell table:style-name="ce1" office:value-type="string" calcext:value-type="string">
            <text:p>ул. Фасадная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239043</text:p>
          </table:table-cell>
          <table:table-cell table:style-name="ce1" office:value-type="string" calcext:value-type="string">
            <text:p>48.2587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29" table:number-columns-repeated="2"/>
          <table:table-cell table:style-name="ce1" table:number-columns-repeated="8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Фасадная, дома 16, 18, 20, ул. Школьная, дом 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ригородный</text:p>
          </table:table-cell>
          <table:table-cell table:style-name="ce1" office:value-type="string" calcext:value-type="string">
            <text:p>ул. Фасадная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54.240661</text:p>
          </table:table-cell>
          <table:table-cell table:style-name="ce1" office:value-type="string" calcext:value-type="string">
            <text:p>48.2607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Фасадная, дома 27, 29, 3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ригородный</text:p>
          </table:table-cell>
          <table:table-cell table:style-name="ce1" office:value-type="string" calcext:value-type="string">
            <text:p>ул. Школьная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242535</text:p>
          </table:table-cell>
          <table:table-cell table:style-name="ce1" office:value-type="string" calcext:value-type="string">
            <text:p>48.2560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Школьная, дом 8, 9, 1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7"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д. Кувшиновка</text:p>
          </table:table-cell>
          <table:table-cell table:style-name="ce1" office:value-type="string" calcext:value-type="string">
            <text:p>ул. Кооперативная (в районе обелиска)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вободы, дома 30, 32, 34, ул. Кооперативная, дома 52, 5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д. Кувшиновка</text:p>
          </table:table-cell>
          <table:table-cell table:style-name="ce1" office:value-type="string" calcext:value-type="string">
            <text:p>ул. Свободы (в районе пруда)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овая, дома 1, 2, 3,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д. Кувшиновка</text:p>
          </table:table-cell>
          <table:table-cell table:style-name="ce1" office:value-type="string" calcext:value-type="string">
            <text:p>ул. Свободы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18579</text:p>
          </table:table-cell>
          <table:table-cell table:style-name="ce1" office:value-type="string" calcext:value-type="string">
            <text:p>48.217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бетон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вободы, дома 2, 4, 5, 6, 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д. Кувшиновка</text:p>
          </table:table-cell>
          <table:table-cell table:style-name="ce1" office:value-type="string" calcext:value-type="string">
            <text:p>ул. Свободы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вободы, дома 28, 29, 30, 3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Туть</text:p>
          </table:table-cell>
          <table:table-cell table:style-name="ce1" office:value-type="string" calcext:value-type="string">
            <text:p>ул. Герцена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2" table:number-columns-repeated="2"/>
          <table:table-cell table:style-name="ce1" office:value-type="string" calcext:value-type="string">
            <text:p>6+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ерце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Туть</text:p>
          </table:table-cell>
          <table:table-cell table:style-name="ce1" office:value-type="string" calcext:value-type="string">
            <text:p>ул. Транспортная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ранспорт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18" calcext:value-type="float">
            <text:p>31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Туть</text:p>
          </table:table-cell>
          <table:table-cell table:style-name="ce1" office:value-type="string" calcext:value-type="string">
            <text:p>ул. Транспортная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54.298283</text:p>
          </table:table-cell>
          <table:table-cell table:style-name="ce1" office:value-type="string" calcext:value-type="string">
            <text:p>48.3670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ранспорт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19" calcext:value-type="float">
            <text:p>31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Туть</text:p>
          </table:table-cell>
          <table:table-cell table:style-name="ce1" office:value-type="string" calcext:value-type="string">
            <text:p>ул. Транспортная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ранспорт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20" calcext:value-type="float">
            <text:p>32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Туть</text:p>
          </table:table-cell>
          <table:table-cell table:style-name="ce1" office:value-type="string" calcext:value-type="string">
            <text:p>ул. Тургенева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урген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Туть</text:p>
          </table:table-cell>
          <table:table-cell table:style-name="ce1" office:value-type="string" calcext:value-type="string">
            <text:p>ул. Чернышевского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Чернышевс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Туть</text:p>
          </table:table-cell>
          <table:table-cell table:style-name="ce1" office:value-type="string" calcext:value-type="string">
            <text:p>ул. Чернышевского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Чернышевс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Туть</text:p>
          </table:table-cell>
          <table:table-cell table:style-name="ce1" office:value-type="string" calcext:value-type="string">
            <text:p>ул. Южная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Юж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Туть</text:p>
          </table:table-cell>
          <table:table-cell table:style-name="ce1" office:value-type="string" calcext:value-type="string">
            <text:p>ул. Южная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Юж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25" calcext:value-type="float">
            <text:p>32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50-летия ВЛКСМ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06983</text:p>
          </table:table-cell>
          <table:table-cell table:style-name="ce1" office:value-type="string" calcext:value-type="string">
            <text:p>48.33249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26" calcext:value-type="float">
            <text:p>32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154 Стрелковой Дивизии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285316</text:p>
          </table:table-cell>
          <table:table-cell table:style-name="ce1" office:value-type="string" calcext:value-type="string">
            <text:p>48.2653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154-ой стрелковой дивизии, дома 6, 10, 1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27" calcext:value-type="float">
            <text:p>32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154 Стрелковой Дивизии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285771</text:p>
          </table:table-cell>
          <table:table-cell table:style-name="ce1" office:value-type="string" calcext:value-type="string">
            <text:p>48.2644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154-ой стрелковой дивизии, дома 18, 2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28" calcext:value-type="float">
            <text:p>32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154 Стрелковой Дивизии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54.286462</text:p>
          </table:table-cell>
          <table:table-cell table:style-name="ce1" office:value-type="string" calcext:value-type="string">
            <text:p>48.2630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154-ой стрелковой дивизии, дома 22, 26, 2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29" calcext:value-type="float">
            <text:p>32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зовская</text:p>
          </table:table-cell>
          <table:table-cell table:style-name="ce1" office:value-type="string" calcext:value-type="string">
            <text:p>84б</text:p>
          </table:table-cell>
          <table:table-cell table:style-name="ce1"/>
          <table:table-cell table:style-name="ce1" office:value-type="string" calcext:value-type="string">
            <text:p>54.323312</text:p>
          </table:table-cell>
          <table:table-cell table:style-name="ce1" office:value-type="string" calcext:value-type="string">
            <text:p>48.34211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зовская, дом 84 Б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30" calcext:value-type="float">
            <text:p>33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лександра Невского</text:p>
          </table:table-cell>
          <table:table-cell table:style-name="ce1" office:value-type="string" calcext:value-type="string">
            <text:p>2б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4.286248</text:p>
          </table:table-cell>
          <table:table-cell table:style-name="ce1" office:value-type="string" calcext:value-type="string">
            <text:p>48.3146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лександра Невского, дом 2 Б к. 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31" calcext:value-type="float">
            <text:p>33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лександра Невского</text:p>
          </table:table-cell>
          <table:table-cell table:style-name="ce1" office:value-type="string" calcext:value-type="string">
            <text:p>2б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4.286563</text:p>
          </table:table-cell>
          <table:table-cell table:style-name="ce1" office:value-type="string" calcext:value-type="string">
            <text:p>48.3156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лександра Невского, дом 2 Б к. 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32" calcext:value-type="float">
            <text:p>33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лександра Невского</text:p>
          </table:table-cell>
          <table:table-cell table:style-name="ce1" office:value-type="string" calcext:value-type="string">
            <text:p>2б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4.286914</text:p>
          </table:table-cell>
          <table:table-cell table:style-name="ce1" office:value-type="string" calcext:value-type="string">
            <text:p>48.31647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лександра Невского, дом 2 Б к. 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33" calcext:value-type="float">
            <text:p>33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лександра Невского</text:p>
          </table:table-cell>
          <table:table-cell table:style-name="ce1" office:value-type="string" calcext:value-type="string">
            <text:p>2б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4.287368</text:p>
          </table:table-cell>
          <table:table-cell table:style-name="ce1" office:value-type="string" calcext:value-type="string">
            <text:p>48.3174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лександра Невского, дом 2 Б к.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34" calcext:value-type="float">
            <text:p>33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лександра Невского</text:p>
          </table:table-cell>
          <table:table-cell table:style-name="ce1" office:value-type="string" calcext:value-type="string">
            <text:p>2б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4.287758</text:p>
          </table:table-cell>
          <table:table-cell table:style-name="ce1" office:value-type="string" calcext:value-type="string">
            <text:p>48.3183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лександра Невского, дом 2 Б к. 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35" calcext:value-type="float">
            <text:p>33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лександра Невского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string" calcext:value-type="string">
            <text:p>54.290842</text:p>
          </table:table-cell>
          <table:table-cell table:style-name="ce1" office:value-type="string" calcext:value-type="string">
            <text:p>48.3299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лександра Невского, дом 10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36" calcext:value-type="float">
            <text:p>33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блукова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307062</text:p>
          </table:table-cell>
          <table:table-cell table:style-name="ce1" office:value-type="string" calcext:value-type="string">
            <text:p>48.35550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ушкарева, дом 6а, ул. Аблукова, дом 1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1">
          <table:table-cell table:style-name="ce1" office:value-type="float" office:value="337" calcext:value-type="float">
            <text:p>33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втозаводская</text:p>
          </table:table-cell>
          <table:table-cell table:style-name="ce1" office:value-type="string" calcext:value-type="string">
            <text:p>3а</text:p>
          </table:table-cell>
          <table:table-cell table:style-name="ce1"/>
          <table:table-cell table:style-name="ce1" office:value-type="string" calcext:value-type="string">
            <text:p>54.305670</text:p>
          </table:table-cell>
          <table:table-cell table:style-name="ce1" office:value-type="string" calcext:value-type="string">
            <text:p>48.3195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втозаводская, дом 9, 11, 11 А, 3 А, 7, 15, 15 А, 17, ул. Полбина, дома 7, 12, Московское шоссе, дом 2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38" calcext:value-type="float">
            <text:p>33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втозаводская</text:p>
          </table:table-cell>
          <table:table-cell table:style-name="ce1" office:value-type="string" calcext:value-type="string">
            <text:p>29а</text:p>
          </table:table-cell>
          <table:table-cell table:style-name="ce1"/>
          <table:table-cell table:style-name="ce1" office:value-type="string" calcext:value-type="string">
            <text:p>54.302172</text:p>
          </table:table-cell>
          <table:table-cell table:style-name="ce1" office:value-type="string" calcext:value-type="string">
            <text:p>48.3186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втозаводская, дома 23а, 25, 27, 29, 29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4">
          <table:table-cell table:style-name="ce1" office:value-type="float" office:value="339" calcext:value-type="float">
            <text:p>33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втозаводская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54.298559</text:p>
          </table:table-cell>
          <table:table-cell table:style-name="ce1" office:value-type="string" calcext:value-type="string">
            <text:p>48.3161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стовская, дома 19, 21, 23, 25, 27, 29, 31, 33, 26, ул. Автозаводская, дома 30, 32, 34, ул. Октябрьская, дома 4, 4а, 6, 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40" calcext:value-type="float">
            <text:p>34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стовская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54.297698</text:p>
          </table:table-cell>
          <table:table-cell table:style-name="ce1" office:value-type="string" calcext:value-type="string">
            <text:p>48.31578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бетон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стовская, дома 35, 37, 39, 41, 43, 45, 47, 49, пер. Октябрьский, дома 1а, 3, 5, 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41" calcext:value-type="float">
            <text:p>34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втозаводская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54.300258</text:p>
          </table:table-cell>
          <table:table-cell table:style-name="ce1" office:value-type="string" calcext:value-type="string">
            <text:p>48.3185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втозаводская, дома 33, 35, 37, 37а, 3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1">
          <table:table-cell table:style-name="ce1" office:value-type="float" office:value="342" calcext:value-type="float">
            <text:p>34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стовская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54.295575</text:p>
          </table:table-cell>
          <table:table-cell table:style-name="ce1" office:value-type="string" calcext:value-type="string">
            <text:p>48.31564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втозаводская, дома 40а, 42а, 44а, пер. Октябрьский, дом 6а, ул. Ростовская, дома 53, 55, 5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43" calcext:value-type="float">
            <text:p>34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втозаводская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string" calcext:value-type="string">
            <text:p>54.295243</text:p>
          </table:table-cell>
          <table:table-cell table:style-name="ce1" office:value-type="string" calcext:value-type="string">
            <text:p>48.315717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втозаводская, дома 46а, 46б, 48, ул. Ростовская, дома 61, 6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2">
          <table:table-cell table:style-name="ce1" office:value-type="float" office:value="344" calcext:value-type="float">
            <text:p>34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втозаводская</text:p>
          </table:table-cell>
          <table:table-cell table:style-name="ce1" office:value-type="string" calcext:value-type="string">
            <text:p>59б</text:p>
          </table:table-cell>
          <table:table-cell table:style-name="ce1"/>
          <table:table-cell table:style-name="ce1" office:value-type="string" calcext:value-type="string">
            <text:p>54.295893</text:p>
          </table:table-cell>
          <table:table-cell table:style-name="ce1" office:value-type="string" calcext:value-type="string">
            <text:p>48.31734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втозаводская, дома 57, 59б, 61а, Западный бульвар, дом 32, пер. Октябрьский, дом 1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45" calcext:value-type="float">
            <text:p>34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ожарского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54.291576</text:p>
          </table:table-cell>
          <table:table-cell table:style-name="ce1" office:value-type="string" calcext:value-type="string">
            <text:p>48.3176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втозаводская, дом 65, 67, 69, 71, 73, 75, 7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46" calcext:value-type="float">
            <text:p>34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ртема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54.320116</text:p>
          </table:table-cell>
          <table:table-cell table:style-name="ce1" office:value-type="string" calcext:value-type="string">
            <text:p>48.35844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7" calcext:value-type="float">
            <text:p>7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7.7" calcext:value-type="float">
            <text:p>7,7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ртема, дом 28, ул. Пушкарева, дом 6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47" calcext:value-type="float">
            <text:p>34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огдана Хмельницкого</text:p>
          </table:table-cell>
          <table:table-cell table:style-name="ce1" office:value-type="string" calcext:value-type="string">
            <text:p>2а</text:p>
          </table:table-cell>
          <table:table-cell table:style-name="ce1"/>
          <table:table-cell table:style-name="ce1" office:value-type="string" calcext:value-type="string">
            <text:p>54.295368</text:p>
          </table:table-cell>
          <table:table-cell table:style-name="ce1" office:value-type="string" calcext:value-type="string">
            <text:p>48.295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гдана Хмельницкого, дом 2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48" calcext:value-type="float">
            <text:p>34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огдана Хмельницкого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291847</text:p>
          </table:table-cell>
          <table:table-cell table:style-name="ce1" office:value-type="string" calcext:value-type="string">
            <text:p>48.30184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гдана Хмельницкого, дома 11, 13, 15, 17, ул. Ефремова, дом 1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49" calcext:value-type="float">
            <text:p>34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огдана Хмельницкого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290210</text:p>
          </table:table-cell>
          <table:table-cell table:style-name="ce1" office:value-type="string" calcext:value-type="string">
            <text:p>48.3019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7" calcext:value-type="float">
            <text:p>7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7.7" calcext:value-type="float">
            <text:p>7,7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гдана Хмельницкого, дом 18, 24, 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50" calcext:value-type="float">
            <text:p>35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огдана Хмельницкого</text:p>
          </table:table-cell>
          <table:table-cell table:style-name="ce1" office:value-type="string" calcext:value-type="string">
            <text:p>19а</text:p>
          </table:table-cell>
          <table:table-cell table:style-name="ce1"/>
          <table:table-cell table:style-name="ce1" office:value-type="string" calcext:value-type="string">
            <text:p>54.291084</text:p>
          </table:table-cell>
          <table:table-cell table:style-name="ce1" office:value-type="string" calcext:value-type="string">
            <text:p>48.304790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гдана Хмельницкого, дом 19, 19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51" calcext:value-type="float">
            <text:p>35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огдана Хмельницкого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54.289939</text:p>
          </table:table-cell>
          <table:table-cell table:style-name="ce1" office:value-type="string" calcext:value-type="string">
            <text:p>48.3045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гдана Хмельницкого, дома 21, 25, ул. Рябикова, дома 12, 1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52" calcext:value-type="float">
            <text:p>35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огдана Хмельницкого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54.287211</text:p>
          </table:table-cell>
          <table:table-cell table:style-name="ce1" office:value-type="string" calcext:value-type="string">
            <text:p>48.3077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гдана Хмельницкого, дом 3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0">
          <table:table-cell table:style-name="ce1" office:value-type="float" office:value="353" calcext:value-type="float">
            <text:p>35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Вольский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278819</text:p>
          </table:table-cell>
          <table:table-cell table:style-name="ce1" office:value-type="string" calcext:value-type="string">
            <text:p>48.2981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Вольский, пер. Еланский, ул. Астрадамовская, ул. Кузоватовская, 2, 4, 6, 8, ул. Самарская, 2,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54" calcext:value-type="float">
            <text:p>35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д Высотный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299322</text:p>
          </table:table-cell>
          <table:table-cell table:style-name="ce1" office:value-type="string" calcext:value-type="string">
            <text:p>48.33448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д Высотный, дома 3, 6, ул. Октябрьская, дом 3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9">
          <table:table-cell table:style-name="ce1" office:value-type="float" office:value="355" calcext:value-type="float">
            <text:p>35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ерасимова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54.292400</text:p>
          </table:table-cell>
          <table:table-cell table:style-name="ce1" office:value-type="string" calcext:value-type="string">
            <text:p>48.2961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Ефремова, дома 40, 42, ул. Станкостроителей, дома 3, 7, ул. Герасимова, дома 1, 3, 5, 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1">
          <table:table-cell table:style-name="ce1" office:value-type="float" office:value="356" calcext:value-type="float">
            <text:p>35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ерасимова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29203</text:p>
          </table:table-cell>
          <table:table-cell table:style-name="ce1" office:value-type="string" calcext:value-type="string">
            <text:p>48.2073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ерасимова, дом 11, 13, 15, ул. Богдана Хмельницкого, дома 2, 4, 6, 8, 10, ул. Ефремова, дома 32, 3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57" calcext:value-type="float">
            <text:p>35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ерасимова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54.294307</text:p>
          </table:table-cell>
          <table:table-cell table:style-name="ce1" office:value-type="string" calcext:value-type="string">
            <text:p>48.3002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7" calcext:value-type="float">
            <text:p>0,77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ерасимова, дом 2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58" calcext:value-type="float">
            <text:p>35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ерасимова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54.294467</text:p>
          </table:table-cell>
          <table:table-cell table:style-name="ce1" office:value-type="string" calcext:value-type="string">
            <text:p>48.30173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ерасимова, дом 27, 29, 35, 37, ул. Стасова, дом 8, ул. Ефремова, дома 16, 17, 20, 24, 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4">
          <table:table-cell table:style-name="ce1" office:value-type="float" office:value="359" calcext:value-type="float">
            <text:p>35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орького</text:p>
          </table:table-cell>
          <table:table-cell table:style-name="ce1" office:value-type="string" calcext:value-type="string">
            <text:p>2а</text:p>
          </table:table-cell>
          <table:table-cell table:style-name="ce1"/>
          <table:table-cell table:style-name="ce1" office:value-type="string" calcext:value-type="string">
            <text:p>54.301338</text:p>
          </table:table-cell>
          <table:table-cell table:style-name="ce1" office:value-type="string" calcext:value-type="string">
            <text:p>48.31463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орького, дома 1, 2а, 3, 4, ул. Лихачева, дома 18а, 20а, 7, ул. Ростовская, дома 6, 8, 9, 10, 11, 1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оватора</text:p>
          </table:table-cell>
          <table:table-cell table:style-name="ce1" office:value-type="string" calcext:value-type="string">
            <text:p>3б</text:p>
          </table:table-cell>
          <table:table-cell table:style-name="ce1"/>
          <table:table-cell table:style-name="ce1" office:value-type="string" calcext:value-type="string">
            <text:p>54.296030</text:p>
          </table:table-cell>
          <table:table-cell table:style-name="ce1" office:value-type="string" calcext:value-type="string">
            <text:p>48.31014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оватора, дом 3б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61" calcext:value-type="float">
            <text:p>36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оватора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291289</text:p>
          </table:table-cell>
          <table:table-cell table:style-name="ce1" office:value-type="string" calcext:value-type="string">
            <text:p>48.31330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оватора, дом 9, 18, 22, ул. Рябикова, дом 1, 1а, ул. Автозаводская, дом 54, 5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62" calcext:value-type="float">
            <text:p>36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оватора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292927</text:p>
          </table:table-cell>
          <table:table-cell table:style-name="ce1" office:value-type="string" calcext:value-type="string">
            <text:p>48.3109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оватора, дом 1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9">
          <table:table-cell table:style-name="ce1" office:value-type="float" office:value="363" calcext:value-type="float">
            <text:p>36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оватора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54.290220</text:p>
          </table:table-cell>
          <table:table-cell table:style-name="ce1" office:value-type="string" calcext:value-type="string">
            <text:p>48.313622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ябикова, дом 3, ул. Севастопольская, дома 2, 4, ул. Доватора, дома 20, 24, 26, 30, 32, 34, 36, 3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64" calcext:value-type="float">
            <text:p>36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остоевского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54.303427</text:p>
          </table:table-cell>
          <table:table-cell table:style-name="ce1" office:value-type="string" calcext:value-type="string">
            <text:p>48.3173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остоевского, дом 7, ул. Автозаводская, дома 10, 12, 1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0">
          <table:table-cell table:style-name="ce1" office:value-type="float" office:value="365" calcext:value-type="float">
            <text:p>36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Ефремова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295498</text:p>
          </table:table-cell>
          <table:table-cell table:style-name="ce1" office:value-type="string" calcext:value-type="string">
            <text:p>48.3061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Ефремова, дома 1, 2, 4, 10, 14, ул. Доватора, дом 8, ул. Герасимова, дом 3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1">
          <table:table-cell table:style-name="ce1" office:value-type="float" office:value="366" calcext:value-type="float">
            <text:p>36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Ефремова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54.293175</text:p>
          </table:table-cell>
          <table:table-cell table:style-name="ce1" office:value-type="string" calcext:value-type="string">
            <text:p>48.301038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гдана Хмельницкого, дома 1, 3, 5, 7, 9, ул. Герасимова, дома 21, 23, 2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0">
          <table:table-cell table:style-name="ce1" office:value-type="float" office:value="367" calcext:value-type="float">
            <text:p>36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Ефремова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54.287901</text:p>
          </table:table-cell>
          <table:table-cell table:style-name="ce1" office:value-type="string" calcext:value-type="string">
            <text:p>48.29076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9" calcext:value-type="float">
            <text:p>9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Ефремова, дома 45, 47, 49, ул. Промышленная, дома 22, 24, 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68" calcext:value-type="float">
            <text:p>36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Ефремова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string" calcext:value-type="string">
            <text:p>54.280284</text:p>
          </table:table-cell>
          <table:table-cell table:style-name="ce1" office:value-type="string" calcext:value-type="string">
            <text:p>48.2802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7" calcext:value-type="float">
            <text:p>7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7.7" calcext:value-type="float">
            <text:p>7,7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Ефремова, дома 93, 95, 10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69" calcext:value-type="float">
            <text:p>36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Ефремова</text:p>
          </table:table-cell>
          <table:table-cell table:style-name="ce1" office:value-type="float" office:value="113" calcext:value-type="float">
            <text:p>113</text:p>
          </table:table-cell>
          <table:table-cell table:style-name="ce1"/>
          <table:table-cell table:style-name="ce1" office:value-type="string" calcext:value-type="string">
            <text:p>54.277204</text:p>
          </table:table-cell>
          <table:table-cell table:style-name="ce1" office:value-type="string" calcext:value-type="string">
            <text:p>48.2801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Ефремова, дома 111, 113, ул. Камышинская, дома 42, 48, 5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70" calcext:value-type="float">
            <text:p>37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Западный бульвар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06243</text:p>
          </table:table-cell>
          <table:table-cell table:style-name="ce1" office:value-type="string" calcext:value-type="string">
            <text:p>48.32457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Западный Бульвар, дом 1, Московское шоссе, дома 33, 37, пр-д Полтавский, дом 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0">
          <table:table-cell table:style-name="ce1" office:value-type="float" office:value="371" calcext:value-type="float">
            <text:p>37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Западный бульвар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4.305322</text:p>
          </table:table-cell>
          <table:table-cell table:style-name="ce1" office:value-type="string" calcext:value-type="string">
            <text:p>48.32435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Западный Бульвар, дом 5, пр-д Полтавский, дом 1, ул. Полбина, дома 15, 17, 1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0">
          <table:table-cell table:style-name="ce1" office:value-type="float" office:value="372" calcext:value-type="float">
            <text:p>37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Западный бульвар</text:p>
          </table:table-cell>
          <table:table-cell table:style-name="ce1" office:value-type="string" calcext:value-type="string">
            <text:p>18а</text:p>
          </table:table-cell>
          <table:table-cell table:style-name="ce1"/>
          <table:table-cell table:style-name="ce1" office:value-type="string" calcext:value-type="string">
            <text:p>54.302561</text:p>
          </table:table-cell>
          <table:table-cell table:style-name="ce1" office:value-type="string" calcext:value-type="string">
            <text:p>48.32097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Западный Бульвар, дома 16, 16а, 18, 18а, ул. Достоевского, дома 13, 13а, 15, 17, 19, 20, 2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9">
          <table:table-cell table:style-name="ce1" office:value-type="float" office:value="373" calcext:value-type="float">
            <text:p>37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Западный бульвар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54.297203</text:p>
          </table:table-cell>
          <table:table-cell table:style-name="ce1" office:value-type="string" calcext:value-type="string">
            <text:p>48.3201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Западный Бульвар, дома 24, 26, 28, пер. Октябрьский, дома 13, 14, 15а, 17а, ул. Автозаводская, дома 53, 53а, 5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74" calcext:value-type="float">
            <text:p>37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дьяна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255876</text:p>
          </table:table-cell>
          <table:table-cell table:style-name="ce1" office:value-type="string" calcext:value-type="string">
            <text:p>48.2805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дьяна, дома 1а, 3, 5, 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75" calcext:value-type="float">
            <text:p>37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дьяна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255794</text:p>
          </table:table-cell>
          <table:table-cell table:style-name="ce1" office:value-type="string" calcext:value-type="string">
            <text:p>48.2783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дьяна, дома 9, 11, 1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76" calcext:value-type="float">
            <text:p>37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мышинская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string" calcext:value-type="string">
            <text:p>54.278335</text:p>
          </table:table-cell>
          <table:table-cell table:style-name="ce1" office:value-type="string" calcext:value-type="string">
            <text:p>48.2832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мышинская, дома 49, 55, 57, <text:s/>АО "Тандер"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77" calcext:value-type="float">
            <text:p>37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мышинская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style-name="ce1" office:value-type="string" calcext:value-type="string">
            <text:p>54.280973</text:p>
          </table:table-cell>
          <table:table-cell table:style-name="ce1" office:value-type="string" calcext:value-type="string">
            <text:p>48.2747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мышинская, дома 65, 67, 69, 73, 7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78" calcext:value-type="float">
            <text:p>37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мышинская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style-name="ce1" office:value-type="string" calcext:value-type="string">
            <text:p>54.282278</text:p>
          </table:table-cell>
          <table:table-cell table:style-name="ce1" office:value-type="string" calcext:value-type="string">
            <text:p>48.2747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ельникова, дома 1, 3, 1а, 1б, ул. Камышинская, дом 7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79" calcext:value-type="float">
            <text:p>37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мышинская</text:p>
          </table:table-cell>
          <table:table-cell table:style-name="ce1" office:value-type="string" calcext:value-type="string">
            <text:p>83б</text:p>
          </table:table-cell>
          <table:table-cell table:style-name="ce1"/>
          <table:table-cell table:style-name="ce1" office:value-type="string" calcext:value-type="string">
            <text:p>54.281564</text:p>
          </table:table-cell>
          <table:table-cell table:style-name="ce1" office:value-type="string" calcext:value-type="string">
            <text:p>48.2715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мышинская, дома 81, 83а, 83б, ул. Мельникова, дом 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80" calcext:value-type="float">
            <text:p>38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мышинская</text:p>
          </table:table-cell>
          <table:table-cell table:style-name="ce1" office:value-type="string" calcext:value-type="string">
            <text:p>83г</text:p>
          </table:table-cell>
          <table:table-cell table:style-name="ce1"/>
          <table:table-cell table:style-name="ce1" office:value-type="string" calcext:value-type="string">
            <text:p>54.282567</text:p>
          </table:table-cell>
          <table:table-cell table:style-name="ce1" office:value-type="string" calcext:value-type="string">
            <text:p>48.2707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мышинская, дома 83, 83в, 83г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81" calcext:value-type="float">
            <text:p>38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мышинская</text:p>
          </table:table-cell>
          <table:table-cell table:style-name="ce1" office:value-type="string" calcext:value-type="string">
            <text:p>85а</text:p>
          </table:table-cell>
          <table:table-cell table:style-name="ce1"/>
          <table:table-cell table:style-name="ce1" office:value-type="string" calcext:value-type="string">
            <text:p>54.282615</text:p>
          </table:table-cell>
          <table:table-cell table:style-name="ce1" office:value-type="string" calcext:value-type="string">
            <text:p>48.2707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мышинская, дома 85, 85а, 8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82" calcext:value-type="float">
            <text:p>38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мышинская</text:p>
          </table:table-cell>
          <table:table-cell table:style-name="ce1" office:value-type="string" calcext:value-type="string">
            <text:p>89а</text:p>
          </table:table-cell>
          <table:table-cell table:style-name="ce1"/>
          <table:table-cell table:style-name="ce1" office:value-type="string" calcext:value-type="string">
            <text:p>54.282452</text:p>
          </table:table-cell>
          <table:table-cell table:style-name="ce1" office:value-type="string" calcext:value-type="string">
            <text:p>48.2678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мышинская, дома 89, 89а, 89б, 89в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83" calcext:value-type="float">
            <text:p>38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мышинская</text:p>
          </table:table-cell>
          <table:table-cell table:style-name="ce1" office:value-type="string" calcext:value-type="string">
            <text:p>91а</text:p>
          </table:table-cell>
          <table:table-cell table:style-name="ce1"/>
          <table:table-cell table:style-name="ce1" office:value-type="string" calcext:value-type="string">
            <text:p>54.282978</text:p>
          </table:table-cell>
          <table:table-cell table:style-name="ce1" office:value-type="string" calcext:value-type="string">
            <text:p>48.2697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мышинская, дома 91, 91а, 91б, 91в, 9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84" calcext:value-type="float">
            <text:p>38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мышинская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string" calcext:value-type="string">
            <text:p>54.284102</text:p>
          </table:table-cell>
          <table:table-cell table:style-name="ce1" office:value-type="string" calcext:value-type="string">
            <text:p>48.26457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мышинская, дома 95, 97, 99, 101, ул. 154-ой стрелковой дивизии, дома 2,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0">
          <table:table-cell table:style-name="ce1" office:value-type="float" office:value="385" calcext:value-type="float">
            <text:p>38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д Караганова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306074</text:p>
          </table:table-cell>
          <table:table-cell table:style-name="ce1" office:value-type="string" calcext:value-type="string">
            <text:p>48.329019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д Караганова, дома 2, 3, 4, 5, 6, 8, Московское шоссе, дом 41, ул. Полбина, дом 25, пр-кт 50-летия ВЛКСМ, дома 1, 3, 5, 11, 1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86" calcext:value-type="float">
            <text:p>38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Кленский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54.279682</text:p>
          </table:table-cell>
          <table:table-cell table:style-name="ce1" office:value-type="string" calcext:value-type="string">
            <text:p>48.3001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Кленский, дом 1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87" calcext:value-type="float">
            <text:p>38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узоватовская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279785</text:p>
          </table:table-cell>
          <table:table-cell table:style-name="ce1" office:value-type="string" calcext:value-type="string">
            <text:p>48.2983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узоватовская, 7, 9, 11а, 13а, 15а, пер. Клен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88" calcext:value-type="float">
            <text:p>38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узоватовская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string" calcext:value-type="string">
            <text:p>54.284236</text:p>
          </table:table-cell>
          <table:table-cell table:style-name="ce1" office:value-type="string" calcext:value-type="string">
            <text:p>48.28725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8" calcext:value-type="float">
            <text:p>8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Ефремова, дома 59, 63, 69, 71, 73, ул. Кузоватовская, дома 39, 41, 4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89" calcext:value-type="float">
            <text:p>38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узоватовская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string" calcext:value-type="string">
            <text:p>54.283104</text:p>
          </table:table-cell>
          <table:table-cell table:style-name="ce1" office:value-type="string" calcext:value-type="string">
            <text:p>48.28613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6" calcext:value-type="float">
            <text:p>6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узоватовская, дома 48, 52, 54, 56, ул. Ефремова, дом 7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90" calcext:value-type="float">
            <text:p>39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ихачева</text:p>
          </table:table-cell>
          <table:table-cell table:style-name="ce1" office:value-type="string" calcext:value-type="string">
            <text:p>4, 4а</text:p>
          </table:table-cell>
          <table:table-cell table:style-name="ce1"/>
          <table:table-cell table:style-name="ce1" office:value-type="string" calcext:value-type="string">
            <text:p>54.305335</text:p>
          </table:table-cell>
          <table:table-cell table:style-name="ce1" office:value-type="string" calcext:value-type="string">
            <text:p>48.31416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ихачева, дома 2, 2а, 4, 4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8">
          <table:table-cell table:style-name="ce1" office:value-type="float" office:value="391" calcext:value-type="float">
            <text:p>39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ихачева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4.304266</text:p>
          </table:table-cell>
          <table:table-cell table:style-name="ce1" office:value-type="string" calcext:value-type="string">
            <text:p>48.3166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Московское шоссе, дом 21, ул. Автозаводская, дома 2, 4, 6, 8, ул. Полбина, дома 2, 4, 11, ул. Лихачева, дома 2, 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4">
          <table:table-cell table:style-name="ce1" office:value-type="float" office:value="392" calcext:value-type="float">
            <text:p>39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ихачева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301717</text:p>
          </table:table-cell>
          <table:table-cell table:style-name="ce1" office:value-type="string" calcext:value-type="string">
            <text:p>48.3163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ихачева, дома 11, 13, 14, 15, 16, ул. Горького, дома 7, 9, ул. Автозаводская, дом 1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1">
          <table:table-cell table:style-name="ce1" office:value-type="float" office:value="393" calcext:value-type="float">
            <text:p>39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ихачева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54.299840</text:p>
          </table:table-cell>
          <table:table-cell table:style-name="ce1" office:value-type="string" calcext:value-type="string">
            <text:p>48.3160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ихачева, дома 18, 20, 21, 22, 23, 24, 25, ул. Октябрьская, дом 9, ул. Горького, дома 10, 19, ул. Автозаводская, дома 20, 2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94" calcext:value-type="float">
            <text:p>39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енерала Мельникова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54.281815</text:p>
          </table:table-cell>
          <table:table-cell table:style-name="ce1" office:value-type="string" calcext:value-type="string">
            <text:p>48.2730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мышинская, дома 79, 71, ул. Генерала Мельникова, дома 9, 7, 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1">
          <table:table-cell table:style-name="ce1" office:value-type="float" office:value="395" calcext:value-type="float">
            <text:p>39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инина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293387</text:p>
          </table:table-cell>
          <table:table-cell table:style-name="ce1" office:value-type="string" calcext:value-type="string">
            <text:p>48.32325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7" calcext:value-type="float">
            <text:p>7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7.7" calcext:value-type="float">
            <text:p>7,7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нина, дома 11, 13, 17, 19, 21, 23, 25, 27, ул. Пожарского, дома 11, 23, 2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96" calcext:value-type="float">
            <text:p>39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инина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string" calcext:value-type="string">
            <text:p>54.293246</text:p>
          </table:table-cell>
          <table:table-cell table:style-name="ce1" office:value-type="string" calcext:value-type="string">
            <text:p>48.3287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нина, дом 5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97" calcext:value-type="float">
            <text:p>39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Московское шоссе</text:p>
          </table:table-cell>
          <table:table-cell table:style-name="ce1" office:value-type="string" calcext:value-type="string">
            <text:p>1ж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4.287373</text:p>
          </table:table-cell>
          <table:table-cell table:style-name="ce1" office:value-type="string" calcext:value-type="string">
            <text:p>48.256883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Московское шоссе, дом 1ж, к. 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98" calcext:value-type="float">
            <text:p>39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Московское шоссе</text:p>
          </table:table-cell>
          <table:table-cell table:style-name="ce1" office:value-type="string" calcext:value-type="string">
            <text:p>1ж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4.286454</text:p>
          </table:table-cell>
          <table:table-cell table:style-name="ce1" office:value-type="string" calcext:value-type="string">
            <text:p>48.25712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Московское шоссе, дом 1ж, к. 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399" calcext:value-type="float">
            <text:p>39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Московское шоссе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style-name="ce1" office:value-type="string" calcext:value-type="string">
            <text:p>54.306011</text:p>
          </table:table-cell>
          <table:table-cell table:style-name="ce1" office:value-type="string" calcext:value-type="string">
            <text:p>48.3421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Московское шоссе, дома 67, 69, 71, ул. Терешковой, дом 1, 1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00" calcext:value-type="float">
            <text:p>40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Московское шоссе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style-name="ce1" office:value-type="string" calcext:value-type="string">
            <text:p>54.306842</text:p>
          </table:table-cell>
          <table:table-cell table:style-name="ce1" office:value-type="string" calcext:value-type="string">
            <text:p>48.3456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Московское шоссе, дома 77, 79, 81, ул. Полбина, дом 61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0">
          <table:table-cell table:style-name="ce1" office:value-type="float" office:value="401" calcext:value-type="float">
            <text:p>40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2 пер. Народный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4.272207</text:p>
          </table:table-cell>
          <table:table-cell table:style-name="ce1" office:value-type="string" calcext:value-type="string">
            <text:p>48.2918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1 пер. Народный, 2 пер. Народный, 3 пер. Народный, ул. Самарская, дома 56, 60/17, 62, 64, 66/17, 6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8">
          <table:table-cell table:style-name="ce1" office:value-type="float" office:value="402" calcext:value-type="float">
            <text:p>40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ктябрьская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54.299039</text:p>
          </table:table-cell>
          <table:table-cell table:style-name="ce1" office:value-type="string" calcext:value-type="string">
            <text:p>48.318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втозаводская, дом 43, ул. Октябрьская, дома 14, 16, 18, 18а, Западный Бульвар, дома 20, 2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03" calcext:value-type="float">
            <text:p>40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ктябрьская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300070</text:p>
          </table:table-cell>
          <table:table-cell table:style-name="ce1" office:value-type="string" calcext:value-type="string">
            <text:p>48.3242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ктябрьская, дома 17, 1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04" calcext:value-type="float">
            <text:p>40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ктябрьская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54.298772</text:p>
          </table:table-cell>
          <table:table-cell table:style-name="ce1" office:value-type="string" calcext:value-type="string">
            <text:p>48.32545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ктябрьская, дома 21, 23, 25, 27, пр-д Полбина, дом 12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05" calcext:value-type="float">
            <text:p>40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ктябрьская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54.299845</text:p>
          </table:table-cell>
          <table:table-cell table:style-name="ce1" office:value-type="string" calcext:value-type="string">
            <text:p>48.34458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ктябрьская, дома 32, 32а, 3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06" calcext:value-type="float">
            <text:p>40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ктябрьская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54.299040</text:p>
          </table:table-cell>
          <table:table-cell table:style-name="ce1" office:value-type="string" calcext:value-type="string">
            <text:p>48.3321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ктябрьская, дома 31, 35, пр-кт 50-летия ВЛКСМ, дом 2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07" calcext:value-type="float">
            <text:p>40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ктябрьская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54.298326</text:p>
          </table:table-cell>
          <table:table-cell table:style-name="ce1" office:value-type="string" calcext:value-type="string">
            <text:p>48.334037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ктябрьская, дома 41, 4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08" calcext:value-type="float">
            <text:p>40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ктябрьская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string" calcext:value-type="string">
            <text:p>54.299347</text:p>
          </table:table-cell>
          <table:table-cell table:style-name="ce1" office:value-type="string" calcext:value-type="string">
            <text:p>48.33757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ктябрьская, дома 45, 49, ул. Терешковой, дом 3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4">
          <table:table-cell table:style-name="ce1" office:value-type="float" office:value="409" calcext:value-type="float">
            <text:p>40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ктябрьская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string" calcext:value-type="string">
            <text:p>54.301949</text:p>
          </table:table-cell>
          <table:table-cell table:style-name="ce1" office:value-type="string" calcext:value-type="string">
            <text:p>48.34427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9" calcext:value-type="float">
            <text:p>9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9.9" calcext:value-type="float">
            <text:p>9,9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ктябрьская, дома 53, 53а, 55, 55а, 57, 59, ул. Полбина, дома 44а, 44, 4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10" calcext:value-type="float">
            <text:p>41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традная</text:p>
          </table:table-cell>
          <table:table-cell table:style-name="ce16" office:value-type="string" calcext:value-type="string">
            <text:p><text:s/>14/2</text:p>
          </table:table-cell>
          <table:table-cell table:style-name="ce1"/>
          <table:table-cell table:style-name="ce1" office:value-type="string" calcext:value-type="string">
            <text:p>54.266550</text:p>
          </table:table-cell>
          <table:table-cell table:style-name="ce1" office:value-type="string" calcext:value-type="string">
            <text:p>48.2988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традная, дом 14/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11" calcext:value-type="float">
            <text:p>41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традная</text:p>
          </table:table-cell>
          <table:table-cell table:style-name="ce1" office:value-type="string" calcext:value-type="string">
            <text:p><text:s/>16/1</text:p>
          </table:table-cell>
          <table:table-cell table:style-name="ce1"/>
          <table:table-cell table:style-name="ce1" office:value-type="string" calcext:value-type="string">
            <text:p>54.266524</text:p>
          </table:table-cell>
          <table:table-cell table:style-name="ce1" office:value-type="string" calcext:value-type="string">
            <text:p>48.2984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традная, дом 16/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12" calcext:value-type="float">
            <text:p>41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ябикова</text:p>
            <text:p>(ЛИКВИДИРОВАНА)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style-name="ce1" office:value-type="string" calcext:value-type="string">
            <text:p>54.272024</text:p>
          </table:table-cell>
          <table:table-cell table:style-name="ce1" office:value-type="string" calcext:value-type="string">
            <text:p>48.28277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традная, дома 50, 54, 58, 60, ул. Рябикова, дома 98, 100, 102, 10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13" calcext:value-type="float">
            <text:p>41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традная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style-name="ce1" office:value-type="string" calcext:value-type="string">
            <text:p>54.269057</text:p>
          </table:table-cell>
          <table:table-cell table:style-name="ce1" office:value-type="string" calcext:value-type="string">
            <text:p>48.2809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традная, дом 7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14" calcext:value-type="float">
            <text:p>41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традная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style-name="ce1" office:value-type="string" calcext:value-type="string">
            <text:p>54.270346</text:p>
          </table:table-cell>
          <table:table-cell table:style-name="ce1" office:value-type="string" calcext:value-type="string">
            <text:p>48.2818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традная, дома 75, 7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15" calcext:value-type="float">
            <text:p>41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амарская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54.270106</text:p>
          </table:table-cell>
          <table:table-cell table:style-name="ce1" office:value-type="string" calcext:value-type="string">
            <text:p>48.290629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1 пер. Отрадный, ул. Народ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7">
          <table:table-cell table:style-name="ce1" office:value-type="float" office:value="416" calcext:value-type="float">
            <text:p>41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ожарского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4.292650</text:p>
          </table:table-cell>
          <table:table-cell table:style-name="ce1" office:value-type="string" calcext:value-type="string">
            <text:p>48.3198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нина, дома 1, 3, 5, ул. Пожарского, дома 5, 5а, ул. Автозаводская, дом 6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17" calcext:value-type="float">
            <text:p>41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ожарского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54.293013</text:p>
          </table:table-cell>
          <table:table-cell table:style-name="ce1" office:value-type="string" calcext:value-type="string">
            <text:p>48.32935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жарского, дома 29а, 31а, 33, 3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18" calcext:value-type="float">
            <text:p>41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д Полбина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301564</text:p>
          </table:table-cell>
          <table:table-cell table:style-name="ce1" office:value-type="string" calcext:value-type="string">
            <text:p>48.32525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д Полбина, дома 2, 4, 6,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19" calcext:value-type="float">
            <text:p>41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д Полбина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300415</text:p>
          </table:table-cell>
          <table:table-cell table:style-name="ce1" office:value-type="string" calcext:value-type="string">
            <text:p>48.32775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д Полбина, дома 14 16, 18, пр-т 50-летия ВЛКСМ, дома 21, 2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20" calcext:value-type="float">
            <text:p>42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д Полбина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54.301886</text:p>
          </table:table-cell>
          <table:table-cell table:style-name="ce1" office:value-type="string" calcext:value-type="string">
            <text:p>48.33697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6" calcext:value-type="float">
            <text:p>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д Полбина, дома 22, 24, 26, 32, ул. Полбина, дома 24, 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21" calcext:value-type="float">
            <text:p>42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олбина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04807</text:p>
          </table:table-cell>
          <table:table-cell table:style-name="ce1" office:value-type="string" calcext:value-type="string">
            <text:p>48.3220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лбина, дома 11, 14, 16, Западный бульвар, дома 6, 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22" calcext:value-type="float">
            <text:p>42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олбина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54.303073</text:p>
          </table:table-cell>
          <table:table-cell table:style-name="ce1" office:value-type="string" calcext:value-type="string">
            <text:p>48.3403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лбина, дома 36, 36а, 38, 40, 4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0">
          <table:table-cell table:style-name="ce1" office:value-type="float" office:value="423" calcext:value-type="float">
            <text:p>42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олбина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54.304255</text:p>
          </table:table-cell>
          <table:table-cell table:style-name="ce1" office:value-type="string" calcext:value-type="string">
            <text:p>48.3339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лбина, дома 35, 37, пр-т 50-летия ВЛКСМ, дома 10, 12, 14, 16, 2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24" calcext:value-type="float">
            <text:p>42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олбина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54.304271</text:p>
          </table:table-cell>
          <table:table-cell table:style-name="ce1" office:value-type="string" calcext:value-type="string">
            <text:p>48.3339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лбина, дома 41, 4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25" calcext:value-type="float">
            <text:p>42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олбина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54.303332</text:p>
          </table:table-cell>
          <table:table-cell table:style-name="ce1" office:value-type="string" calcext:value-type="string">
            <text:p>48.34104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лбина, дом 5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26" calcext:value-type="float">
            <text:p>42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ромышленная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54.285526</text:p>
          </table:table-cell>
          <table:table-cell table:style-name="ce1" office:value-type="string" calcext:value-type="string">
            <text:p>48.2981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ябикова, дома 22, 24, ул. Промышленная, дома 34, 4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27" calcext:value-type="float">
            <text:p>42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ушкарева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54.309240</text:p>
          </table:table-cell>
          <table:table-cell table:style-name="ce1" office:value-type="string" calcext:value-type="string">
            <text:p>48.35274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ушкарева, дом 1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28" calcext:value-type="float">
            <text:p>42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ушкарева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54.310697</text:p>
          </table:table-cell>
          <table:table-cell table:style-name="ce1" office:value-type="string" calcext:value-type="string">
            <text:p>48.35323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7" calcext:value-type="float">
            <text:p>7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7.7" calcext:value-type="float">
            <text:p>7,7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ушкарева, дом 3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29" calcext:value-type="float">
            <text:p>42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ушкарева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54.312156</text:p>
          </table:table-cell>
          <table:table-cell table:style-name="ce1" office:value-type="string" calcext:value-type="string">
            <text:p>48.3562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ушкарева, дом 36, 40, ул. Аблукова, дом 3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30" calcext:value-type="float">
            <text:p>43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стовская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54.299460</text:p>
          </table:table-cell>
          <table:table-cell table:style-name="ce1" office:value-type="string" calcext:value-type="string">
            <text:p>48.3136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стовская, дома 14, 16, 1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31" calcext:value-type="float">
            <text:p>43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Рузаевский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54.299428</text:p>
          </table:table-cell>
          <table:table-cell table:style-name="ce1" office:value-type="string" calcext:value-type="string">
            <text:p>48.3059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Рузаевский, дом 1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32" calcext:value-type="float">
            <text:p>43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ябикова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291335</text:p>
          </table:table-cell>
          <table:table-cell table:style-name="ce1" office:value-type="string" calcext:value-type="string">
            <text:p>48.3089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ябикова, дом 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33" calcext:value-type="float">
            <text:p>43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ябикова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54.290431</text:p>
          </table:table-cell>
          <table:table-cell table:style-name="ce1" office:value-type="string" calcext:value-type="string">
            <text:p>48.3099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ябикова, дом 5, 7, ул. Стасова, дом 1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34" calcext:value-type="float">
            <text:p>43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ябикова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54.290702</text:p>
          </table:table-cell>
          <table:table-cell table:style-name="ce1" office:value-type="string" calcext:value-type="string">
            <text:p>48.30775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7" calcext:value-type="float">
            <text:p>7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7.7" calcext:value-type="float">
            <text:p>7,7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ябикова, дома 8, 10, ул. Стасова, дома 18, 20, 2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35" calcext:value-type="float">
            <text:p>43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ябикова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289669</text:p>
          </table:table-cell>
          <table:table-cell table:style-name="ce1" office:value-type="string" calcext:value-type="string">
            <text:p>48.30788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ябикова, дом 9, ул. Стасова, дом 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8">
          <table:table-cell table:style-name="ce1" office:value-type="float" office:value="436" calcext:value-type="float">
            <text:p>43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ябикова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54.288177</text:p>
          </table:table-cell>
          <table:table-cell table:style-name="ce1" office:value-type="string" calcext:value-type="string">
            <text:p>48.3022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ябикова, дома 18, 20, ул. Богдана Хмельницкого, дома 20, 2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4">
          <table:table-cell table:style-name="ce1" office:value-type="float" office:value="437" calcext:value-type="float">
            <text:p>43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ябикова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54.282892</text:p>
          </table:table-cell>
          <table:table-cell table:style-name="ce1" office:value-type="string" calcext:value-type="string">
            <text:p>48.29574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7" calcext:value-type="float">
            <text:p>7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5.25" calcext:value-type="float">
            <text:p>5,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ябикова, дома 32, 38, 36, ул. Кузоватовская, дома 23, 21, 1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38" calcext:value-type="float">
            <text:p>43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ябикова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string" calcext:value-type="string">
            <text:p>54.280232</text:p>
          </table:table-cell>
          <table:table-cell table:style-name="ce1" office:value-type="string" calcext:value-type="string">
            <text:p>48.2943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7" calcext:value-type="float">
            <text:p>7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5.25" calcext:value-type="float">
            <text:p>5,25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ябикова, дома 46, 48, 50, 54, ул. Кузоватовская, дом 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39" calcext:value-type="float">
            <text:p>43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ябикова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style-name="ce1" office:value-type="string" calcext:value-type="string">
            <text:p>54.278665</text:p>
          </table:table-cell>
          <table:table-cell table:style-name="ce1" office:value-type="string" calcext:value-type="string">
            <text:p>48.2913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ябикова, дома 66, 66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40" calcext:value-type="float">
            <text:p>44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ябикова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style-name="ce1" office:value-type="string" calcext:value-type="string">
            <text:p>54.275221</text:p>
          </table:table-cell>
          <table:table-cell table:style-name="ce1" office:value-type="string" calcext:value-type="string">
            <text:p>48.2863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ябикова, дома 74, 78, 80, 82, 86, 88 ул. Камышинская, д.2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41" calcext:value-type="float">
            <text:p>44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ябикова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 table:style-name="ce1" office:value-type="string" calcext:value-type="string">
            <text:p>54.272474</text:p>
          </table:table-cell>
          <table:table-cell table:style-name="ce1" office:value-type="string" calcext:value-type="string">
            <text:p>48.2845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.75" calcext:value-type="float">
            <text:p>3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ябикова, дома , 90, 94, <text:s/>98, 100, 102, 104, ул. Отрадная, дома 50, 52, 54, 58, 60, 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42" calcext:value-type="float">
            <text:p>44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танкостроителей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290050</text:p>
          </table:table-cell>
          <table:table-cell table:style-name="ce1" office:value-type="string" calcext:value-type="string">
            <text:p>48.29754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нкостроителей, <text:s/>дома 11, 13, ул. Ефремова, дом 3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43" calcext:value-type="float">
            <text:p>44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танкостроителей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54.288273</text:p>
          </table:table-cell>
          <table:table-cell table:style-name="ce1" office:value-type="string" calcext:value-type="string">
            <text:p>48.30018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7" calcext:value-type="float">
            <text:p>7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7.7" calcext:value-type="float">
            <text:p>7,7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нкостроителей, дома 17, 21, 2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44" calcext:value-type="float">
            <text:p>44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танкостроителей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54.286844</text:p>
          </table:table-cell>
          <table:table-cell table:style-name="ce1" office:value-type="string" calcext:value-type="string">
            <text:p>48.3017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нкостроителей, дом 2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45" calcext:value-type="float">
            <text:p>44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танкостроителей</text:p>
          </table:table-cell>
          <table:table-cell table:style-name="ce1" office:value-type="string" calcext:value-type="string">
            <text:p>25а</text:p>
          </table:table-cell>
          <table:table-cell table:style-name="ce1"/>
          <table:table-cell table:style-name="ce1" office:value-type="string" calcext:value-type="string">
            <text:p>54.287310</text:p>
          </table:table-cell>
          <table:table-cell table:style-name="ce1" office:value-type="string" calcext:value-type="string">
            <text:p>48.302389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нкостроителей, дом 25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46" calcext:value-type="float">
            <text:p>44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тасова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294691</text:p>
          </table:table-cell>
          <table:table-cell table:style-name="ce1" office:value-type="string" calcext:value-type="string">
            <text:p>48.302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1.54" calcext:value-type="float">
            <text:p>1,5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сова, дом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7">
          <table:table-cell table:style-name="ce1" office:value-type="float" office:value="447" calcext:value-type="float">
            <text:p>44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тасова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4.295292</text:p>
          </table:table-cell>
          <table:table-cell table:style-name="ce1" office:value-type="string" calcext:value-type="string">
            <text:p>48.3035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сова, дома 3, 5, 7, ул. Герасимова, дома 41, 43, 45, ул. Ефремова, дом 1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48" calcext:value-type="float">
            <text:p>44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тасова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54.293137</text:p>
          </table:table-cell>
          <table:table-cell table:style-name="ce1" office:value-type="string" calcext:value-type="string">
            <text:p>48.3047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сова, дома 14, 14а, ул. Ефремова, дома 15, 17, 1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49" calcext:value-type="float">
            <text:p>44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тасова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289609</text:p>
          </table:table-cell>
          <table:table-cell table:style-name="ce1" office:value-type="string" calcext:value-type="string">
            <text:p>48.3101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2.31" calcext:value-type="float">
            <text:p>2,3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сова, дом 1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50" calcext:value-type="float">
            <text:p>45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тасова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54.288704</text:p>
          </table:table-cell>
          <table:table-cell table:style-name="ce1" office:value-type="string" calcext:value-type="string">
            <text:p>48.3116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сова, дом 27, ул. Севастопольская, дома 6, 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51" calcext:value-type="float">
            <text:p>45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тасова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54.288410</text:p>
          </table:table-cell>
          <table:table-cell table:style-name="ce1" office:value-type="string" calcext:value-type="string">
            <text:p>48.3108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сова, дома 28, 3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52" calcext:value-type="float">
            <text:p>45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ерешковой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306289</text:p>
          </table:table-cell>
          <table:table-cell table:style-name="ce1" office:value-type="string" calcext:value-type="string">
            <text:p>48.33785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9" calcext:value-type="float">
            <text:p>9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9.9" calcext:value-type="float">
            <text:p>9,9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ерешковой, дом 4, Московское шоссе, дома 63, 6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53" calcext:value-type="float">
            <text:p>45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ерешковой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54.304944</text:p>
          </table:table-cell>
          <table:table-cell table:style-name="ce1" office:value-type="string" calcext:value-type="string">
            <text:p>48.33635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ерешковой, дом 10, ул. Полбина, дома 49, 5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54" calcext:value-type="float">
            <text:p>45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ерешковой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301958</text:p>
          </table:table-cell>
          <table:table-cell table:style-name="ce1" office:value-type="string" calcext:value-type="string">
            <text:p>48.33713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ерешковой, дома 16, 20, 26, ул. Полбина, дом 2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4" office:value-type="float" office:value="455" calcext:value-type="float">
            <text:p>455</text:p>
          </table:table-cell>
          <table:table-cell table:number-columns-repeated="2"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УКСМ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54.263947</text:p>
          </table:table-cell>
          <table:table-cell table:style-name="ce4" office:value-type="string" calcext:value-type="string">
            <text:p>48.2788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бетон</text:p>
          </table:table-cell>
          <table:table-cell table:style-name="ce4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2.25" calcext:value-type="float">
            <text:p>2,25</text:p>
          </table:table-cell>
          <table:table-cell table:style-name="ce4" table:number-columns-repeated="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string" calcext:value-type="string">
            <text:p>Администрация города Ульяновска, 1027301171446, ул. Кузнецова, дом 7</text:p>
          </table:table-cell>
          <table:table-cell table:style-name="ce4" office:value-type="string" calcext:value-type="string">
            <text:p>УКСМ, дом 13</text:p>
          </table:table-cell>
          <table:table-cell table:number-columns-repeated="3"/>
          <table:table-cell table:style-name="ce43" table:number-columns-repeated="5"/>
          <table:table-cell table:number-columns-repeated="990"/>
        </table:table-row>
        <table:table-row table:style-name="ro2">
          <table:table-cell table:style-name="ce1" office:value-type="float" office:value="456" calcext:value-type="float">
            <text:p>45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Фруктовая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279345</text:p>
          </table:table-cell>
          <table:table-cell table:style-name="ce1" office:value-type="string" calcext:value-type="string">
            <text:p>48.3029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1.8" calcext:value-type="float">
            <text:p>1,8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Фруктовая, дом 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57" calcext:value-type="float">
            <text:p>45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Чкалова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300791</text:p>
          </table:table-cell>
          <table:table-cell table:style-name="ce1" office:value-type="string" calcext:value-type="string">
            <text:p>48.309116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Чкалова, дом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Гагарина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292632</text:p>
          </table:table-cell>
          <table:table-cell table:style-name="ce1" office:value-type="string" calcext:value-type="string">
            <text:p>48.2277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2.4" calcext:value-type="float">
            <text:p>2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агар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59" calcext:value-type="float">
            <text:p>45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Герасимова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292395</text:p>
          </table:table-cell>
          <table:table-cell table:style-name="ce1" office:value-type="string" calcext:value-type="string">
            <text:p>48.29520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ерасим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60" calcext:value-type="float">
            <text:p>46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Герасимова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4.292484</text:p>
          </table:table-cell>
          <table:table-cell table:style-name="ce1" office:value-type="string" calcext:value-type="string">
            <text:p>48.2954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ерасим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61" calcext:value-type="float">
            <text:p>46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Герасимова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54.292377</text:p>
          </table:table-cell>
          <table:table-cell table:style-name="ce1" office:value-type="string" calcext:value-type="string">
            <text:p>48.29619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ерасим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62" calcext:value-type="float">
            <text:p>46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Герасимова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291959</text:p>
          </table:table-cell>
          <table:table-cell table:style-name="ce1" office:value-type="string" calcext:value-type="string">
            <text:p>48.20718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ерасим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63" calcext:value-type="float">
            <text:p>46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Герасимова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291765</text:p>
          </table:table-cell>
          <table:table-cell table:style-name="ce1" office:value-type="string" calcext:value-type="string">
            <text:p>48.2042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ерасим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64" calcext:value-type="float">
            <text:p>46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Зеленая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294314</text:p>
          </table:table-cell>
          <table:table-cell table:style-name="ce1" office:value-type="string" calcext:value-type="string">
            <text:p>48.2090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Зеле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65" calcext:value-type="float">
            <text:p>46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Лугов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293725</text:p>
          </table:table-cell>
          <table:table-cell table:style-name="ce1" office:value-type="string" calcext:value-type="string">
            <text:p>48.21250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уг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66" calcext:value-type="float">
            <text:p>46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Луговая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54.292579</text:p>
          </table:table-cell>
          <table:table-cell table:style-name="ce1" office:value-type="string" calcext:value-type="string">
            <text:p>48.2034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уг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67" calcext:value-type="float">
            <text:p>46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Луговая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54.293352</text:p>
          </table:table-cell>
          <table:table-cell table:style-name="ce1" office:value-type="string" calcext:value-type="string">
            <text:p>48.210063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уг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Луговая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54.294739</text:p>
          </table:table-cell>
          <table:table-cell table:style-name="ce1" office:value-type="string" calcext:value-type="string">
            <text:p>48.202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уг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Луговая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54.293052</text:p>
          </table:table-cell>
          <table:table-cell table:style-name="ce1" office:value-type="string" calcext:value-type="string">
            <text:p>48.20820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уг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292798</text:p>
          </table:table-cell>
          <table:table-cell table:style-name="ce1" office:value-type="string" calcext:value-type="string">
            <text:p>48.2292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71" calcext:value-type="float">
            <text:p>47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292886</text:p>
          </table:table-cell>
          <table:table-cell table:style-name="ce1" office:value-type="string" calcext:value-type="string">
            <text:p>48.2269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72" calcext:value-type="float">
            <text:p>47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54.292241</text:p>
          </table:table-cell>
          <table:table-cell table:style-name="ce1" office:value-type="string" calcext:value-type="string">
            <text:p>48.2244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73" calcext:value-type="float">
            <text:p>47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54.291972</text:p>
          </table:table-cell>
          <table:table-cell table:style-name="ce1" office:value-type="string" calcext:value-type="string">
            <text:p>48.2192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74" calcext:value-type="float">
            <text:p>47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style-name="ce1" office:value-type="string" calcext:value-type="string">
            <text:p>54.291527</text:p>
          </table:table-cell>
          <table:table-cell table:style-name="ce1" office:value-type="string" calcext:value-type="string">
            <text:p>48.218136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style-name="ce1" office:value-type="string" calcext:value-type="string">
            <text:p>54.291346</text:p>
          </table:table-cell>
          <table:table-cell table:style-name="ce1" office:value-type="string" calcext:value-type="string">
            <text:p>48.2138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76" calcext:value-type="float">
            <text:p>47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109" calcext:value-type="float">
            <text:p>109</text:p>
          </table:table-cell>
          <table:table-cell table:style-name="ce1"/>
          <table:table-cell table:style-name="ce1" office:value-type="string" calcext:value-type="string">
            <text:p>54.290776</text:p>
          </table:table-cell>
          <table:table-cell table:style-name="ce1" office:value-type="string" calcext:value-type="string">
            <text:p>48.2116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77" calcext:value-type="float">
            <text:p>47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129" calcext:value-type="float">
            <text:p>129</text:p>
          </table:table-cell>
          <table:table-cell table:style-name="ce1"/>
          <table:table-cell table:style-name="ce1" office:value-type="string" calcext:value-type="string">
            <text:p>54.290337</text:p>
          </table:table-cell>
          <table:table-cell table:style-name="ce1" office:value-type="string" calcext:value-type="string">
            <text:p>48.2080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78" calcext:value-type="float">
            <text:p>47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151" calcext:value-type="float">
            <text:p>151</text:p>
          </table:table-cell>
          <table:table-cell table:style-name="ce1"/>
          <table:table-cell table:style-name="ce1" office:value-type="string" calcext:value-type="string">
            <text:p>54.290275</text:p>
          </table:table-cell>
          <table:table-cell table:style-name="ce1" office:value-type="string" calcext:value-type="string">
            <text:p>48.2053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79" calcext:value-type="float">
            <text:p>47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167" calcext:value-type="float">
            <text:p>167</text:p>
          </table:table-cell>
          <table:table-cell table:style-name="ce1"/>
          <table:table-cell table:style-name="ce1" office:value-type="string" calcext:value-type="string">
            <text:p>54.290237</text:p>
          </table:table-cell>
          <table:table-cell table:style-name="ce1" office:value-type="string" calcext:value-type="string">
            <text:p>48.2007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80" calcext:value-type="float">
            <text:p>48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196" calcext:value-type="float">
            <text:p>196</text:p>
          </table:table-cell>
          <table:table-cell table:style-name="ce1"/>
          <table:table-cell table:style-name="ce1" office:value-type="string" calcext:value-type="string">
            <text:p>54.291471</text:p>
          </table:table-cell>
          <table:table-cell table:style-name="ce1" office:value-type="string" calcext:value-type="string">
            <text:p>48.1940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Молодежн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287882</text:p>
          </table:table-cell>
          <table:table-cell table:style-name="ce1" office:value-type="string" calcext:value-type="string">
            <text:p>48.2017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лодеж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Молодежная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54.288465</text:p>
          </table:table-cell>
          <table:table-cell table:style-name="ce1" office:value-type="string" calcext:value-type="string">
            <text:p>48.2123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лодеж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83" calcext:value-type="float">
            <text:p>48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Новая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54.294962</text:p>
          </table:table-cell>
          <table:table-cell table:style-name="ce1" office:value-type="string" calcext:value-type="string">
            <text:p>48.2278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84" calcext:value-type="float">
            <text:p>48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Новая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54.293929</text:p>
          </table:table-cell>
          <table:table-cell table:style-name="ce1" office:value-type="string" calcext:value-type="string">
            <text:p>48.227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85" calcext:value-type="float">
            <text:p>48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Новая</text:p>
          </table:table-cell>
          <table:table-cell table:style-name="ce1" office:value-type="string" calcext:value-type="string">
            <text:p>35а</text:p>
          </table:table-cell>
          <table:table-cell table:style-name="ce1"/>
          <table:table-cell table:style-name="ce1" office:value-type="string" calcext:value-type="string">
            <text:p>54.294304</text:p>
          </table:table-cell>
          <table:table-cell table:style-name="ce1" office:value-type="string" calcext:value-type="string">
            <text:p>48.2284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86" calcext:value-type="float">
            <text:p>48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Садовая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54.294173</text:p>
          </table:table-cell>
          <table:table-cell table:style-name="ce1" office:value-type="string" calcext:value-type="string">
            <text:p>48.2191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ад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87" calcext:value-type="float">
            <text:p>48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пересечение ул. Садовая и ул. Герасимова</text:p>
          </table:table-cell>
          <table:table-cell table:style-name="ce1" table:number-columns-repeated="2"/>
          <table:table-cell table:style-name="ce1" office:value-type="string" calcext:value-type="string">
            <text:p>54.295384</text:p>
          </table:table-cell>
          <table:table-cell table:style-name="ce1" office:value-type="string" calcext:value-type="string">
            <text:p>48.2192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адовая, ул. Герасим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88" calcext:value-type="float">
            <text:p>48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Баратаевка</text:p>
          </table:table-cell>
          <table:table-cell table:style-name="ce1" office:value-type="string" calcext:value-type="string">
            <text:p>ул. Тепличн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288975</text:p>
          </table:table-cell>
          <table:table-cell table:style-name="ce1" office:value-type="string" calcext:value-type="string">
            <text:p>48.202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.6" calcext:value-type="float">
            <text:p>1,6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еплич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89" calcext:value-type="float">
            <text:p>48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Заводская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Завод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Заводская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Завод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91" calcext:value-type="float">
            <text:p>49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Лесная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3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с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92" calcext:value-type="float">
            <text:p>49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Магистральная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агистра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93" calcext:value-type="float">
            <text:p>49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Магистральная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агистра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94" calcext:value-type="float">
            <text:p>49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95" calcext:value-type="float">
            <text:p>49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Новая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96" calcext:value-type="float">
            <text:p>49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Родниковая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дник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97" calcext:value-type="float">
            <text:p>49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Садовая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ад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98" calcext:value-type="float">
            <text:p>49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Советская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вет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499" calcext:value-type="float">
            <text:p>49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Советская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вет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Советская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вет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01" calcext:value-type="float">
            <text:p>50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Советская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вет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02" calcext:value-type="float">
            <text:p>50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Степная</text:p>
          </table:table-cell>
          <table:table-cell table:style-name="ce1" table:number-columns-repeated="4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еп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03" calcext:value-type="float">
            <text:p>50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Центральная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Центра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04" calcext:value-type="float">
            <text:p>50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ротовка</text:p>
          </table:table-cell>
          <table:table-cell table:style-name="ce1" office:value-type="string" calcext:value-type="string">
            <text:p>ул. Центральная</text:p>
          </table:table-cell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Центра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05" calcext:value-type="float">
            <text:p>50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Арское</text:p>
          </table:table-cell>
          <table:table-cell table:style-name="ce1" office:value-type="string" calcext:value-type="string">
            <text:p>ул. Мира (у церкви)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06" calcext:value-type="float">
            <text:p>50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Арское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07" calcext:value-type="float">
            <text:p>50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Арское</text:p>
          </table:table-cell>
          <table:table-cell table:style-name="ce1" office:value-type="string" calcext:value-type="string">
            <text:p>ул. Центральная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Центра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08" calcext:value-type="float">
            <text:p>50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Арское</text:p>
          </table:table-cell>
          <table:table-cell table:style-name="ce1" office:value-type="string" calcext:value-type="string">
            <text:p>ул. Цветочная</text:p>
          </table:table-cell>
          <table:table-cell table:style-name="ce1" table:number-columns-repeated="4"/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Цветоч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09" calcext:value-type="float">
            <text:p>50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Арское</text:p>
          </table:table-cell>
          <table:table-cell table:style-name="ce1" office:value-type="string" calcext:value-type="string">
            <text:p>ул. Школьная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Шко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10" calcext:value-type="float">
            <text:p>51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Отрада</text:p>
          </table:table-cell>
          <table:table-cell table:style-name="ce1" office:value-type="string" calcext:value-type="string">
            <text:p>ул. Зеленая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Зеле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11" calcext:value-type="float">
            <text:p>51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Отрада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8" calcext:value-type="float">
            <text:p>8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8.8" calcext:value-type="float">
            <text:p>8,8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Отрада</text:p>
          </table:table-cell>
          <table:table-cell table:style-name="ce1" office:value-type="string" calcext:value-type="string">
            <text:p>ул. Новая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13" calcext:value-type="float">
            <text:p>51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Отрада</text:p>
          </table:table-cell>
          <table:table-cell table:style-name="ce1" office:value-type="string" calcext:value-type="string">
            <text:p>ул. Новая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14" calcext:value-type="float">
            <text:p>51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Отрада</text:p>
          </table:table-cell>
          <table:table-cell table:style-name="ce1" office:value-type="string" calcext:value-type="string">
            <text:p>ул. Рябиновая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ябин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15" calcext:value-type="float">
            <text:p>51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Отрада</text:p>
          </table:table-cell>
          <table:table-cell table:style-name="ce1" office:value-type="string" calcext:value-type="string">
            <text:p>ул. Центральная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Центра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д. Погребы</text:p>
          </table:table-cell>
          <table:table-cell table:style-name="ce1" office:value-type="string" calcext:value-type="string">
            <text:p>ул. Мира</text:p>
          </table:table-cell>
          <table:table-cell table:style-name="ce1" table:number-columns-repeated="4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д. Погребы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17" calcext:value-type="float">
            <text:p>51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Лесная Долина</text:p>
          </table:table-cell>
          <table:table-cell table:style-name="ce1" office:value-type="string" calcext:value-type="string">
            <text:p>На въезде</text:p>
          </table:table-cell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. Лесная Дол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18" calcext:value-type="float">
            <text:p>51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Дачный</text:p>
          </table:table-cell>
          <table:table-cell table:style-name="ce1" office:value-type="string" calcext:value-type="string">
            <text:p>ул. Карлинская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л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19" calcext:value-type="float">
            <text:p>51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Дачный</text:p>
          </table:table-cell>
          <table:table-cell table:style-name="ce1" office:value-type="string" calcext:value-type="string">
            <text:p>ул. Сельдинская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ельд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20" calcext:value-type="float">
            <text:p>52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Дачный</text:p>
          </table:table-cell>
          <table:table-cell table:style-name="ce1" office:value-type="string" calcext:value-type="string">
            <text:p>ул. Сельдинская</text:p>
            <text:p>(ЛИКВИДИРОВАНА)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ельд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21" calcext:value-type="float">
            <text:p>52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Дачный</text:p>
          </table:table-cell>
          <table:table-cell table:style-name="ce1" office:value-type="string" calcext:value-type="string">
            <text:p>ул. Сельдинская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ельд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22" calcext:value-type="float">
            <text:p>52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Дачный</text:p>
          </table:table-cell>
          <table:table-cell table:style-name="ce1" office:value-type="string" calcext:value-type="string">
            <text:p>ул. Сельдинская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ельд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23" calcext:value-type="float">
            <text:p>52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Дачный</text:p>
          </table:table-cell>
          <table:table-cell table:style-name="ce1" office:value-type="string" calcext:value-type="string">
            <text:p>ул. Сельдинская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ельд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24" calcext:value-type="float">
            <text:p>52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Дачный</text:p>
          </table:table-cell>
          <table:table-cell table:style-name="ce1" office:value-type="string" calcext:value-type="string">
            <text:p>ул. Сельдинская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ельд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25" calcext:value-type="float">
            <text:p>52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Дачный</text:p>
          </table:table-cell>
          <table:table-cell table:style-name="ce1" office:value-type="string" calcext:value-type="string">
            <text:p>ул. Сельдинская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3"/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ельд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26" calcext:value-type="float">
            <text:p>52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Дачный</text:p>
          </table:table-cell>
          <table:table-cell table:style-name="ce1" office:value-type="string" calcext:value-type="string">
            <text:p>ул. Степная (у реки)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еп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27" calcext:value-type="float">
            <text:p>52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Дачный</text:p>
          </table:table-cell>
          <table:table-cell table:style-name="ce1" office:value-type="string" calcext:value-type="string">
            <text:p>ул. Степная</text:p>
          </table:table-cell>
          <table:table-cell table:style-name="ce1" office:value-type="string" calcext:value-type="string">
            <text:p>33а</text:p>
          </table:table-cell>
          <table:table-cell table:style-name="ce1" table:number-columns-repeated="3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еп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28" calcext:value-type="float">
            <text:p>52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Дачный</text:p>
          </table:table-cell>
          <table:table-cell table:style-name="ce1" office:value-type="string" calcext:value-type="string">
            <text:p>пер. Степной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Степно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29" calcext:value-type="float">
            <text:p>52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Дачный</text:p>
          </table:table-cell>
          <table:table-cell table:style-name="ce1" office:value-type="string" calcext:value-type="string">
            <text:p>ул. Ялтинская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Ялт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30" calcext:value-type="float">
            <text:p>53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1 пер. Алашеева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2 пер. Алаше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31" calcext:value-type="float">
            <text:p>53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2 пер. Алашеева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3 пер. Алаше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32" calcext:value-type="float">
            <text:p>53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Алашеева (у почты)</text:p>
          </table:table-cell>
          <table:table-cell table:style-name="ce1" table:number-columns-repeated="4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лаше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33" calcext:value-type="float">
            <text:p>53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Алашеева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лаше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34" calcext:value-type="float">
            <text:p>53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Алашеева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54.259949</text:p>
          </table:table-cell>
          <table:table-cell table:style-name="ce1" office:value-type="string" calcext:value-type="string">
            <text:p>48.28245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лашеева, ул. Краснояр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35" calcext:value-type="float">
            <text:p>53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Богданова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гдан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36" calcext:value-type="float">
            <text:p>53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Богданова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гдан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37" calcext:value-type="float">
            <text:p>53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Богданова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гдан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38" calcext:value-type="float">
            <text:p>53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пер. Богданова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Богдан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39" calcext:value-type="float">
            <text:p>53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1 пер. Буторлиных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2 пер. Буторлиных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40" calcext:value-type="float">
            <text:p>54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1 пер. Буторлиных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.6" calcext:value-type="float">
            <text:p>1,6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2 пер. Буторлиных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41" calcext:value-type="float">
            <text:p>54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2 пер. Буторлиных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.6" calcext:value-type="float">
            <text:p>1,6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3 пер. Буторлиных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42" calcext:value-type="float">
            <text:p>54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Горина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ор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Горина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3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ор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44" calcext:value-type="float">
            <text:p>54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Горина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3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ор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45" calcext:value-type="float">
            <text:p>54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Отрадная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54.269550</text:p>
          </table:table-cell>
          <table:table-cell table:style-name="ce1" office:value-type="string" calcext:value-type="string">
            <text:p>48.288705</text:p>
          </table:table-cell>
          <table:table-cell table:style-name="ce1" office:value-type="float" office:value="13.5" calcext:value-type="float">
            <text:p>13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трад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46" calcext:value-type="float">
            <text:p>54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Отрадная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3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трад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47" calcext:value-type="float">
            <text:p>54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Кадьяна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дья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48" calcext:value-type="float">
            <text:p>54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Кадьяна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дья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49" calcext:value-type="float">
            <text:p>54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Красноярская</text:p>
          </table:table-cell>
          <table:table-cell table:style-name="ce1" office:value-type="float" office:value="107" calcext:value-type="float">
            <text:p>107</text:p>
          </table:table-cell>
          <table:table-cell table:style-name="ce1"/>
          <table:table-cell table:style-name="ce1" office:value-type="string" calcext:value-type="string">
            <text:p>54.267723</text:p>
          </table:table-cell>
          <table:table-cell table:style-name="ce1" office:value-type="string" calcext:value-type="string">
            <text:p>48.28578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яр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50" calcext:value-type="float">
            <text:p>55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Красноярская</text:p>
          </table:table-cell>
          <table:table-cell table:style-name="ce1" office:value-type="float" office:value="121" calcext:value-type="float">
            <text:p>121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.6" calcext:value-type="float">
            <text:p>1,6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яр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51" calcext:value-type="float">
            <text:p>55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Красноярская</text:p>
          </table:table-cell>
          <table:table-cell table:style-name="ce1" office:value-type="float" office:value="131" calcext:value-type="float">
            <text:p>131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.6" calcext:value-type="float">
            <text:p>1,6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яр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52" calcext:value-type="float">
            <text:p>55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Красноярская</text:p>
          </table:table-cell>
          <table:table-cell table:style-name="ce1" office:value-type="float" office:value="147" calcext:value-type="float">
            <text:p>147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яр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53" calcext:value-type="float">
            <text:p>55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Красноярская</text:p>
            <text:p>(ЛИКВИДИРОВАНА)</text:p>
          </table:table-cell>
          <table:table-cell table:style-name="ce1" office:value-type="float" office:value="173" calcext:value-type="float">
            <text:p>173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2.4" calcext:value-type="float">
            <text:p>2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яр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54" calcext:value-type="float">
            <text:p>55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1 пер. Красноярский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8" calcext:value-type="float">
            <text:p>0,8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2 пер. Краснояр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55" calcext:value-type="float">
            <text:p>55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Овражная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враж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56" calcext:value-type="float">
            <text:p>55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Прокофьева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окофь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57" calcext:value-type="float">
            <text:p>55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Прокофьева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.6" calcext:value-type="float">
            <text:p>1,6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окофь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58" calcext:value-type="float">
            <text:p>55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Прокофьева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3"/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окофь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59" calcext:value-type="float">
            <text:p>55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Прокофьева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3"/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окофь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60" calcext:value-type="float">
            <text:p>56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Прокофьева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number-columns-repeated="3"/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2.4" calcext:value-type="float">
            <text:p>2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окофь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Прокофьева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окофь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5" office:value-type="float" office:value="562" calcext:value-type="float">
            <text:p>562</text:p>
          </table:table-cell>
          <table:table-cell table:style-name="ce5" office:value-type="string" calcext:value-type="string">
            <text:p>Ульяновск</text:p>
          </table:table-cell>
          <table:table-cell table:style-name="ce5" office:value-type="string" calcext:value-type="string">
            <text:p>п. Вырыпаевка</text:p>
          </table:table-cell>
          <table:table-cell table:style-name="ce5" office:value-type="string" calcext:value-type="string">
            <text:p>ул. Самарская</text:p>
            <text:p>(ЛИКВИДИРОВАНА)</text:p>
          </table:table-cell>
          <table:table-cell table:style-name="ce5" office:value-type="float" office:value="109" calcext:value-type="float">
            <text:p>109</text:p>
          </table:table-cell>
          <table:table-cell table:style-name="ce5" table:number-columns-repeated="3"/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грунт</text:p>
          </table:table-cell>
          <table:table-cell table:style-name="ce5"/>
          <table:table-cell table:style-name="ce25" office:value-type="float" office:value="3" calcext:value-type="float">
            <text:p>3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3.3" calcext:value-type="float">
            <text:p>3,3</text:p>
          </table:table-cell>
          <table:table-cell table:style-name="ce5" table:number-columns-repeated="10"/>
          <table:table-cell table:style-name="ce5" office:value-type="string" calcext:value-type="string">
            <text:p>Администрация города Ульяновска, 1027301171446, ул. Кузнецова, дом 7</text:p>
          </table:table-cell>
          <table:table-cell table:style-name="ce5" office:value-type="string" calcext:value-type="string">
            <text:p>ул. Самарская 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63" calcext:value-type="float">
            <text:p>56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Самарская</text:p>
          </table:table-cell>
          <table:table-cell table:style-name="ce1" office:value-type="float" office:value="117" calcext:value-type="float">
            <text:p>117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амар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64" calcext:value-type="float">
            <text:p>56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Самарская</text:p>
          </table:table-cell>
          <table:table-cell table:style-name="ce1" office:value-type="float" office:value="121" calcext:value-type="float">
            <text:p>121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амар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65" calcext:value-type="float">
            <text:p>56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Самарская</text:p>
          </table:table-cell>
          <table:table-cell table:style-name="ce1" office:value-type="float" office:value="125" calcext:value-type="float">
            <text:p>125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амар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66" calcext:value-type="float">
            <text:p>56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Самарская</text:p>
          </table:table-cell>
          <table:table-cell table:style-name="ce1" office:value-type="float" office:value="136" calcext:value-type="float">
            <text:p>136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амар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67" calcext:value-type="float">
            <text:p>56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Самарская</text:p>
          </table:table-cell>
          <table:table-cell table:style-name="ce1" office:value-type="float" office:value="168" calcext:value-type="float">
            <text:p>168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амар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68" calcext:value-type="float">
            <text:p>56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пер. Совхозный</text:p>
          </table:table-cell>
          <table:table-cell table:style-name="ce1" office:value-type="string" calcext:value-type="string">
            <text:p>49г</text:p>
          </table:table-cell>
          <table:table-cell table:style-name="ce1" table:number-columns-repeated="3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Совхозны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69" calcext:value-type="float">
            <text:p>56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Ташлинская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ашл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70" calcext:value-type="float">
            <text:p>57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Ташлинская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ашл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71" calcext:value-type="float">
            <text:p>57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пересечение ул. Ташлинская и ул. Студенческая</text:p>
          </table:table-cell>
          <table:table-cell table:style-name="ce1" table:number-columns-repeated="4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ашлинская, ул. Студенче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72" calcext:value-type="float">
            <text:p>57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Ташлинская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3"/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ашл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73" calcext:value-type="float">
            <text:p>57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Ташлинская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54.25384</text:p>
          </table:table-cell>
          <table:table-cell table:style-name="ce1" office:value-type="string" calcext:value-type="string">
            <text:p>48.277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ашл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74" calcext:value-type="float">
            <text:p>57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Ташлинская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ашл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75" calcext:value-type="float">
            <text:p>57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Вырыпаевка</text:p>
          </table:table-cell>
          <table:table-cell table:style-name="ce1" office:value-type="string" calcext:value-type="string">
            <text:p>ул. Ташлинская</text:p>
          </table:table-cell>
          <table:table-cell table:style-name="ce1" office:value-type="float" office:value="111" calcext:value-type="float">
            <text:p>111</text:p>
          </table:table-cell>
          <table:table-cell table:style-name="ce1" table:number-columns-repeated="3"/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ашл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76" calcext:value-type="float">
            <text:p>57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лександра Матросова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54.313335</text:p>
          </table:table-cell>
          <table:table-cell table:style-name="ce1" office:value-type="string" calcext:value-type="string">
            <text:p>48.3918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нина, дома 77, 79, 108, 122, 140, ул. Александра Матросова, дом 17, 19, 20, 21, 22, 2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77" calcext:value-type="float">
            <text:p>57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б-р Архитекторов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348326</text:p>
          </table:table-cell>
          <table:table-cell table:style-name="ce1" office:value-type="string" calcext:value-type="string">
            <text:p>48.34089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8" calcext:value-type="float">
            <text:p>8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6.16" calcext:value-type="float">
            <text:p>6,16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б-р Архитекторов, дома 9, 9/1, 9/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78" calcext:value-type="float">
            <text:p>57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б-р Архитекторов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48320</text:p>
          </table:table-cell>
          <table:table-cell table:style-name="ce1" office:value-type="string" calcext:value-type="string">
            <text:p>48.33946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0" calcext:value-type="float">
            <text:p>10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7.7" calcext:value-type="float">
            <text:p>7,7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б-р Архитекторов, дома 11, 11/1, 11/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79" calcext:value-type="float">
            <text:p>57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б-р Архитекторов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54.348824</text:p>
          </table:table-cell>
          <table:table-cell table:style-name="ce1" office:value-type="string" calcext:value-type="string">
            <text:p>48.3405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2.31" calcext:value-type="float">
            <text:p>2,3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б-р Архитекторов, дома 10/4, 12, 1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80" calcext:value-type="float">
            <text:p>58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б-р Архитекторов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348318</text:p>
          </table:table-cell>
          <table:table-cell table:style-name="ce1" office:value-type="string" calcext:value-type="string">
            <text:p>48.33825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0" calcext:value-type="float">
            <text:p>10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7.7" calcext:value-type="float">
            <text:p>7,7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б-р Архитекторов, дома 13, 13/1, 13/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81" calcext:value-type="float">
            <text:p>58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б-р Архитекторов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348305</text:p>
          </table:table-cell>
          <table:table-cell table:style-name="ce1" office:value-type="string" calcext:value-type="string">
            <text:p>48.33715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0" calcext:value-type="float">
            <text:p>10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7.7" calcext:value-type="float">
            <text:p>7,7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б-р Архитекторов, дома 15, 15/1, 15/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82" calcext:value-type="float">
            <text:p>58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б-р Архитекторов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348793</text:p>
          </table:table-cell>
          <table:table-cell table:style-name="ce1" office:value-type="string" calcext:value-type="string">
            <text:p>48.3389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2.31" calcext:value-type="float">
            <text:p>2,3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б-р Архитекторов, дома 16, 18, 2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83" calcext:value-type="float">
            <text:p>58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б-р Архитекторов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54.347974</text:p>
          </table:table-cell>
          <table:table-cell table:style-name="ce1" office:value-type="string" calcext:value-type="string">
            <text:p>48.336036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б-р Архитекторов, дом 1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84" calcext:value-type="float">
            <text:p>58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б-р Архитекторов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54.348730</text:p>
          </table:table-cell>
          <table:table-cell table:style-name="ce1" office:value-type="string" calcext:value-type="string">
            <text:p>48.3374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2.31" calcext:value-type="float">
            <text:p>2,3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б-р Архитекторов, дома 22, 24, 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85" calcext:value-type="float">
            <text:p>58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б-р Архитекторов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54.348818</text:p>
          </table:table-cell>
          <table:table-cell table:style-name="ce1" office:value-type="string" calcext:value-type="string">
            <text:p>48.3364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2.31" calcext:value-type="float">
            <text:p>2,3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б-р Архитекторов, дом 28, ул. Скочилова, дома 23, 2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86" calcext:value-type="float">
            <text:p>58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3 пер. Баумана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42311</text:p>
          </table:table-cell>
          <table:table-cell table:style-name="ce1" office:value-type="string" calcext:value-type="string">
            <text:p>48.3730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3 пер. Баумана, дома 2, 4, ул. Маяковского, дома 9, 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87" calcext:value-type="float">
            <text:p>58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аумана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336882</text:p>
          </table:table-cell>
          <table:table-cell table:style-name="ce1" office:value-type="string" calcext:value-type="string">
            <text:p>48.3743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36" calcext:value-type="float">
            <text:p>0,36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аума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88" calcext:value-type="float">
            <text:p>58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аумана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table:style-name="ce1" office:value-type="string" calcext:value-type="string">
            <text:p>54.347005</text:p>
          </table:table-cell>
          <table:table-cell table:style-name="ce1" office:value-type="string" calcext:value-type="string">
            <text:p>48.3613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аума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89" calcext:value-type="float">
            <text:p>58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аумана</text:p>
          </table:table-cell>
          <table:table-cell table:style-name="ce1" office:value-type="float" office:value="121" calcext:value-type="float">
            <text:p>121</text:p>
          </table:table-cell>
          <table:table-cell table:style-name="ce1"/>
          <table:table-cell table:style-name="ce1" office:value-type="string" calcext:value-type="string">
            <text:p>54.349728</text:p>
          </table:table-cell>
          <table:table-cell table:style-name="ce1" office:value-type="string" calcext:value-type="string">
            <text:p>48.3571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аума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ебеля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315956</text:p>
          </table:table-cell>
          <table:table-cell table:style-name="ce1" office:value-type="string" calcext:value-type="string">
            <text:p>48.3973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30" office:value-type="string" calcext:value-type="string">
            <text:p>Собственники помещений МКД 16 по ул. Бебеля</text:p>
          </table:table-cell>
          <table:table-cell table:style-name="ce1" office:value-type="string" calcext:value-type="string">
            <text:p>ул. Бебеля, дом 1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91" calcext:value-type="float">
            <text:p>59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ебеля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54.315363</text:p>
          </table:table-cell>
          <table:table-cell table:style-name="ce1" office:value-type="string" calcext:value-type="string">
            <text:p>48.3928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ебеля, дома 18, 29, 3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92" calcext:value-type="float">
            <text:p>59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ебеля</text:p>
          </table:table-cell>
          <table:table-cell table:style-name="ce1" office:value-type="string" calcext:value-type="string">
            <text:p>40а</text:p>
          </table:table-cell>
          <table:table-cell table:style-name="ce1"/>
          <table:table-cell table:style-name="ce1" office:value-type="string" calcext:value-type="string">
            <text:p>54.314790</text:p>
          </table:table-cell>
          <table:table-cell table:style-name="ce1" office:value-type="string" calcext:value-type="string">
            <text:p>48.391456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ебел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93" calcext:value-type="float">
            <text:p>59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ебеля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string" calcext:value-type="string">
            <text:p>54.314322</text:p>
          </table:table-cell>
          <table:table-cell table:style-name="ce1" office:value-type="string" calcext:value-type="string">
            <text:p>48.38880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ебел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94" calcext:value-type="float">
            <text:p>59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елинского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54.334797</text:p>
          </table:table-cell>
          <table:table-cell table:style-name="ce1" office:value-type="string" calcext:value-type="string">
            <text:p>48.367284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елинс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95" calcext:value-type="float">
            <text:p>59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елинского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54.336216</text:p>
          </table:table-cell>
          <table:table-cell table:style-name="ce1" office:value-type="string" calcext:value-type="string">
            <text:p>48.3661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елинс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96" calcext:value-type="float">
            <text:p>59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елинского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string" calcext:value-type="string">
            <text:p>54.341687</text:p>
          </table:table-cell>
          <table:table-cell table:style-name="ce1" office:value-type="string" calcext:value-type="string">
            <text:p>48.3592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елинс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97" calcext:value-type="float">
            <text:p>59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елинского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style-name="ce1" office:value-type="string" calcext:value-type="string">
            <text:p>54.343028</text:p>
          </table:table-cell>
          <table:table-cell table:style-name="ce1" office:value-type="string" calcext:value-type="string">
            <text:p>48.3572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елинс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98" calcext:value-type="float">
            <text:p>59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отаническая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54.338304</text:p>
          </table:table-cell>
          <table:table-cell table:style-name="ce1" office:value-type="string" calcext:value-type="string">
            <text:p>48.3527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таниче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599" calcext:value-type="float">
            <text:p>59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отаническая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54.338169</text:p>
          </table:table-cell>
          <table:table-cell table:style-name="ce1" office:value-type="string" calcext:value-type="string">
            <text:p>48.346326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таниче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00" calcext:value-type="float">
            <text:p>60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отаническая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style-name="ce1" office:value-type="string" calcext:value-type="string">
            <text:p>54.338010</text:p>
          </table:table-cell>
          <table:table-cell table:style-name="ce1" office:value-type="string" calcext:value-type="string">
            <text:p>48.3435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таниче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01" calcext:value-type="float">
            <text:p>60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отаническая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string" calcext:value-type="string">
            <text:p>54.337922</text:p>
          </table:table-cell>
          <table:table-cell table:style-name="ce1" office:value-type="string" calcext:value-type="string">
            <text:p>48.3401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таниче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02" calcext:value-type="float">
            <text:p>60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Яблоневый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337561</text:p>
          </table:table-cell>
          <table:table-cell table:style-name="ce1" office:value-type="string" calcext:value-type="string">
            <text:p>48.337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таниче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03" calcext:value-type="float">
            <text:p>60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отаническая</text:p>
          </table:table-cell>
          <table:table-cell table:style-name="ce1" office:value-type="float" office:value="156" calcext:value-type="float">
            <text:p>156</text:p>
          </table:table-cell>
          <table:table-cell table:style-name="ce1"/>
          <table:table-cell table:style-name="ce1" office:value-type="string" calcext:value-type="string">
            <text:p>54.337809</text:p>
          </table:table-cell>
          <table:table-cell table:style-name="ce1" office:value-type="string" calcext:value-type="string">
            <text:p>48.33335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таниче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04" calcext:value-type="float">
            <text:p>60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отаническая</text:p>
          </table:table-cell>
          <table:table-cell table:style-name="ce1" office:value-type="float" office:value="162" calcext:value-type="float">
            <text:p>162</text:p>
          </table:table-cell>
          <table:table-cell table:style-name="ce1"/>
          <table:table-cell table:style-name="ce1" office:value-type="string" calcext:value-type="string">
            <text:p>54.337863</text:p>
          </table:table-cell>
          <table:table-cell table:style-name="ce1" office:value-type="string" calcext:value-type="string">
            <text:p>48.3319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таниче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05" calcext:value-type="float">
            <text:p>60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Брюханова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57294</text:p>
          </table:table-cell>
          <table:table-cell table:style-name="ce1" office:value-type="string" calcext:value-type="string">
            <text:p>48.3883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Брюханова, дом 1, 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06" calcext:value-type="float">
            <text:p>60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тутина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338112</text:p>
          </table:table-cell>
          <table:table-cell table:style-name="ce1" office:value-type="string" calcext:value-type="string">
            <text:p>48.3787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тут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4">
          <table:table-cell table:style-name="ce1" office:value-type="float" office:value="607" calcext:value-type="float">
            <text:p>60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тутина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340290</text:p>
          </table:table-cell>
          <table:table-cell table:style-name="ce1" office:value-type="string" calcext:value-type="string">
            <text:p>48.3767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Нариманова, дома 27, 29, 31, 33, ул. Глинки, ул. Ватутина, дома 18, 20, 24, 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1">
          <table:table-cell table:style-name="ce1" office:value-type="float" office:value="608" calcext:value-type="float">
            <text:p>60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тутина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54.342833</text:p>
          </table:table-cell>
          <table:table-cell table:style-name="ce1" office:value-type="string" calcext:value-type="string">
            <text:p>48.374579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Нариманова, дома 37, 39, ул. Ватутина, дома 28, 30, ул. Маяковского, дом 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7">
          <table:table-cell table:style-name="ce1" office:value-type="float" office:value="609" calcext:value-type="float">
            <text:p>60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тутина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string" calcext:value-type="string">
            <text:p>54.346697</text:p>
          </table:table-cell>
          <table:table-cell table:style-name="ce1" office:value-type="string" calcext:value-type="string">
            <text:p>48.3696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т Нариманова, дома 51, 53, 55, 57, ул. Ватутина, дома 50, 52, 5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10" calcext:value-type="float">
            <text:p>61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тутина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style-name="ce1" office:value-type="string" calcext:value-type="string">
            <text:p>54.350234</text:p>
          </table:table-cell>
          <table:table-cell table:style-name="ce1" office:value-type="string" calcext:value-type="string">
            <text:p>48.3634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тут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11" calcext:value-type="float">
            <text:p>61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атутина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style-name="ce1" office:value-type="string" calcext:value-type="string">
            <text:p>54.347715</text:p>
          </table:table-cell>
          <table:table-cell table:style-name="ce1" office:value-type="string" calcext:value-type="string">
            <text:p>48.3675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тут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12" calcext:value-type="float">
            <text:p>61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ерхнеполевая</text:p>
          </table:table-cell>
          <table:table-cell table:style-name="ce1" office:value-type="string" calcext:value-type="string">
            <text:p>9/2а</text:p>
          </table:table-cell>
          <table:table-cell table:style-name="ce1"/>
          <table:table-cell table:style-name="ce1" office:value-type="string" calcext:value-type="string">
            <text:p>54.327052</text:p>
          </table:table-cell>
          <table:table-cell table:style-name="ce1" office:value-type="string" calcext:value-type="string">
            <text:p>48.38570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ерхнеполе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13" calcext:value-type="float">
            <text:p>61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ерхнеполевая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54.331131</text:p>
          </table:table-cell>
          <table:table-cell table:style-name="ce1" office:value-type="string" calcext:value-type="string">
            <text:p>48.3847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ерхнеполе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14" calcext:value-type="float">
            <text:p>61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Весенняя и 3 пер. Спортивный</text:p>
          </table:table-cell>
          <table:table-cell table:style-name="ce1" table:number-columns-repeated="2"/>
          <table:table-cell table:style-name="ce1" office:value-type="string" calcext:value-type="string">
            <text:p>54.360233</text:p>
          </table:table-cell>
          <table:table-cell table:style-name="ce1" office:value-type="string" calcext:value-type="string">
            <text:p>48.34912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есення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15" calcext:value-type="float">
            <text:p>61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етеринарная (лесхоз)</text:p>
          </table:table-cell>
          <table:table-cell table:style-name="ce1" table:number-columns-repeated="2"/>
          <table:table-cell table:style-name="ce1" office:value-type="string" calcext:value-type="string">
            <text:p>54.363299</text:p>
          </table:table-cell>
          <table:table-cell table:style-name="ce1" office:value-type="string" calcext:value-type="string">
            <text:p>48.34962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етеринар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16" calcext:value-type="float">
            <text:p>61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етеринарн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61629</text:p>
          </table:table-cell>
          <table:table-cell table:style-name="ce1" office:value-type="string" calcext:value-type="string">
            <text:p>48.34906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етеринар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17" calcext:value-type="float">
            <text:p>61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Воробьева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string" calcext:value-type="string">
            <text:p>54.316855</text:p>
          </table:table-cell>
          <table:table-cell table:style-name="ce1" office:value-type="string" calcext:value-type="string">
            <text:p>48.37968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оробь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8">
          <table:table-cell table:style-name="ce1" office:value-type="float" office:value="618" calcext:value-type="float">
            <text:p>61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агарина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25827</text:p>
          </table:table-cell>
          <table:table-cell table:style-name="ce1" office:value-type="string" calcext:value-type="string">
            <text:p>48.38756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агарина, дома 9, 11, 15, 17, ул. Можайского, дом 14, ул. Верхнеполевая, дом 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19" calcext:value-type="float">
            <text:p>61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агарина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327258</text:p>
          </table:table-cell>
          <table:table-cell table:style-name="ce1" office:value-type="string" calcext:value-type="string">
            <text:p>48.3886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агарина, дом 1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20" calcext:value-type="float">
            <text:p>62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агарина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54.329837</text:p>
          </table:table-cell>
          <table:table-cell table:style-name="ce1" office:value-type="string" calcext:value-type="string">
            <text:p>48.3885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сная, дома 8а, 10, 11, 13, ул. Гагарина, дома 24, 2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21" calcext:value-type="float">
            <text:p>62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агарина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54.332068</text:p>
          </table:table-cell>
          <table:table-cell table:style-name="ce1" office:value-type="string" calcext:value-type="string">
            <text:p>48.3879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агарина, дом 28, 26, ул. Кролюницкого, дома 6, 8, 10, 1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7">
          <table:table-cell table:style-name="ce1" office:value-type="float" office:value="622" calcext:value-type="float">
            <text:p>62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афурова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4.343233</text:p>
          </table:table-cell>
          <table:table-cell table:style-name="ce1" office:value-type="string" calcext:value-type="string">
            <text:p>48.377179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афурова, дома 3, 5, 5а, 14, пр-кт Нариманова, дома 64, 66, 68, 70, 7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2">
          <table:table-cell table:style-name="ce1" office:value-type="float" office:value="623" calcext:value-type="float">
            <text:p>62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афурова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54.350169</text:p>
          </table:table-cell>
          <table:table-cell table:style-name="ce1" office:value-type="string" calcext:value-type="string">
            <text:p>48.3678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т Нариманова, дома 102, 104, 106, ул. Гафурова, дома 35, 37, 39, 84, ул. Циолковского, дома 3, 5, 2 пер. Нариманова, дом 31, ул. Орджоникидзе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24" calcext:value-type="float">
            <text:p>62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пер. Гоголя и ул. Радищева</text:p>
          </table:table-cell>
          <table:table-cell table:style-name="ce1" table:number-columns-repeated="2"/>
          <table:table-cell table:style-name="ce1" office:value-type="string" calcext:value-type="string">
            <text:p>54.329355</text:p>
          </table:table-cell>
          <table:table-cell table:style-name="ce1" office:value-type="string" calcext:value-type="string">
            <text:p>48.402026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Гоголя, ул. Радищ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25" calcext:value-type="float">
            <text:p>62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ончарова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08607</text:p>
          </table:table-cell>
          <table:table-cell table:style-name="ce1" office:value-type="string" calcext:value-type="string">
            <text:p>48.3951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ончарова, дом 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ончарова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4.310753</text:p>
          </table:table-cell>
          <table:table-cell table:style-name="ce1" office:value-type="string" calcext:value-type="string">
            <text:p>48.395430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ончарова, дом 5, ул. Карла Либкнехт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27" calcext:value-type="float">
            <text:p>62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ончарова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54.311417</text:p>
          </table:table-cell>
          <table:table-cell table:style-name="ce1" office:value-type="string" calcext:value-type="string">
            <text:p>48.3952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ончарова, дом 7, ул. Карла Либкнехт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28" calcext:value-type="float">
            <text:p>62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ончарова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54.310632</text:p>
          </table:table-cell>
          <table:table-cell table:style-name="ce1" office:value-type="string" calcext:value-type="string">
            <text:p>48.397119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ончарова, дом 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29" calcext:value-type="float">
            <text:p>62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ончарова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54.315355</text:p>
          </table:table-cell>
          <table:table-cell table:style-name="ce1" office:value-type="string" calcext:value-type="string">
            <text:p>48.39708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ончарова, дома 22, 2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ончарова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54.321120</text:p>
          </table:table-cell>
          <table:table-cell table:style-name="ce1" office:value-type="string" calcext:value-type="string">
            <text:p>48.4023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ончарова, дом 56, б-р Пластова, дома 4, 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31" calcext:value-type="float">
            <text:p>63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ачная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54.344107</text:p>
          </table:table-cell>
          <table:table-cell table:style-name="ce1" office:value-type="string" calcext:value-type="string">
            <text:p>48.35620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ач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32" calcext:value-type="float">
            <text:p>63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окучаева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54.346780</text:p>
          </table:table-cell>
          <table:table-cell table:style-name="ce1" office:value-type="string" calcext:value-type="string">
            <text:p>48.3832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окучаева, дома 10, 12, 14; <text:s text:c="4"/>3 пер. Тимиряз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33" calcext:value-type="float">
            <text:p>63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Защитников Отечества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54.346533</text:p>
          </table:table-cell>
          <table:table-cell table:style-name="ce1" office:value-type="string" calcext:value-type="string">
            <text:p>48.3360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Защитников Отечества, <text:s text:c="2"/>дома 7, 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34" calcext:value-type="float">
            <text:p>63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Звездн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28379</text:p>
          </table:table-cell>
          <table:table-cell table:style-name="ce1" office:value-type="string" calcext:value-type="string">
            <text:p>48.3565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Звезд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35" calcext:value-type="float">
            <text:p>63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Звездная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54.329087</text:p>
          </table:table-cell>
          <table:table-cell table:style-name="ce1" office:value-type="string" calcext:value-type="string">
            <text:p>48.35209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Звезд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36" calcext:value-type="float">
            <text:p>63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Ипподромная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366280</text:p>
          </table:table-cell>
          <table:table-cell table:style-name="ce1" office:value-type="string" calcext:value-type="string">
            <text:p>48.3516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Ипподромная, дома 6, 8, 12, 14, 15, 17, 19, 19а, 21, 23, 25, 2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37" calcext:value-type="float">
            <text:p>63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Ипподромная и ул. Спортивная</text:p>
          </table:table-cell>
          <table:table-cell table:style-name="ce1" table:number-columns-repeated="2"/>
          <table:table-cell table:style-name="ce23" office:value-type="string" calcext:value-type="string">
            <text:p><text:a xlink:href="https://egrp365.ru/map/?x=54.359266464411846&amp;y=48.357186913490295&amp;zoom=18&amp;layer=8&amp;ref=cm" xlink:type="simple">54.359266</text:a></text:p>
          </table:table-cell>
          <table:table-cell table:style-name="ce1" office:value-type="string" calcext:value-type="string">
            <text:p>48.357187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портивная, ул. Беговая, <text:s text:c="21"/>ул. Ипподром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38" calcext:value-type="float">
            <text:p>63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рла Либкнехта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08752</text:p>
          </table:table-cell>
          <table:table-cell table:style-name="ce1" office:value-type="string" calcext:value-type="string">
            <text:p>48.3791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ла Либкнехта, дома 3, 5, 8, 1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39" calcext:value-type="float">
            <text:p>63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рла Либкнехта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308300</text:p>
          </table:table-cell>
          <table:table-cell table:style-name="ce1" office:value-type="string" calcext:value-type="string">
            <text:p>48.3806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ла Либкнехта, дом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40" calcext:value-type="float">
            <text:p>64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рла Либкнехта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54.308962</text:p>
          </table:table-cell>
          <table:table-cell table:style-name="ce1" office:value-type="string" calcext:value-type="string">
            <text:p>48.3841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ла Либкнехта, дом14, 2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41" calcext:value-type="float">
            <text:p>64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рла Либкнехта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string" calcext:value-type="string">
            <text:p>54.308962</text:p>
          </table:table-cell>
          <table:table-cell table:style-name="ce1" office:value-type="string" calcext:value-type="string">
            <text:p>48.384119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ла Либкнехта, дома 50, 30, 32, ул. Александра Матросова, дом 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42" calcext:value-type="float">
            <text:p>64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рла Маркса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54.321452</text:p>
          </table:table-cell>
          <table:table-cell table:style-name="ce1" office:value-type="string" calcext:value-type="string">
            <text:p>48.3880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ла Маркса, дома 26, 24, 28, 28а, ул. Крымова, дом 71, <text:s text:c="19"/>ул. Марата, дом 1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43" calcext:value-type="float">
            <text:p>64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рла Маркса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54.322033</text:p>
          </table:table-cell>
          <table:table-cell table:style-name="ce1" office:value-type="string" calcext:value-type="string">
            <text:p>48.389716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ла Маркса, дом 3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2">
          <table:table-cell table:style-name="ce1" office:value-type="float" office:value="644" calcext:value-type="float">
            <text:p>64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рла Маркса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54.322936</text:p>
          </table:table-cell>
          <table:table-cell table:style-name="ce1" office:value-type="string" calcext:value-type="string">
            <text:p>48.3875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9" calcext:value-type="float">
            <text:p>9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9.9" calcext:value-type="float">
            <text:p>9,9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ла Маркса, дома 35, 37, 39, ул. Можайского, дома 17, 19, <text:s text:c="14"/>ул. Робеспьера, дом 128, <text:s text:c="28"/>ул. Гагарина, дома 1, 3, 5, 7/1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45" calcext:value-type="float">
            <text:p>64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рла Маркса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54.325440</text:p>
          </table:table-cell>
          <table:table-cell table:style-name="ce1" office:value-type="string" calcext:value-type="string">
            <text:p>48.3794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ла Маркса, дом 4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46" calcext:value-type="float">
            <text:p>64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рла Маркса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string" calcext:value-type="string">
            <text:p>54.32535</text:p>
          </table:table-cell>
          <table:table-cell table:style-name="ce1" office:value-type="string" calcext:value-type="string">
            <text:p>48.377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ла Маркса, дом 4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47" calcext:value-type="float">
            <text:p>64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рла Маркса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54.325414</text:p>
          </table:table-cell>
          <table:table-cell table:style-name="ce1" office:value-type="string" calcext:value-type="string">
            <text:p>48.37571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ла Маркса, дом 5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48" calcext:value-type="float">
            <text:p>64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рла Маркса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style-name="ce1" office:value-type="string" calcext:value-type="string">
            <text:p>54.325892</text:p>
          </table:table-cell>
          <table:table-cell table:style-name="ce1" office:value-type="string" calcext:value-type="string">
            <text:p>48.3717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ла Маркса, дом 7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49" calcext:value-type="float">
            <text:p>64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рла Маркса</text:p>
          </table:table-cell>
          <table:table-cell table:style-name="ce1" office:value-type="float" office:value="109" calcext:value-type="float">
            <text:p>109</text:p>
          </table:table-cell>
          <table:table-cell table:style-name="ce1"/>
          <table:table-cell table:style-name="ce1" office:value-type="string" calcext:value-type="string">
            <text:p>54.325618</text:p>
          </table:table-cell>
          <table:table-cell table:style-name="ce1" office:value-type="string" calcext:value-type="string">
            <text:p>48.368173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рла Маркса, дом 10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50" calcext:value-type="float">
            <text:p>65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расноармейская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323312</text:p>
          </table:table-cell>
          <table:table-cell table:style-name="ce1" office:value-type="string" calcext:value-type="string">
            <text:p>48.4020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2.31" calcext:value-type="float">
            <text:p>2,3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армей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51" calcext:value-type="float">
            <text:p>65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расноармейская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54.323782</text:p>
          </table:table-cell>
          <table:table-cell table:style-name="ce1" office:value-type="string" calcext:value-type="string">
            <text:p>48.4018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армей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52" calcext:value-type="float">
            <text:p>65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расноармейская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54.324435</text:p>
          </table:table-cell>
          <table:table-cell table:style-name="ce1" office:value-type="string" calcext:value-type="string">
            <text:p>48.400682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армей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53" calcext:value-type="float">
            <text:p>65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расноармейская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string" calcext:value-type="string">
            <text:p>54.325850</text:p>
          </table:table-cell>
          <table:table-cell table:style-name="ce1" office:value-type="string" calcext:value-type="string">
            <text:p>48.40145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армей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54" calcext:value-type="float">
            <text:p>65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расноармейская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54.325408</text:p>
          </table:table-cell>
          <table:table-cell table:style-name="ce1" office:value-type="string" calcext:value-type="string">
            <text:p>48.3999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армей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55" calcext:value-type="float">
            <text:p>65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расноармейская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style-name="ce1" office:value-type="string" calcext:value-type="string">
            <text:p>54.330407</text:p>
          </table:table-cell>
          <table:table-cell table:style-name="ce1" office:value-type="string" calcext:value-type="string">
            <text:p>48.397937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армей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56" calcext:value-type="float">
            <text:p>65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расноармейская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style-name="ce1" office:value-type="string" calcext:value-type="string">
            <text:p>54.328037</text:p>
          </table:table-cell>
          <table:table-cell table:style-name="ce1" office:value-type="string" calcext:value-type="string">
            <text:p>48.398486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армей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57" calcext:value-type="float">
            <text:p>65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расноармейская</text:p>
          </table:table-cell>
          <table:table-cell table:style-name="ce1" office:value-type="float" office:value="113" calcext:value-type="float">
            <text:p>113</text:p>
          </table:table-cell>
          <table:table-cell table:style-name="ce1"/>
          <table:table-cell table:style-name="ce1" office:value-type="string" calcext:value-type="string">
            <text:p>54.334803</text:p>
          </table:table-cell>
          <table:table-cell table:style-name="ce1" office:value-type="string" calcext:value-type="string">
            <text:p>48.39724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армей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58" calcext:value-type="float">
            <text:p>65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ролюницкого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331782</text:p>
          </table:table-cell>
          <table:table-cell table:style-name="ce1" office:value-type="string" calcext:value-type="string">
            <text:p>48.3913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олюницкого, дом 1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59" calcext:value-type="float">
            <text:p>65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узнецова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309466</text:p>
          </table:table-cell>
          <table:table-cell table:style-name="ce1" office:value-type="string" calcext:value-type="string">
            <text:p>48.3982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ончарова, дом 2, 4, 6, ул. Кузнецова, дома 4, 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60" calcext:value-type="float">
            <text:p>66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узнецова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13231</text:p>
          </table:table-cell>
          <table:table-cell table:style-name="ce1" office:value-type="string" calcext:value-type="string">
            <text:p>48.40171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узнецова, дом 1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61" calcext:value-type="float">
            <text:p>66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енина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54.312704</text:p>
          </table:table-cell>
          <table:table-cell table:style-name="ce1" office:value-type="string" calcext:value-type="string">
            <text:p>48.3721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нина, дом 1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62" calcext:value-type="float">
            <text:p>66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енина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54.312507</text:p>
          </table:table-cell>
          <table:table-cell table:style-name="ce1" office:value-type="string" calcext:value-type="string">
            <text:p>48.3747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нина, дом 2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63" calcext:value-type="float">
            <text:p>66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енина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54.313757</text:p>
          </table:table-cell>
          <table:table-cell table:style-name="ce1" office:value-type="string" calcext:value-type="string">
            <text:p>48.38697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нина, дома 55, 57, <text:s text:c="11"/>ул. Железной Дивизии, дома 26, 2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64" calcext:value-type="float">
            <text:p>66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енина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54.312573</text:p>
          </table:table-cell>
          <table:table-cell table:style-name="ce1" office:value-type="string" calcext:value-type="string">
            <text:p>48.3808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нина, дом 6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65" calcext:value-type="float">
            <text:p>66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енина</text:p>
          </table:table-cell>
          <table:table-cell table:style-name="ce1" office:value-type="float" office:value="109" calcext:value-type="float">
            <text:p>109</text:p>
          </table:table-cell>
          <table:table-cell table:style-name="ce1"/>
          <table:table-cell table:style-name="ce1" office:value-type="string" calcext:value-type="string">
            <text:p>54.315503</text:p>
          </table:table-cell>
          <table:table-cell table:style-name="ce1" office:value-type="string" calcext:value-type="string">
            <text:p>48.4005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нина, 99, 101, 10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66" calcext:value-type="float">
            <text:p>66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енина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style-name="ce1" office:value-type="string" calcext:value-type="string">
            <text:p>54.314007</text:p>
          </table:table-cell>
          <table:table-cell table:style-name="ce1" office:value-type="string" calcext:value-type="string">
            <text:p>48.393898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нина, дом 13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67" calcext:value-type="float">
            <text:p>66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есоводов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61076</text:p>
          </table:table-cell>
          <table:table-cell table:style-name="ce1" office:value-type="string" calcext:value-type="string">
            <text:p>48.34739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есоводов, дом 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68" calcext:value-type="float">
            <text:p>66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ьва Толстого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54.311438</text:p>
          </table:table-cell>
          <table:table-cell table:style-name="ce1" office:value-type="string" calcext:value-type="string">
            <text:p>48.382366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ьва Толстого, дом 4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69" calcext:value-type="float">
            <text:p>66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ьва Толстого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style-name="ce1" office:value-type="string" calcext:value-type="string">
            <text:p>54.311405</text:p>
          </table:table-cell>
          <table:table-cell table:style-name="ce1" office:value-type="string" calcext:value-type="string">
            <text:p>48.386256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ьва Толстого, дом 6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4">
          <table:table-cell table:style-name="ce1" office:value-type="float" office:value="670" calcext:value-type="float">
            <text:p>67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юбови Шевцовой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348714</text:p>
          </table:table-cell>
          <table:table-cell table:style-name="ce1" office:value-type="string" calcext:value-type="string">
            <text:p>48.3699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Нариманова, дома 92, 94, 90, 96, 98, 100, ул. Гафурова, дома 23, 27, 29, ул. Мичурина, дома 4, 6, ул. Любови Шевцовой, дом 4, 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71" calcext:value-type="float">
            <text:p>67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юбови Шевцовой</text:p>
          </table:table-cell>
          <table:table-cell table:style-name="ce1" office:value-type="string" calcext:value-type="string">
            <text:p>59б</text:p>
          </table:table-cell>
          <table:table-cell table:style-name="ce1"/>
          <table:table-cell table:style-name="ce1" office:value-type="string" calcext:value-type="string">
            <text:p>54.355378</text:p>
          </table:table-cell>
          <table:table-cell table:style-name="ce1" office:value-type="string" calcext:value-type="string">
            <text:p>48.38494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Любови Шевцовой, дом 59б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72" calcext:value-type="float">
            <text:p>67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Малиновый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336324</text:p>
          </table:table-cell>
          <table:table-cell table:style-name="ce1" office:value-type="string" calcext:value-type="string">
            <text:p>48.3335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Малиновый, дом 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73" calcext:value-type="float">
            <text:p>67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арата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323870</text:p>
          </table:table-cell>
          <table:table-cell table:style-name="ce1" office:value-type="string" calcext:value-type="string">
            <text:p>48.394148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арата, дом 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74" calcext:value-type="float">
            <text:p>67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арата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323110</text:p>
          </table:table-cell>
          <table:table-cell table:style-name="ce1" office:value-type="string" calcext:value-type="string">
            <text:p>48.392858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арата, дом 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75" calcext:value-type="float">
            <text:p>67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арата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54.322413</text:p>
          </table:table-cell>
          <table:table-cell table:style-name="ce1" office:value-type="string" calcext:value-type="string">
            <text:p>48.39400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арата, дом 1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76" calcext:value-type="float">
            <text:p>67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арата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54.319402</text:p>
          </table:table-cell>
          <table:table-cell table:style-name="ce1" office:value-type="string" calcext:value-type="string">
            <text:p>48.38940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арата, дом 3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77" calcext:value-type="float">
            <text:p>67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аяковского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54.343112</text:p>
          </table:table-cell>
          <table:table-cell table:style-name="ce1" office:value-type="string" calcext:value-type="string">
            <text:p>48.3728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аяковского, дома 6, 8, 10, 1 пер. Зои Космодемьянской, дома 1, 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78" calcext:value-type="float">
            <text:p>67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аяковского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54.342587</text:p>
          </table:table-cell>
          <table:table-cell table:style-name="ce1" office:value-type="string" calcext:value-type="string">
            <text:p>48.3715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аяковского, дом 1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79" calcext:value-type="float">
            <text:p>67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аяковского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341791</text:p>
          </table:table-cell>
          <table:table-cell table:style-name="ce1" office:value-type="string" calcext:value-type="string">
            <text:p>48.3700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аяковского, 11, 13, 14, 15, 16, 1-й пер. Маяковского, 7, частный сектор, магазин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80" calcext:value-type="float">
            <text:p>68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аяковского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340765</text:p>
          </table:table-cell>
          <table:table-cell table:style-name="ce1" office:value-type="string" calcext:value-type="string">
            <text:p>48.368740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аяковского, дома 17, 19, 21, 2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81" calcext:value-type="float">
            <text:p>68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аяковского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54.341269</text:p>
          </table:table-cell>
          <table:table-cell table:style-name="ce1" office:value-type="string" calcext:value-type="string">
            <text:p>48.3683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аяковского, дома 18, 20, ул. Толбухина, дом 4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82" calcext:value-type="float">
            <text:p>68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аяковского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54.340359</text:p>
          </table:table-cell>
          <table:table-cell table:style-name="ce1" office:value-type="string" calcext:value-type="string">
            <text:p>48.3665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аяковского, дом 2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83" calcext:value-type="float">
            <text:p>68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аяковского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54.338877</text:p>
          </table:table-cell>
          <table:table-cell table:style-name="ce1" office:value-type="string" calcext:value-type="string">
            <text:p>48.3630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аяковского, дом 3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84" calcext:value-type="float">
            <text:p>68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инаева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305591</text:p>
          </table:table-cell>
          <table:table-cell table:style-name="ce1" office:value-type="string" calcext:value-type="string">
            <text:p>48.37594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наева, дома 2, 4, 6, 10, 16, 18, 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85" calcext:value-type="float">
            <text:p>68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инаева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308513</text:p>
          </table:table-cell>
          <table:table-cell table:style-name="ce1" office:value-type="string" calcext:value-type="string">
            <text:p>48.392769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наева, дом 1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86" calcext:value-type="float">
            <text:p>68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инаева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54.306772</text:p>
          </table:table-cell>
          <table:table-cell table:style-name="ce1" office:value-type="string" calcext:value-type="string">
            <text:p>48.3848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наева, дома 36, 38, 40, ул. III Интернационала, дома 2, 4, 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87" calcext:value-type="float">
            <text:p>68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инаева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string" calcext:value-type="string">
            <text:p>54.306751</text:p>
          </table:table-cell>
          <table:table-cell table:style-name="ce1" office:value-type="string" calcext:value-type="string">
            <text:p>48.3860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наева, дом 4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88" calcext:value-type="float">
            <text:p>68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22303</text:p>
          </table:table-cell>
          <table:table-cell table:style-name="ce1" office:value-type="string" calcext:value-type="string">
            <text:p>48.3990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, дом 11, 2-й пер. Мира, д. 3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89" calcext:value-type="float">
            <text:p>68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ира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54.323963</text:p>
          </table:table-cell>
          <table:table-cell table:style-name="ce1" office:value-type="string" calcext:value-type="string">
            <text:p>48.39814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90" calcext:value-type="float">
            <text:p>69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Можайского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324214</text:p>
          </table:table-cell>
          <table:table-cell table:style-name="ce1" office:value-type="string" calcext:value-type="string">
            <text:p>48.393768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жайского, дом 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91" calcext:value-type="float">
            <text:p>69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Набережная реки Свияги</text:p>
          </table:table-cell>
          <table:table-cell table:style-name="ce1" office:value-type="float" office:value="138" calcext:value-type="float">
            <text:p>138</text:p>
          </table:table-cell>
          <table:table-cell table:style-name="ce1"/>
          <table:table-cell table:style-name="ce1" office:value-type="string" calcext:value-type="string">
            <text:p>54.311487</text:p>
          </table:table-cell>
          <table:table-cell table:style-name="ce1" office:value-type="string" calcext:value-type="string">
            <text:p>48.371908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абережная реки Свияги, дом 13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92" calcext:value-type="float">
            <text:p>69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Набережная реки Свияги</text:p>
          </table:table-cell>
          <table:table-cell table:style-name="ce1" office:value-type="float" office:value="162" calcext:value-type="float">
            <text:p>162</text:p>
          </table:table-cell>
          <table:table-cell table:style-name="ce1"/>
          <table:table-cell table:style-name="ce1" office:value-type="string" calcext:value-type="string">
            <text:p>54.316065</text:p>
          </table:table-cell>
          <table:table-cell table:style-name="ce1" office:value-type="string" calcext:value-type="string">
            <text:p>48.3715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абережная реки Свияги, дом 16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93" calcext:value-type="float">
            <text:p>69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Нариманова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39553</text:p>
          </table:table-cell>
          <table:table-cell table:style-name="ce1" office:value-type="string" calcext:value-type="string">
            <text:p>48.3788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; (ООО "КЭЦ" ИНН 4347036610)</text:p>
          </table:table-cell>
          <table:table-cell table:style-name="ce1" office:value-type="string" calcext:value-type="string">
            <text:p>пр-кт Нариманова, дома 1, 3, 5, 7, 9 (промтоварный магазин "Кристалл-Электроцентр")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9">
          <table:table-cell table:style-name="ce1" office:value-type="float" office:value="694" calcext:value-type="float">
            <text:p>69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Нариманова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54.339553</text:p>
          </table:table-cell>
          <table:table-cell table:style-name="ce1" office:value-type="string" calcext:value-type="string">
            <text:p>48.37882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Нариманова, дома 17, 19, 21, 23, ул. Ватутина, дома 8, 10, 12, 11/1, 13, пер. Ватутина, дом 8, ул. Немировича-Данченко, дом 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9">
          <table:table-cell table:style-name="ce1" office:value-type="float" office:value="695" calcext:value-type="float">
            <text:p>69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Нариманова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string" calcext:value-type="string">
            <text:p>54.344918</text:p>
          </table:table-cell>
          <table:table-cell table:style-name="ce1" office:value-type="string" calcext:value-type="string">
            <text:p>48.372760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Нариманова, дома 41, 43, 45, 47, ул. Ватутина, дома 34, 36, 44, 3 пер. Зои Космодемьянской, дом 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96" calcext:value-type="float">
            <text:p>69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Нариманова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style-name="ce1" office:value-type="string" calcext:value-type="string">
            <text:p>54.351453</text:p>
          </table:table-cell>
          <table:table-cell table:style-name="ce1" office:value-type="string" calcext:value-type="string">
            <text:p>48.3617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Нариманова, дома 67, 69, 71, 73, ул. Ватутина, дом 6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8">
          <table:table-cell table:style-name="ce1" office:value-type="float" office:value="697" calcext:value-type="float">
            <text:p>69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Нариманова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style-name="ce1" office:value-type="string" calcext:value-type="string">
            <text:p>54.344204</text:p>
          </table:table-cell>
          <table:table-cell table:style-name="ce1" office:value-type="string" calcext:value-type="string">
            <text:p>48.3766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Нариманова, дома 74, 76, 78, 82, 84, 88, ул. Гафурова, дома 11, 11а, 16, 18, ул. Докучаева, дом 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1">
          <table:table-cell table:style-name="ce1" office:value-type="float" office:value="698" calcext:value-type="float">
            <text:p>69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Нариманова</text:p>
          </table:table-cell>
          <table:table-cell table:style-name="ce1" office:value-type="float" office:value="112" calcext:value-type="float">
            <text:p>112</text:p>
          </table:table-cell>
          <table:table-cell table:style-name="ce1"/>
          <table:table-cell table:style-name="ce1" office:value-type="string" calcext:value-type="string">
            <text:p>54.351967</text:p>
          </table:table-cell>
          <table:table-cell table:style-name="ce1" office:value-type="string" calcext:value-type="string">
            <text:p>48.3646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Нариманова, дома 110, 112, 114, ул. Гафурова, дома 43, 45, 47, ул. Орджоникидзе, дом 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699" calcext:value-type="float">
            <text:p>69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Нариманова</text:p>
          </table:table-cell>
          <table:table-cell table:style-name="ce1" office:value-type="float" office:value="136" calcext:value-type="float">
            <text:p>136</text:p>
          </table:table-cell>
          <table:table-cell table:style-name="ce1"/>
          <table:table-cell table:style-name="ce23" office:value-type="string" calcext:value-type="string">
            <text:p><text:a xlink:href="https://egrp365.ru/map/?x=54.35806924598471&amp;y=48.35285246372223&amp;zoom=18&amp;layer=8&amp;ref=cm" xlink:type="simple">54.358069</text:a></text:p>
          </table:table-cell>
          <table:table-cell table:style-name="ce1" office:value-type="string" calcext:value-type="string">
            <text:p>48.3528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асфаль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1.54" calcext:value-type="float">
            <text:p>1,5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Нариманова, дом 13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00" calcext:value-type="float">
            <text:p>70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Нариманова</text:p>
          </table:table-cell>
          <table:table-cell table:style-name="ce1" office:value-type="float" office:value="138" calcext:value-type="float">
            <text:p>138</text:p>
          </table:table-cell>
          <table:table-cell table:style-name="ce1"/>
          <table:table-cell table:style-name="ce23" office:value-type="string" calcext:value-type="string">
            <text:p><text:a xlink:href="https://egrp365.ru/map/?x=54.358466238729044&amp;y=48.35180103778839&amp;zoom=18&amp;layer=1&amp;ref=cm" xlink:type="simple">54.358466</text:a></text:p>
          </table:table-cell>
          <table:table-cell table:style-name="ce1" office:value-type="string" calcext:value-type="string">
            <text:p>48.3518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асфаль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1.54" calcext:value-type="float">
            <text:p>1,5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Нариманова, дом 13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01" calcext:value-type="float">
            <text:p>70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Нариманова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style-name="ce1" office:value-type="string" calcext:value-type="string">
            <text:p>54.358882</text:p>
          </table:table-cell>
          <table:table-cell table:style-name="ce1" office:value-type="string" calcext:value-type="string">
            <text:p>48.3508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асфаль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1.54" calcext:value-type="float">
            <text:p>1,5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Нариманова, дом 14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02" calcext:value-type="float">
            <text:p>70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Нариманова</text:p>
          </table:table-cell>
          <table:table-cell table:style-name="ce1" office:value-type="float" office:value="142" calcext:value-type="float">
            <text:p>142</text:p>
          </table:table-cell>
          <table:table-cell table:style-name="ce1"/>
          <table:table-cell table:style-name="ce1" office:value-type="string" calcext:value-type="string">
            <text:p>54.359546</text:p>
          </table:table-cell>
          <table:table-cell table:style-name="ce1" office:value-type="string" calcext:value-type="string">
            <text:p>48.3492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асфаль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1.54" calcext:value-type="float">
            <text:p>1,5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Нариманова, дом 14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03" calcext:value-type="float">
            <text:p>70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Нижнетатарская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325362</text:p>
          </table:table-cell>
          <table:table-cell table:style-name="ce1" office:value-type="string" calcext:value-type="string">
            <text:p>48.3974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ижнетатарская, дом 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04" calcext:value-type="float">
            <text:p>70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Новосвияжский пригород</text:p>
          </table:table-cell>
          <table:table-cell table:style-name="ce1" table:number-columns-repeated="2"/>
          <table:table-cell table:style-name="ce1" office:value-type="string" calcext:value-type="string">
            <text:p>54.325541</text:p>
          </table:table-cell>
          <table:table-cell table:style-name="ce1" office:value-type="string" calcext:value-type="string">
            <text:p>48.36192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овосвияжский пригород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05" calcext:value-type="float">
            <text:p>70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лега Кошевого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54.346210</text:p>
          </table:table-cell>
          <table:table-cell table:style-name="ce1" office:value-type="string" calcext:value-type="string">
            <text:p>48.3806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лега Кошевого, ул. Докучаева, дома 1, 5, 7, ул. Фурман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3">
          <table:table-cell table:style-name="ce1" office:value-type="float" office:value="706" calcext:value-type="float">
            <text:p>70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рджоникидзе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string" calcext:value-type="string">
            <text:p>54.356532</text:p>
          </table:table-cell>
          <table:table-cell table:style-name="ce1" office:value-type="string" calcext:value-type="string">
            <text:p>48.3783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29" table:number-columns-repeated="2"/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зы Люксембург, дом 50, ул. Орджоникидзе, дома 53, 55, 5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07" calcext:value-type="float">
            <text:p>70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Ореховый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333511</text:p>
          </table:table-cell>
          <table:table-cell table:style-name="ce1" office:value-type="string" calcext:value-type="string">
            <text:p>48.35840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Ореховы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08" calcext:value-type="float">
            <text:p>70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рлова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54.327687</text:p>
          </table:table-cell>
          <table:table-cell table:style-name="ce1" office:value-type="string" calcext:value-type="string">
            <text:p>48.389246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рлова, дом 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09" calcext:value-type="float">
            <text:p>70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рлова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54.328394</text:p>
          </table:table-cell>
          <table:table-cell table:style-name="ce1" office:value-type="string" calcext:value-type="string">
            <text:p>48.3974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2.31" calcext:value-type="float">
            <text:p>2,3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рлова, дом 4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10" calcext:value-type="float">
            <text:p>71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стровского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330122</text:p>
          </table:table-cell>
          <table:table-cell table:style-name="ce1" office:value-type="string" calcext:value-type="string">
            <text:p>48.392666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стровского, дом 1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11" calcext:value-type="float">
            <text:p>71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стровского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54.326546</text:p>
          </table:table-cell>
          <table:table-cell table:style-name="ce1" office:value-type="string" calcext:value-type="string">
            <text:p>48.3954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7" calcext:value-type="float">
            <text:p>0,77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стровского, дом 2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12" calcext:value-type="float">
            <text:p>71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стровского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string" calcext:value-type="string">
            <text:p>54.329109</text:p>
          </table:table-cell>
          <table:table-cell table:style-name="ce1" office:value-type="string" calcext:value-type="string">
            <text:p>48.393970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стровского, дом 4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13" calcext:value-type="float">
            <text:p>71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стровского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string" calcext:value-type="string">
            <text:p>54.331529</text:p>
          </table:table-cell>
          <table:table-cell table:style-name="ce1" office:value-type="string" calcext:value-type="string">
            <text:p>48.3944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4.62" calcext:value-type="float">
            <text:p>4,6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Островского, дом 5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14" calcext:value-type="float">
            <text:p>71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архоменко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54.337993</text:p>
          </table:table-cell>
          <table:table-cell table:style-name="ce1" office:value-type="string" calcext:value-type="string">
            <text:p>48.3760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архоменко, дом 1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15" calcext:value-type="float">
            <text:p>71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архоменко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54.342605</text:p>
          </table:table-cell>
          <table:table-cell table:style-name="ce1" office:value-type="string" calcext:value-type="string">
            <text:p>48.3713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архоменко, дом 3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16" calcext:value-type="float">
            <text:p>71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архоменко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style-name="ce1" office:value-type="string" calcext:value-type="string">
            <text:p>54.344628</text:p>
          </table:table-cell>
          <table:table-cell table:style-name="ce1" office:value-type="string" calcext:value-type="string">
            <text:p>48.368702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архоменко, дом 6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17" calcext:value-type="float">
            <text:p>71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архоменко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 table:style-name="ce1" office:value-type="string" calcext:value-type="string">
            <text:p>54.348242</text:p>
          </table:table-cell>
          <table:table-cell table:style-name="ce1" office:value-type="string" calcext:value-type="string">
            <text:p>48.3633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архоменко, дом 9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18" calcext:value-type="float">
            <text:p>71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одлесная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54.363138</text:p>
          </table:table-cell>
          <table:table-cell table:style-name="ce1" office:value-type="string" calcext:value-type="string">
            <text:p>48.342648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длес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19" calcext:value-type="float">
            <text:p>71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оливенская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397773</text:p>
          </table:table-cell>
          <table:table-cell table:style-name="ce1" office:value-type="string" calcext:value-type="string">
            <text:p>48.37425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ливенская, дома 3, 7, 13, 15, 19, 21, 27, 29, 31, 33, 3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20" calcext:value-type="float">
            <text:p>72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Призовая и 3-й пер. Спортивный</text:p>
          </table:table-cell>
          <table:table-cell table:style-name="ce1" table:number-columns-repeated="2"/>
          <table:table-cell table:style-name="ce1" office:value-type="string" calcext:value-type="string">
            <text:p>54.360702</text:p>
          </table:table-cell>
          <table:table-cell table:style-name="ce1" office:value-type="string" calcext:value-type="string">
            <text:p>48.34992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из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21" calcext:value-type="float">
            <text:p>72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ризовая (в начале улицы)</text:p>
          </table:table-cell>
          <table:table-cell table:style-name="ce1" table:number-columns-repeated="2"/>
          <table:table-cell table:style-name="ce1" office:value-type="string" calcext:value-type="string">
            <text:p>54.358639</text:p>
          </table:table-cell>
          <table:table-cell table:style-name="ce1" office:value-type="string" calcext:value-type="string">
            <text:p>48.355106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из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22" calcext:value-type="float">
            <text:p>72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ролетарская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string" calcext:value-type="string">
            <text:p>54.324450</text:p>
          </table:table-cell>
          <table:table-cell table:style-name="ce1" office:value-type="string" calcext:value-type="string">
            <text:p>48.4095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ролетарская, дом 3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23" calcext:value-type="float">
            <text:p>72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адищева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323609</text:p>
          </table:table-cell>
          <table:table-cell table:style-name="ce1" office:value-type="string" calcext:value-type="string">
            <text:p>48.4051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адищева, дом 1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24" calcext:value-type="float">
            <text:p>72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адищева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style-name="ce1" office:value-type="string" calcext:value-type="string">
            <text:p>54.329601</text:p>
          </table:table-cell>
          <table:table-cell table:style-name="ce1" office:value-type="string" calcext:value-type="string">
            <text:p>48.401932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адище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25" calcext:value-type="float">
            <text:p>72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адищева</text:p>
          </table:table-cell>
          <table:table-cell table:style-name="ce1" office:value-type="float" office:value="152" calcext:value-type="float">
            <text:p>152</text:p>
          </table:table-cell>
          <table:table-cell table:style-name="ce1"/>
          <table:table-cell table:style-name="ce1" office:value-type="string" calcext:value-type="string">
            <text:p>54.343290</text:p>
          </table:table-cell>
          <table:table-cell table:style-name="ce1" office:value-type="string" calcext:value-type="string">
            <text:p>48.39476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адищева, дом 15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26" calcext:value-type="float">
            <text:p>72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адищева</text:p>
          </table:table-cell>
          <table:table-cell table:style-name="ce1" office:value-type="string" calcext:value-type="string">
            <text:p>156/40</text:p>
          </table:table-cell>
          <table:table-cell table:style-name="ce1"/>
          <table:table-cell table:style-name="ce1" office:value-type="string" calcext:value-type="string">
            <text:p>54.344341</text:p>
          </table:table-cell>
          <table:table-cell table:style-name="ce1" office:value-type="string" calcext:value-type="string">
            <text:p>48.393758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адищева, дом 156/4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3">
          <table:table-cell table:style-name="ce1" office:value-type="float" office:value="727" calcext:value-type="float">
            <text:p>72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адищева</text:p>
          </table:table-cell>
          <table:table-cell table:style-name="ce1" office:value-type="float" office:value="158" calcext:value-type="float">
            <text:p>158</text:p>
          </table:table-cell>
          <table:table-cell table:style-name="ce1"/>
          <table:table-cell table:style-name="ce1" office:value-type="string" calcext:value-type="string">
            <text:p>54.345493</text:p>
          </table:table-cell>
          <table:table-cell table:style-name="ce1" office:value-type="string" calcext:value-type="string">
            <text:p>48.39254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еверный Венец, дома 14, 16, 20, ул. Радищева, дома 158, 160, 164, ул. Симбирская, дома 49, 5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9">
          <table:table-cell table:style-name="ce1" office:value-type="float" office:value="728" calcext:value-type="float">
            <text:p>72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адищева</text:p>
          </table:table-cell>
          <table:table-cell table:style-name="ce1" office:value-type="float" office:value="181" calcext:value-type="float">
            <text:p>181</text:p>
          </table:table-cell>
          <table:table-cell table:style-name="ce1"/>
          <table:table-cell table:style-name="ce1" office:value-type="string" calcext:value-type="string">
            <text:p>54.348191</text:p>
          </table:table-cell>
          <table:table-cell table:style-name="ce1" office:value-type="string" calcext:value-type="string">
            <text:p>48.388800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адищева, дома 173, 175, 177, 179, 179а, ул. Докучаева, дома 14, 16, 2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29" calcext:value-type="float">
            <text:p>72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ейна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54.341363</text:p>
          </table:table-cell>
          <table:table-cell table:style-name="ce1" office:value-type="string" calcext:value-type="string">
            <text:p>48.38608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ейна, дом 3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30" calcext:value-type="float">
            <text:p>73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епина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еп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31" calcext:value-type="float">
            <text:p>73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1 пер. Робеспьера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54.321678</text:p>
          </table:table-cell>
          <table:table-cell table:style-name="ce1" office:value-type="string" calcext:value-type="string">
            <text:p>48.37927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1 пер. Робеспье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32" calcext:value-type="float">
            <text:p>73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беспьера</text:p>
          </table:table-cell>
          <table:table-cell table:style-name="ce1" office:value-type="string" calcext:value-type="string">
            <text:p>41/2</text:p>
          </table:table-cell>
          <table:table-cell table:style-name="ce1"/>
          <table:table-cell table:style-name="ce1" office:value-type="string" calcext:value-type="string">
            <text:p>54.318616</text:p>
          </table:table-cell>
          <table:table-cell table:style-name="ce1" office:value-type="string" calcext:value-type="string">
            <text:p>48.3794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беспье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33" calcext:value-type="float">
            <text:p>73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беспьера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54.317825</text:p>
          </table:table-cell>
          <table:table-cell table:style-name="ce1" office:value-type="string" calcext:value-type="string">
            <text:p>48.3786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беспье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34" calcext:value-type="float">
            <text:p>73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беспьера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4.322132</text:p>
          </table:table-cell>
          <table:table-cell table:style-name="ce1" office:value-type="string" calcext:value-type="string">
            <text:p>48.3835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1.54" calcext:value-type="float">
            <text:p>1,54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беспьера, дом 81 к. 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35" calcext:value-type="float">
            <text:p>73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беспьера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1.54" calcext:value-type="float">
            <text:p>1,5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беспьера, дом 81 к. 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36" calcext:value-type="float">
            <text:p>73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беспьера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54.319838</text:p>
          </table:table-cell>
          <table:table-cell table:style-name="ce1" office:value-type="string" calcext:value-type="string">
            <text:p>48.3810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беспьера, дом 10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37" calcext:value-type="float">
            <text:p>737</text:p>
          </table:table-cell>
          <table:table-cell table:number-columns-repeated="2"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ул. Робеспьера</text:p>
          </table:table-cell>
          <table:table-cell table:style-name="ce4" office:value-type="float" office:value="118" calcext:value-type="float">
            <text:p>118</text:p>
          </table:table-cell>
          <table:table-cell table:style-name="ce4"/>
          <table:table-cell table:style-name="ce4" office:value-type="string" calcext:value-type="string">
            <text:p>54.32219</text:p>
          </table:table-cell>
          <table:table-cell table:style-name="ce4" office:value-type="string" calcext:value-type="string">
            <text:p>48.383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грунт</text:p>
          </table:table-cell>
          <table:table-cell table:style-name="ce4"/>
          <table:table-cell table:style-name="ce25" office:value-type="float" office:value="2" calcext:value-type="float">
            <text:p>2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2.2" calcext:value-type="float">
            <text:p>2,2</text:p>
          </table:table-cell>
          <table:table-cell table:style-name="ce4" table:number-columns-repeated="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4" office:value-type="string" calcext:value-type="string">
            <text:p>ул. Робеспьера, дома 118, 120, 122</text:p>
          </table:table-cell>
          <table:table-cell table:number-columns-repeated="3"/>
          <table:table-cell table:style-name="ce43" table:number-columns-repeated="5"/>
          <table:table-cell table:number-columns-repeated="990"/>
        </table:table-row>
        <table:table-row table:style-name="ro2">
          <table:table-cell table:style-name="ce1" office:value-type="float" office:value="738" calcext:value-type="float">
            <text:p>73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зы Люксембург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54.341997</text:p>
          </table:table-cell>
          <table:table-cell table:style-name="ce1" office:value-type="string" calcext:value-type="string">
            <text:p>48.3896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зы Люксембург, дома 1, 3, 5, 5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39" calcext:value-type="float">
            <text:p>73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зы Люксембург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343968</text:p>
          </table:table-cell>
          <table:table-cell table:style-name="ce1" office:value-type="string" calcext:value-type="string">
            <text:p>48.3884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зы Люксембург, дома 7, 9, 11, 13, 15, ул. Тимирязева, дома 42, 4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40" calcext:value-type="float">
            <text:p>74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зы Люксембург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343235</text:p>
          </table:table-cell>
          <table:table-cell table:style-name="ce1" office:value-type="string" calcext:value-type="string">
            <text:p>48.3898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зы Люксембург, дома 12, 12а, 14, 16, ул. Симбирская, дом 3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41" calcext:value-type="float">
            <text:p>74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зы Люксембург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345745</text:p>
          </table:table-cell>
          <table:table-cell table:style-name="ce1" office:value-type="string" calcext:value-type="string">
            <text:p>48.3866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зы Люксембург, дома 18, 19, 20, 21, 22, ул. Тимирязева, дом 47, ул. Бакинская, дом 4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42" calcext:value-type="float">
            <text:p>74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зы Люксембург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string" calcext:value-type="string">
            <text:p>54.358124</text:p>
          </table:table-cell>
          <table:table-cell table:style-name="ce1" office:value-type="string" calcext:value-type="string">
            <text:p>48.3756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зы Люксембург, дома 52, 5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43" calcext:value-type="float">
            <text:p>74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ссийская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336945</text:p>
          </table:table-cell>
          <table:table-cell table:style-name="ce1" office:value-type="string" calcext:value-type="string">
            <text:p>48.3541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ссийская 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ссийская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54.336713</text:p>
          </table:table-cell>
          <table:table-cell table:style-name="ce1" office:value-type="string" calcext:value-type="string">
            <text:p>48.3496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ссийская 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45" calcext:value-type="float">
            <text:p>74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ссийская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54.336341</text:p>
          </table:table-cell>
          <table:table-cell table:style-name="ce1" office:value-type="string" calcext:value-type="string">
            <text:p>48.3438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ссийская 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46" calcext:value-type="float">
            <text:p>74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оссийская</text:p>
          </table:table-cell>
          <table:table-cell table:style-name="ce1" office:value-type="float" office:value="122" calcext:value-type="float">
            <text:p>122</text:p>
          </table:table-cell>
          <table:table-cell table:style-name="ce1"/>
          <table:table-cell table:style-name="ce1" office:value-type="string" calcext:value-type="string">
            <text:p>54.336212</text:p>
          </table:table-cell>
          <table:table-cell table:style-name="ce1" office:value-type="string" calcext:value-type="string">
            <text:p>48.3373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оссийская 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47" calcext:value-type="float">
            <text:p>74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ылеева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28671</text:p>
          </table:table-cell>
          <table:table-cell table:style-name="ce1" office:value-type="string" calcext:value-type="string">
            <text:p>48.4007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ылеева, дом 1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48" calcext:value-type="float">
            <text:p>74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Рылеева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54.328165</text:p>
          </table:table-cell>
          <table:table-cell table:style-name="ce1" office:value-type="string" calcext:value-type="string">
            <text:p>48.4057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Рылеева, дом 3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49" calcext:value-type="float">
            <text:p>74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Рябиновый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32175</text:p>
          </table:table-cell>
          <table:table-cell table:style-name="ce1" office:value-type="string" calcext:value-type="string">
            <text:p>48.357911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Рябиновы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50" calcext:value-type="float">
            <text:p>75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еверный Венец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43310</text:p>
          </table:table-cell>
          <table:table-cell table:style-name="ce1" office:value-type="string" calcext:value-type="string">
            <text:p>48.3982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еверный Венец, дома 2, 4, 6, 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51" calcext:value-type="float">
            <text:p>75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еверный Венец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54.344377</text:p>
          </table:table-cell>
          <table:table-cell table:style-name="ce1" office:value-type="string" calcext:value-type="string">
            <text:p>48.3965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еверный Венец, дома 10, 1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52" calcext:value-type="float">
            <text:p>75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еверный Венец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54.346963</text:p>
          </table:table-cell>
          <table:table-cell table:style-name="ce1" office:value-type="string" calcext:value-type="string">
            <text:p>48.3926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еверный Венец, дома 22, 24, 26, 28, ул. Радищева, дома 166, 170, 172, 17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53" calcext:value-type="float">
            <text:p>75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вияжская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54.309346</text:p>
          </table:table-cell>
          <table:table-cell table:style-name="ce1" office:value-type="string" calcext:value-type="string">
            <text:p>48.37523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дерево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1,1,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вияж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4">
          <table:table-cell table:style-name="ce1" office:value-type="float" office:value="754" calcext:value-type="float">
            <text:p>75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имбирская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339901</text:p>
          </table:table-cell>
          <table:table-cell table:style-name="ce1" office:value-type="string" calcext:value-type="string">
            <text:p>48.3802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Нариманова, дома 50, 52, 54, 56, 58, 60, 64, ул. Фрунзе, дома 39, 43, 45, 47, ул. Симбирская, дом 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55" calcext:value-type="float">
            <text:p>75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пуск Степана Разина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54.311335</text:p>
          </table:table-cell>
          <table:table-cell table:style-name="ce1" office:value-type="string" calcext:value-type="string">
            <text:p>48.41228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спуск Степана Разина, дом 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56" calcext:value-type="float">
            <text:p>75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пуск Халтурина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54.311335</text:p>
          </table:table-cell>
          <table:table-cell table:style-name="ce1" office:value-type="string" calcext:value-type="string">
            <text:p>48.41228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спуск Халтурина, дом 1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57" calcext:value-type="float">
            <text:p>75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редний Венец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329121</text:p>
          </table:table-cell>
          <table:table-cell table:style-name="ce1" office:value-type="string" calcext:value-type="string">
            <text:p>48.4058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редний Венец, дома 1, 3, 5, 7, ул. Рылеева, дом 3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58" calcext:value-type="float">
            <text:p>75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редний Венец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330557</text:p>
          </table:table-cell>
          <table:table-cell table:style-name="ce1" office:value-type="string" calcext:value-type="string">
            <text:p>48.40620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редний Венец, дома 13, 11, 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59" calcext:value-type="float">
            <text:p>75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редний Венец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54.331108</text:p>
          </table:table-cell>
          <table:table-cell table:style-name="ce1" office:value-type="string" calcext:value-type="string">
            <text:p>48.4041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редний Венец, дома 15, 1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60" calcext:value-type="float">
            <text:p>76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редний Венец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331349</text:p>
          </table:table-cell>
          <table:table-cell table:style-name="ce1" office:value-type="string" calcext:value-type="string">
            <text:p>48.4060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редний Венец, дом 1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61" calcext:value-type="float">
            <text:p>76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редний Венец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54.332162</text:p>
          </table:table-cell>
          <table:table-cell table:style-name="ce1" office:value-type="string" calcext:value-type="string">
            <text:p>48.405792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редний Венец, дома 19, 21, 2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62" calcext:value-type="float">
            <text:p>76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таросвияжский Пригород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54.322734</text:p>
          </table:table-cell>
          <table:table-cell table:style-name="ce1" office:value-type="string" calcext:value-type="string">
            <text:p>48.3761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росвияжский Пригород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63" calcext:value-type="float">
            <text:p>76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олбухина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54.335271</text:p>
          </table:table-cell>
          <table:table-cell table:style-name="ce1" office:value-type="string" calcext:value-type="string">
            <text:p>48.37305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олбух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64" calcext:value-type="float">
            <text:p>76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олбухина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54.338548</text:p>
          </table:table-cell>
          <table:table-cell table:style-name="ce1" office:value-type="string" calcext:value-type="string">
            <text:p>48.3696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олбух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65" calcext:value-type="float">
            <text:p>76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олбухина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54.343604</text:p>
          </table:table-cell>
          <table:table-cell table:style-name="ce1" office:value-type="string" calcext:value-type="string">
            <text:p>48.3632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олбух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66" calcext:value-type="float">
            <text:p>76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олбухина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54.34472</text:p>
          </table:table-cell>
          <table:table-cell table:style-name="ce1" office:value-type="string" calcext:value-type="string">
            <text:p>48.361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олбух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67" calcext:value-type="float">
            <text:p>76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олбухина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style-name="ce1" office:value-type="string" calcext:value-type="string">
            <text:p>54.346048</text:p>
          </table:table-cell>
          <table:table-cell table:style-name="ce1" office:value-type="string" calcext:value-type="string">
            <text:p>48.35956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олбух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68" calcext:value-type="float">
            <text:p>76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ухачевского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335133</text:p>
          </table:table-cell>
          <table:table-cell table:style-name="ce1" office:value-type="string" calcext:value-type="string">
            <text:p>48.3999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ухачевского, дома 15, 17, 21, ул. Радищева, дома 124, 1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7">
          <table:table-cell table:style-name="ce1" office:value-type="float" office:value="769" calcext:value-type="float">
            <text:p>76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ухачевского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54.334943</text:p>
          </table:table-cell>
          <table:table-cell table:style-name="ce1" office:value-type="string" calcext:value-type="string">
            <text:p>48.404567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ухачевского, дома 36, 38, 40, 42, 44, ул. Средний Венец, дома 33, 3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70" calcext:value-type="float">
            <text:p>77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Ульяновская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54.308013</text:p>
          </table:table-cell>
          <table:table-cell table:style-name="ce1" office:value-type="string" calcext:value-type="string">
            <text:p>48.3739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дерево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Ульянов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71" calcext:value-type="float">
            <text:p>77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Урицкого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 table:style-name="ce1" office:value-type="string" calcext:value-type="string">
            <text:p>54.330973</text:p>
          </table:table-cell>
          <table:table-cell table:style-name="ce1" office:value-type="string" calcext:value-type="string">
            <text:p>48.36255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Урицкого, дома 96, 98, 94, 98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72" calcext:value-type="float">
            <text:p>77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Уютная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54.365024</text:p>
          </table:table-cell>
          <table:table-cell table:style-name="ce1" office:value-type="string" calcext:value-type="string">
            <text:p>48.374417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Уютная, 1, 2, 4, 7, 8, 9, 10, 11, 12, частный сектор, магазин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73" calcext:value-type="float">
            <text:p>77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Федерации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54.325034</text:p>
          </table:table-cell>
          <table:table-cell table:style-name="ce1" office:value-type="string" calcext:value-type="string">
            <text:p>48.39628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Федерации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74" calcext:value-type="float">
            <text:p>77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Федерации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string" calcext:value-type="string">
            <text:p>54.326261</text:p>
          </table:table-cell>
          <table:table-cell table:style-name="ce1" office:value-type="string" calcext:value-type="string">
            <text:p>48.3963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Федерации, дом 5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75" calcext:value-type="float">
            <text:p>77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Федерации</text:p>
          </table:table-cell>
          <table:table-cell table:style-name="ce1" office:value-type="float" office:value="114" calcext:value-type="float">
            <text:p>114</text:p>
          </table:table-cell>
          <table:table-cell table:style-name="ce1"/>
          <table:table-cell table:style-name="ce1" office:value-type="string" calcext:value-type="string">
            <text:p>54.335783</text:p>
          </table:table-cell>
          <table:table-cell table:style-name="ce1" office:value-type="string" calcext:value-type="string">
            <text:p>48.39495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Федерации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76" calcext:value-type="float">
            <text:p>77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Федерации</text:p>
          </table:table-cell>
          <table:table-cell table:style-name="ce1" office:value-type="string" calcext:value-type="string">
            <text:p>130а</text:p>
          </table:table-cell>
          <table:table-cell table:style-name="ce1"/>
          <table:table-cell table:style-name="ce1" office:value-type="string" calcext:value-type="string">
            <text:p>54.338175</text:p>
          </table:table-cell>
          <table:table-cell table:style-name="ce1" office:value-type="string" calcext:value-type="string">
            <text:p>48.3957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Федерации, дом 130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77" calcext:value-type="float">
            <text:p>77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Федерации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table:style-name="ce1" office:value-type="string" calcext:value-type="string">
            <text:p>54.333654</text:p>
          </table:table-cell>
          <table:table-cell table:style-name="ce1" office:value-type="string" calcext:value-type="string">
            <text:p>48.394978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Федерации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78" calcext:value-type="float">
            <text:p>77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Федерации и ул. Кролюницкого</text:p>
          </table:table-cell>
          <table:table-cell table:style-name="ce1" table:number-columns-repeated="2"/>
          <table:table-cell table:style-name="ce1" office:value-type="string" calcext:value-type="string">
            <text:p>54.333223</text:p>
          </table:table-cell>
          <table:table-cell table:style-name="ce1" office:value-type="string" calcext:value-type="string">
            <text:p>48.395146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Федерации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1">
          <table:table-cell table:style-name="ce1" office:value-type="float" office:value="779" calcext:value-type="float">
            <text:p>77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Федерации</text:p>
          </table:table-cell>
          <table:table-cell table:style-name="ce1" office:value-type="float" office:value="150" calcext:value-type="float">
            <text:p>150</text:p>
          </table:table-cell>
          <table:table-cell table:style-name="ce1"/>
          <table:table-cell table:style-name="ce1" office:value-type="string" calcext:value-type="string">
            <text:p>54.340620</text:p>
          </table:table-cell>
          <table:table-cell table:style-name="ce1" office:value-type="string" calcext:value-type="string">
            <text:p>48.39227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Федерации, дома 148, 150, ул. Новгородская,дома <text:s/>7, 9, 11, ул. Розы Люксембург, дома 4, 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80" calcext:value-type="float">
            <text:p>780</text:p>
          </table:table-cell>
          <table:table-cell table:number-columns-repeated="2" table:style-name="ce11" office:value-type="string" calcext:value-type="string">
            <text:p>Ульяновск</text:p>
          </table:table-cell>
          <table:table-cell table:style-name="ce11" office:value-type="string" calcext:value-type="string">
            <text:p>ул. Чайковского</text:p>
            <text:p>(ЛИКВИДИРОВАНА)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string" calcext:value-type="string">
            <text:p>54.337171</text:p>
          </table:table-cell>
          <table:table-cell table:style-name="ce11" office:value-type="string" calcext:value-type="string">
            <text:p>48.36815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бетон</text:p>
          </table:table-cell>
          <table:table-cell table:style-name="ce11"/>
          <table:table-cell table:style-name="ce25" office:value-type="float" office:value="4" calcext:value-type="float">
            <text:p>4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4.4" calcext:value-type="float">
            <text:p>4,4</text:p>
          </table:table-cell>
          <table:table-cell table:style-name="ce11" table:number-columns-repeated="7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1" office:value-type="string" calcext:value-type="string">
            <text:p>ул. Чайковского 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81" calcext:value-type="float">
            <text:p>78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Чайковского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54.341548</text:p>
          </table:table-cell>
          <table:table-cell table:style-name="ce1" office:value-type="string" calcext:value-type="string">
            <text:p>48.362979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Чайковс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82" calcext:value-type="float">
            <text:p>78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Чайковского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style-name="ce1" office:value-type="string" calcext:value-type="string">
            <text:p>54.345008</text:p>
          </table:table-cell>
          <table:table-cell table:style-name="ce1" office:value-type="string" calcext:value-type="string">
            <text:p>48.357703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Чайковс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83" calcext:value-type="float">
            <text:p>78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Шевченко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54.313879</text:p>
          </table:table-cell>
          <table:table-cell table:style-name="ce1" office:value-type="string" calcext:value-type="string">
            <text:p>48.3742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Шевченк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84" calcext:value-type="float">
            <text:p>78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Шевченко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table:style-name="ce1" office:value-type="string" calcext:value-type="string">
            <text:p>54.316401</text:p>
          </table:table-cell>
          <table:table-cell table:style-name="ce1" office:value-type="string" calcext:value-type="string">
            <text:p>48.383289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Шевченко, 95, 97, 99, 101, ул. Крымова, 4, 6, 8, 10, 31, 49, 5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85" calcext:value-type="float">
            <text:p>78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Энгельса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54.315760</text:p>
          </table:table-cell>
          <table:table-cell table:style-name="ce1" office:value-type="string" calcext:value-type="string">
            <text:p>48.390593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Энгельс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86" calcext:value-type="float">
            <text:p>78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Энгельса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string" calcext:value-type="string">
            <text:p>54.316106</text:p>
          </table:table-cell>
          <table:table-cell table:style-name="ce1" office:value-type="string" calcext:value-type="string">
            <text:p>48.39189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Энгельс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87" calcext:value-type="float">
            <text:p>78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Энтузиастов и ул. Глинки</text:p>
          </table:table-cell>
          <table:table-cell table:style-name="ce1" table:number-columns-repeated="2"/>
          <table:table-cell table:style-name="ce1" office:value-type="string" calcext:value-type="string">
            <text:p>54.336576</text:p>
          </table:table-cell>
          <table:table-cell table:style-name="ce1" office:value-type="string" calcext:value-type="string">
            <text:p>48.3624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Энтузиастов, ул. Глинки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88" calcext:value-type="float">
            <text:p>78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Молодежн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86315</text:p>
          </table:table-cell>
          <table:table-cell table:style-name="ce1" office:value-type="string" calcext:value-type="string">
            <text:p>48.2799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олодеж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89" calcext:value-type="float">
            <text:p>78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Нов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89323</text:p>
          </table:table-cell>
          <table:table-cell table:style-name="ce1" office:value-type="string" calcext:value-type="string">
            <text:p>48.275800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90" calcext:value-type="float">
            <text:p>79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Новая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87578</text:p>
          </table:table-cell>
          <table:table-cell table:style-name="ce1" office:value-type="string" calcext:value-type="string">
            <text:p>48.27471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91" calcext:value-type="float">
            <text:p>79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Пензенская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54.388268</text:p>
          </table:table-cell>
          <table:table-cell table:style-name="ce1" office:value-type="string" calcext:value-type="string">
            <text:p>48.2771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ензе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92" calcext:value-type="float">
            <text:p>79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Пензенская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386425</text:p>
          </table:table-cell>
          <table:table-cell table:style-name="ce1" office:value-type="string" calcext:value-type="string">
            <text:p>48.2760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ензе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93" calcext:value-type="float">
            <text:p>79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Пензенская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string" calcext:value-type="string">
            <text:p>54.383671</text:p>
          </table:table-cell>
          <table:table-cell table:style-name="ce1" office:value-type="string" calcext:value-type="string">
            <text:p>48.274501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щебень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ензе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94" calcext:value-type="float">
            <text:p>79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Полев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86004</text:p>
          </table:table-cell>
          <table:table-cell table:style-name="ce1" office:value-type="string" calcext:value-type="string">
            <text:p>48.28256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ле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95" calcext:value-type="float">
            <text:p>79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Полевая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388036</text:p>
          </table:table-cell>
          <table:table-cell table:style-name="ce1" office:value-type="string" calcext:value-type="string">
            <text:p>48.282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ле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96" calcext:value-type="float">
            <text:p>79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Полевая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54.389551</text:p>
          </table:table-cell>
          <table:table-cell table:style-name="ce1" office:value-type="string" calcext:value-type="string">
            <text:p>48.28133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ле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97" calcext:value-type="float">
            <text:p>79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Садовая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387980</text:p>
          </table:table-cell>
          <table:table-cell table:style-name="ce1" office:value-type="string" calcext:value-type="string">
            <text:p>48.2728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98" calcext:value-type="float">
            <text:p>79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Советская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54.382297</text:p>
          </table:table-cell>
          <table:table-cell table:style-name="ce1" office:value-type="string" calcext:value-type="string">
            <text:p>48.28016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ад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799" calcext:value-type="float">
            <text:p>79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Советская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54.383726</text:p>
          </table:table-cell>
          <table:table-cell table:style-name="ce1" office:value-type="string" calcext:value-type="string">
            <text:p>48.2796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6" calcext:value-type="float">
            <text:p>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ад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Школьн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81513</text:p>
          </table:table-cell>
          <table:table-cell table:style-name="ce1" office:value-type="string" calcext:value-type="string">
            <text:p>48.2803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Шко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01" calcext:value-type="float">
            <text:p>80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Школьная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54.380739</text:p>
          </table:table-cell>
          <table:table-cell table:style-name="ce1" office:value-type="string" calcext:value-type="string">
            <text:p>48.279994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Шко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02" calcext:value-type="float">
            <text:p>80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Школьная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54.377565</text:p>
          </table:table-cell>
          <table:table-cell table:style-name="ce1" office:value-type="string" calcext:value-type="string">
            <text:p>48.27578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Шко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03" calcext:value-type="float">
            <text:p>80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Школьная</text:p>
          </table:table-cell>
          <table:table-cell table:style-name="ce1" office:value-type="float" office:value="83" calcext:value-type="float">
            <text:p>83</text:p>
          </table:table-cell>
          <table:table-cell table:style-name="ce1"/>
          <table:table-cell table:style-name="ce1" office:value-type="string" calcext:value-type="string">
            <text:p>54.373305</text:p>
          </table:table-cell>
          <table:table-cell table:style-name="ce1" office:value-type="string" calcext:value-type="string">
            <text:p>48.2724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Шко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04" calcext:value-type="float">
            <text:p>804</text:p>
          </table:table-cell>
          <table:table-cell table:style-name="ce1" office:value-type="string" calcext:value-type="string">
            <text:p>Ульяновск</text:p>
          </table:table-cell>
          <table:table-cell table:number-columns-repeated="2" table:style-name="ce1" office:value-type="string" calcext:value-type="string">
            <text:p>с. Протопоповка</text:p>
          </table:table-cell>
          <table:table-cell table:style-name="ce1" table:number-columns-repeated="2"/>
          <table:table-cell table:style-name="ce1" office:value-type="string" calcext:value-type="string">
            <text:p>54.379344</text:p>
          </table:table-cell>
          <table:table-cell table:style-name="ce1" office:value-type="string" calcext:value-type="string">
            <text:p>48.2997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с. Протопоповк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05" calcext:value-type="float">
            <text:p>80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Подгородная Каменка</text:p>
          </table:table-cell>
          <table:table-cell table:style-name="ce1" office:value-type="string" calcext:value-type="string">
            <text:p>Подгородная Каменка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96843</text:p>
          </table:table-cell>
          <table:table-cell table:style-name="ce1" office:value-type="string" calcext:value-type="string">
            <text:p>48.2963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с. Подгородная Каменк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06" calcext:value-type="float">
            <text:p>80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Подгородная Каменка</text:p>
          </table:table-cell>
          <table:table-cell table:style-name="ce1" office:value-type="string" calcext:value-type="string">
            <text:p>Подгородная Каменка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string" calcext:value-type="string">
            <text:p>54.401115</text:p>
          </table:table-cell>
          <table:table-cell table:style-name="ce1" office:value-type="string" calcext:value-type="string">
            <text:p>48.291173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с. Подгородная Каменк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07" calcext:value-type="float">
            <text:p>80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Подгородная Каменка</text:p>
          </table:table-cell>
          <table:table-cell table:style-name="ce1" office:value-type="string" calcext:value-type="string">
            <text:p>Подгородная Каменка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style-name="ce1" office:value-type="string" calcext:value-type="string">
            <text:p>54.402628</text:p>
          </table:table-cell>
          <table:table-cell table:style-name="ce1" office:value-type="string" calcext:value-type="string">
            <text:p>48.2894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с. Подгородная Каменк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08" calcext:value-type="float">
            <text:p>80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Сельдь</text:p>
          </table:table-cell>
          <table:table-cell table:style-name="ce1" office:value-type="string" calcext:value-type="string">
            <text:p>ул. Добрая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54.332836</text:p>
          </table:table-cell>
          <table:table-cell table:style-name="ce1" office:value-type="string" calcext:value-type="string">
            <text:p>48.306654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обр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09" calcext:value-type="float">
            <text:p>80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Сельдь</text:p>
          </table:table-cell>
          <table:table-cell table:style-name="ce1" office:value-type="string" calcext:value-type="string">
            <text:p>ул. Красносельская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string" calcext:value-type="string">
            <text:p>54.329650</text:p>
          </table:table-cell>
          <table:table-cell table:style-name="ce1" office:value-type="string" calcext:value-type="string">
            <text:p>48.31195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асносель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10" calcext:value-type="float">
            <text:p>81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Сельдь</text:p>
          </table:table-cell>
          <table:table-cell table:style-name="ce1" office:value-type="string" calcext:value-type="string">
            <text:p>ул. Новосельдинск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19714</text:p>
          </table:table-cell>
          <table:table-cell table:style-name="ce1" office:value-type="string" calcext:value-type="string">
            <text:p>48.2866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овосельд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11" calcext:value-type="float">
            <text:p>81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Сельдь</text:p>
          </table:table-cell>
          <table:table-cell table:style-name="ce1" office:value-type="string" calcext:value-type="string">
            <text:p>ул. Новосельдинская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54.321427</text:p>
          </table:table-cell>
          <table:table-cell table:style-name="ce1" office:value-type="string" calcext:value-type="string">
            <text:p>48.28168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Новосельд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12" calcext:value-type="float">
            <text:p>81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Сельдь</text:p>
          </table:table-cell>
          <table:table-cell table:style-name="ce1" office:value-type="string" calcext:value-type="string">
            <text:p>ул. Старосельдинская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339314</text:p>
          </table:table-cell>
          <table:table-cell table:style-name="ce1" office:value-type="string" calcext:value-type="string">
            <text:p>48.321380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росельд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13" calcext:value-type="float">
            <text:p>81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Сельдь</text:p>
          </table:table-cell>
          <table:table-cell table:style-name="ce1" office:value-type="string" calcext:value-type="string">
            <text:p>ул. Старосельдинская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54.336956</text:p>
          </table:table-cell>
          <table:table-cell table:style-name="ce1" office:value-type="string" calcext:value-type="string">
            <text:p>48.3091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росельд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14" calcext:value-type="float">
            <text:p>81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Сельдь</text:p>
          </table:table-cell>
          <table:table-cell table:style-name="ce1" office:value-type="string" calcext:value-type="string">
            <text:p>ул. Старосельдинская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style-name="ce1" office:value-type="string" calcext:value-type="string">
            <text:p>54.334662</text:p>
          </table:table-cell>
          <table:table-cell table:style-name="ce1" office:value-type="string" calcext:value-type="string">
            <text:p>48.302758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росельд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15" calcext:value-type="float">
            <text:p>81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Сельдь</text:p>
          </table:table-cell>
          <table:table-cell table:style-name="ce1" office:value-type="string" calcext:value-type="string">
            <text:p>ул. Старосельдинская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style-name="ce1" office:value-type="string" calcext:value-type="string">
            <text:p>54.335370</text:p>
          </table:table-cell>
          <table:table-cell table:style-name="ce1" office:value-type="string" calcext:value-type="string">
            <text:p>48.3042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таросельди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16" calcext:value-type="float">
            <text:p>81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Сельдь</text:p>
          </table:table-cell>
          <table:table-cell table:style-name="ce1" office:value-type="string" calcext:value-type="string">
            <text:p>1 пер. Сурова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335370</text:p>
          </table:table-cell>
          <table:table-cell table:style-name="ce1" office:value-type="string" calcext:value-type="string">
            <text:p>48.315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1 пер. Сур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17" calcext:value-type="float">
            <text:p>817</text:p>
          </table:table-cell>
          <table:table-cell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п. Сельдь</text:p>
          </table:table-cell>
          <table:table-cell table:style-name="ce4" office:value-type="string" calcext:value-type="string">
            <text:p>ул. Красносельская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string" calcext:value-type="string">
            <text:p>54.333764</text:p>
          </table:table-cell>
          <table:table-cell table:style-name="ce4" office:value-type="string" calcext:value-type="string">
            <text:p>48.30713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бетон</text:p>
          </table:table-cell>
          <table:table-cell table:style-name="ce4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3.3" calcext:value-type="float">
            <text:p>3,3</text:p>
          </table:table-cell>
          <table:table-cell table:style-name="ce4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4" office:value-type="string" calcext:value-type="string">
            <text:p>ул. Сурова <text:s/></text:p>
          </table:table-cell>
          <table:table-cell table:number-columns-repeated="3"/>
          <table:table-cell table:style-name="ce43" table:number-columns-repeated="5"/>
          <table:table-cell table:number-columns-repeated="990"/>
        </table:table-row>
        <table:table-row table:style-name="ro2">
          <table:table-cell table:style-name="ce1" office:value-type="float" office:value="818" calcext:value-type="float">
            <text:p>81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Сельдь</text:p>
          </table:table-cell>
          <table:table-cell table:style-name="ce1" office:value-type="string" calcext:value-type="string">
            <text:p>ул. Ученическая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54.335507</text:p>
          </table:table-cell>
          <table:table-cell table:style-name="ce1" office:value-type="string" calcext:value-type="string">
            <text:p>48.3105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6" calcext:value-type="float">
            <text:p>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Учениче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19" calcext:value-type="float">
            <text:p>81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Ватутина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33539</text:p>
          </table:table-cell>
          <table:table-cell table:style-name="ce1" office:value-type="string" calcext:value-type="string">
            <text:p>48.24982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тут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20" calcext:value-type="float">
            <text:p>82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Ватутина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54.335392</text:p>
          </table:table-cell>
          <table:table-cell table:style-name="ce1" office:value-type="string" calcext:value-type="string">
            <text:p>48.24981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тут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21" calcext:value-type="float">
            <text:p>82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Ватутина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54.337246</text:p>
          </table:table-cell>
          <table:table-cell table:style-name="ce1" office:value-type="string" calcext:value-type="string">
            <text:p>48.250019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тут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22" calcext:value-type="float">
            <text:p>82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Ватутина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54.340613</text:p>
          </table:table-cell>
          <table:table-cell table:style-name="ce1" office:value-type="string" calcext:value-type="string">
            <text:p>48.248978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тут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23" calcext:value-type="float">
            <text:p>82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Ватутина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style-name="ce1" office:value-type="string" calcext:value-type="string">
            <text:p>54.342496</text:p>
          </table:table-cell>
          <table:table-cell table:style-name="ce1" office:value-type="string" calcext:value-type="string">
            <text:p>48.248726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атут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24" calcext:value-type="float">
            <text:p>82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Дорожная (у общежития)</text:p>
          </table:table-cell>
          <table:table-cell table:style-name="ce1" table:number-columns-repeated="2"/>
          <table:table-cell table:style-name="ce1" office:value-type="string" calcext:value-type="string">
            <text:p>54.344818</text:p>
          </table:table-cell>
          <table:table-cell table:style-name="ce1" office:value-type="string" calcext:value-type="string">
            <text:p>48.2461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Дорож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25" calcext:value-type="float">
            <text:p>82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пер. Железнодорожный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340207</text:p>
          </table:table-cell>
          <table:table-cell table:style-name="ce1" office:value-type="string" calcext:value-type="string">
            <text:p>48.24276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ер. Железнодорожны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26" calcext:value-type="float">
            <text:p>82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Железнодорожная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54.339856</text:p>
          </table:table-cell>
          <table:table-cell table:style-name="ce1" office:value-type="string" calcext:value-type="string">
            <text:p>48.250884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Железнодорож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27" calcext:value-type="float">
            <text:p>82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Железнодорожная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style-name="ce1" office:value-type="string" calcext:value-type="string">
            <text:p>54.337356</text:p>
          </table:table-cell>
          <table:table-cell table:style-name="ce1" office:value-type="string" calcext:value-type="string">
            <text:p>48.24481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Железнодорож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28" calcext:value-type="float">
            <text:p>828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Покровск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37215</text:p>
          </table:table-cell>
          <table:table-cell table:style-name="ce1" office:value-type="string" calcext:value-type="string">
            <text:p>48.2484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кров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29" calcext:value-type="float">
            <text:p>829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Полевая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54.351545</text:p>
          </table:table-cell>
          <table:table-cell table:style-name="ce1" office:value-type="string" calcext:value-type="string">
            <text:p>48.2514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ле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30" calcext:value-type="float">
            <text:p>83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Советская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54.333204</text:p>
          </table:table-cell>
          <table:table-cell table:style-name="ce1" office:value-type="string" calcext:value-type="string">
            <text:p>48.2528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вет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31" calcext:value-type="float">
            <text:p>83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Советская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54.335428</text:p>
          </table:table-cell>
          <table:table-cell table:style-name="ce1" office:value-type="string" calcext:value-type="string">
            <text:p>48.25301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вет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32" calcext:value-type="float">
            <text:p>832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Советская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54.336576</text:p>
          </table:table-cell>
          <table:table-cell table:style-name="ce1" office:value-type="string" calcext:value-type="string">
            <text:p>48.253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вет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33" calcext:value-type="float">
            <text:p>833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Советская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54.340169</text:p>
          </table:table-cell>
          <table:table-cell table:style-name="ce1" office:value-type="string" calcext:value-type="string">
            <text:p>48.2528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вет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34" calcext:value-type="float">
            <text:p>834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Советская</text:p>
          </table:table-cell>
          <table:table-cell table:style-name="ce1" office:value-type="float" office:value="86" calcext:value-type="float">
            <text:p>86</text:p>
          </table:table-cell>
          <table:table-cell table:style-name="ce1"/>
          <table:table-cell table:style-name="ce1" office:value-type="string" calcext:value-type="string">
            <text:p>54.341924</text:p>
          </table:table-cell>
          <table:table-cell table:style-name="ce1" office:value-type="string" calcext:value-type="string">
            <text:p>48.25251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вет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35" calcext:value-type="float">
            <text:p>835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Советская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54.343872</text:p>
          </table:table-cell>
          <table:table-cell table:style-name="ce1" office:value-type="string" calcext:value-type="string">
            <text:p>48.25220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Совет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36" calcext:value-type="float">
            <text:p>83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Центральная Усадьба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346555</text:p>
          </table:table-cell>
          <table:table-cell table:style-name="ce1" office:value-type="string" calcext:value-type="string">
            <text:p>48.2520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Центральная Усадьб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37" calcext:value-type="float">
            <text:p>837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Карлинское</text:p>
          </table:table-cell>
          <table:table-cell table:style-name="ce1" office:value-type="string" calcext:value-type="string">
            <text:p>ул. Центральная Усадьба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54.349489</text:p>
          </table:table-cell>
          <table:table-cell table:style-name="ce1" office:value-type="string" calcext:value-type="string">
            <text:p>48.25226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Центральная Усадьб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38" calcext:value-type="float">
            <text:p>83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т Дружбы Народов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390514</text:p>
          </table:table-cell>
          <table:table-cell table:style-name="ce1" office:value-type="string" calcext:value-type="string">
            <text:p>48.608702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2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2">
          <table:table-cell table:style-name="ce1" office:value-type="float" office:value="839" calcext:value-type="float">
            <text:p>83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ари Тарханова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389111 </text:p>
          </table:table-cell>
          <table:table-cell table:style-name="ce1" office:value-type="string" calcext:value-type="string">
            <text:p>48.607989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2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40" calcext:value-type="float">
            <text:p>84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ари Тарханова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style-name="ce1" office:value-type="string" calcext:value-type="string">
            <text:p>54.391430 </text:p>
          </table:table-cell>
          <table:table-cell table:style-name="ce1" office:value-type="string" calcext:value-type="string">
            <text:p>48.606719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2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41" calcext:value-type="float">
            <text:p>84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ари Тарханова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54.390066 </text:p>
          </table:table-cell>
          <table:table-cell table:style-name="ce1" office:value-type="string" calcext:value-type="string">
            <text:p>48.605605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table:number-columns-repeated="12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42" calcext:value-type="float">
            <text:p>84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т Дружбы Народов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360260 </text:p>
          </table:table-cell>
          <table:table-cell table:style-name="ce1" office:value-type="string" calcext:value-type="string">
            <text:p>48.608824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2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43" calcext:value-type="float">
            <text:p>84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Ипподромная</text:p>
          </table:table-cell>
          <table:table-cell table:style-name="ce1" office:value-type="string" calcext:value-type="string">
            <text:p>4а</text:p>
          </table:table-cell>
          <table:table-cell table:style-name="ce1"/>
          <table:table-cell table:style-name="ce1" office:value-type="string" calcext:value-type="string">
            <text:p>54.362162</text:p>
          </table:table-cell>
          <table:table-cell table:style-name="ce1" office:value-type="string" calcext:value-type="string">
            <text:p>48.352535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44" calcext:value-type="float">
            <text:p>84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Ипподромная</text:p>
          </table:table-cell>
          <table:table-cell table:style-name="ce1" office:value-type="string" calcext:value-type="string">
            <text:p>4б</text:p>
          </table:table-cell>
          <table:table-cell table:style-name="ce1"/>
          <table:table-cell table:style-name="ce1" office:value-type="string" calcext:value-type="string">
            <text:p>54.363277</text:p>
          </table:table-cell>
          <table:table-cell table:style-name="ce1" office:value-type="string" calcext:value-type="string">
            <text:p>48.351248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45" calcext:value-type="float">
            <text:p>84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Ипподромная</text:p>
          </table:table-cell>
          <table:table-cell table:style-name="ce1" office:value-type="string" calcext:value-type="string">
            <text:p>4в</text:p>
          </table:table-cell>
          <table:table-cell table:style-name="ce1"/>
          <table:table-cell table:style-name="ce1" office:value-type="string" calcext:value-type="string">
            <text:p>54.363418</text:p>
          </table:table-cell>
          <table:table-cell table:style-name="ce1" office:value-type="string" calcext:value-type="string">
            <text:p>48.353923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46" calcext:value-type="float">
            <text:p>846</text:p>
          </table:table-cell>
          <table:table-cell table:number-columns-repeated="2"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п. Ленинский пер. Удачный</text:p>
          </table:table-cell>
          <table:table-cell table:style-name="ce4" office:value-type="string" calcext:value-type="string">
            <text:p>2 А</text:p>
          </table:table-cell>
          <table:table-cell table:style-name="ce4"/>
          <table:table-cell table:style-name="ce4" office:value-type="string" calcext:value-type="string">
            <text:p>54.378534</text:p>
          </table:table-cell>
          <table:table-cell table:style-name="ce4" office:value-type="string" calcext:value-type="string">
            <text:p>48.563998</text:p>
          </table:table-cell>
          <table:table-cell table:style-name="ce4"/>
          <table:table-cell table:style-name="ce4" office:value-type="string" calcext:value-type="string">
            <text:p>грунт</text:p>
          </table:table-cell>
          <table:table-cell table:style-name="ce4"/>
          <table:table-cell table:style-name="ce25" office:value-type="float" office:value="5" calcext:value-type="float">
            <text:p>5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5.5" calcext:value-type="float">
            <text:p>5,5</text:p>
          </table:table-cell>
          <table:table-cell table:style-name="ce4" table:number-columns-repeated="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string" calcext:value-type="string">
            <text:p>данные отсутствуют</text:p>
          </table:table-cell>
          <table:table-cell table:style-name="ce4" office:value-type="string" calcext:value-type="string">
            <text:p>п. Ленинский, пер. Удачный 2 А</text:p>
          </table:table-cell>
          <table:table-cell table:number-columns-repeated="3"/>
          <table:table-cell table:style-name="ce43" table:number-columns-repeated="5"/>
          <table:table-cell table:number-columns-repeated="990"/>
        </table:table-row>
        <table:table-row table:style-name="ro2">
          <table:table-cell table:style-name="ce1" office:value-type="float" office:value="847" calcext:value-type="float">
            <text:p>84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Ленинский ул. Лесная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54.379081</text:p>
          </table:table-cell>
          <table:table-cell table:style-name="ce1" office:value-type="string" calcext:value-type="string">
            <text:p>48.556201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данные отсутствуют</text:p>
          </table:table-cell>
          <table:table-cell table:style-name="ce1" office:value-type="string" calcext:value-type="string">
            <text:p>п. Ленинский ул. Лес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48" calcext:value-type="float">
            <text:p>84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Ленинский ул. Лесная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54.376474</text:p>
          </table:table-cell>
          <table:table-cell table:style-name="ce1" office:value-type="string" calcext:value-type="string">
            <text:p>48.554099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данные отсутствуют</text:p>
          </table:table-cell>
          <table:table-cell table:style-name="ce1" office:value-type="string" calcext:value-type="string">
            <text:p>п. Ленинский ул. Лес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49" calcext:value-type="float">
            <text:p>84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Ленинский ул. Лесная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style-name="ce1" office:value-type="string" calcext:value-type="string">
            <text:p>54.375759</text:p>
          </table:table-cell>
          <table:table-cell table:style-name="ce1" office:value-type="string" calcext:value-type="string">
            <text:p>48.550040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данные отсутствуют</text:p>
          </table:table-cell>
          <table:table-cell table:style-name="ce1" office:value-type="string" calcext:value-type="string">
            <text:p>п. Ленинский ул. Лес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50" calcext:value-type="float">
            <text:p>85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Ленинский ул. Фестивальная</text:p>
          </table:table-cell>
          <table:table-cell table:style-name="ce1" office:value-type="float" office:value="106" calcext:value-type="float">
            <text:p>106</text:p>
          </table:table-cell>
          <table:table-cell table:style-name="ce1"/>
          <table:table-cell table:style-name="ce1" office:value-type="string" calcext:value-type="string">
            <text:p>54.373245</text:p>
          </table:table-cell>
          <table:table-cell table:style-name="ce1" office:value-type="string" calcext:value-type="string">
            <text:p>48.548419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данные отсутствуют</text:p>
          </table:table-cell>
          <table:table-cell table:style-name="ce1" office:value-type="string" calcext:value-type="string">
            <text:p>п. Ленинский ул. Фестива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51" calcext:value-type="float">
            <text:p>85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Ленинский ул. Фестивальная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 table:style-name="ce1" office:value-type="string" calcext:value-type="string">
            <text:p>54.371807</text:p>
          </table:table-cell>
          <table:table-cell table:style-name="ce1" office:value-type="string" calcext:value-type="string">
            <text:p>48.550166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данные отсутствуют</text:p>
          </table:table-cell>
          <table:table-cell table:style-name="ce1" office:value-type="string" calcext:value-type="string">
            <text:p>п. Ленинский ул. Фестива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52" calcext:value-type="float">
            <text:p>85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Ленинский пересечение ул. Светлая и ул. Рябиновая</text:p>
          </table:table-cell>
          <table:table-cell table:style-name="ce1" table:number-columns-repeated="2"/>
          <table:table-cell table:style-name="ce1" office:value-type="string" calcext:value-type="string">
            <text:p>54.371740</text:p>
          </table:table-cell>
          <table:table-cell table:style-name="ce1" office:value-type="string" calcext:value-type="string">
            <text:p>48.560176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данные отсутствуют</text:p>
          </table:table-cell>
          <table:table-cell table:style-name="ce1" office:value-type="string" calcext:value-type="string">
            <text:p>п. Ленинский, ул. Светлая и ул. Рябин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53" calcext:value-type="float">
            <text:p>85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Зеленая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83656</text:p>
          </table:table-cell>
          <table:table-cell table:style-name="ce1" office:value-type="string" calcext:value-type="string">
            <text:p>48.562259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данные отсутствуют</text:p>
          </table:table-cell>
          <table:table-cell table:style-name="ce1" office:value-type="string" calcext:value-type="string">
            <text:p>ул. Зеле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54" calcext:value-type="float">
            <text:p>85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т Маршала Устинова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54.387721 </text:p>
          </table:table-cell>
          <table:table-cell table:style-name="ce1" office:value-type="string" calcext:value-type="string">
            <text:p>48.562765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ООО "УК Рубин" ОГРН 1187325019441 пр-т Ливанова, д. 13</text:p>
          </table:table-cell>
          <table:table-cell table:style-name="ce1" office:value-type="string" calcext:value-type="string">
            <text:p>пр-т Маршала Устинова, 2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55" calcext:value-type="float">
            <text:p>85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т Маршала Устинова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54.387721 </text:p>
          </table:table-cell>
          <table:table-cell table:style-name="ce1" office:value-type="string" calcext:value-type="string">
            <text:p>48.562765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ООО "УК Рубин" ОГРН 1187325019441 пр-т Ливанова, д. 13</text:p>
          </table:table-cell>
          <table:table-cell table:style-name="ce1" office:value-type="string" calcext:value-type="string">
            <text:p>пр-т Маршала Устинова, 2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2">
          <table:table-cell table:style-name="ce1" office:value-type="float" office:value="856" calcext:value-type="float">
            <text:p>85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Панорамная</text:p>
          </table:table-cell>
          <table:table-cell table:style-name="ce1" office:value-type="string" calcext:value-type="string">
            <text:p>юго-западнее дома 33</text:p>
          </table:table-cell>
          <table:table-cell table:style-name="ce1"/>
          <table:table-cell table:style-name="ce1" office:value-type="string" calcext:value-type="string">
            <text:p>54.345116</text:p>
          </table:table-cell>
          <table:table-cell table:style-name="ce1" office:value-type="string" calcext:value-type="string">
            <text:p>48.327734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лексея Наганова, дом 10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2">
          <table:table-cell table:style-name="ce1" office:value-type="float" office:value="857" calcext:value-type="float">
            <text:p>85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Защитников Отечества</text:p>
          </table:table-cell>
          <table:table-cell table:style-name="ce1" office:value-type="string" calcext:value-type="string">
            <text:p>северо-восточнее дома 2</text:p>
          </table:table-cell>
          <table:table-cell table:style-name="ce1"/>
          <table:table-cell table:style-name="ce1" office:value-type="string" calcext:value-type="string">
            <text:p>54.349181</text:p>
          </table:table-cell>
          <table:table-cell table:style-name="ce1" office:value-type="string" calcext:value-type="string">
            <text:p>48.335754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дерево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р-кт Гая, дом 10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58" calcext:value-type="float">
            <text:p>85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блукова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54.308932</text:p>
          </table:table-cell>
          <table:table-cell table:style-name="ce1" office:value-type="string" calcext:value-type="string">
            <text:p>48.35764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дерево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ООО "УК Аквамарин", 1187325011257, ул. Карла Либкнехта, д. 19а</text:p>
          </table:table-cell>
          <table:table-cell table:style-name="ce1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59" calcext:value-type="float">
            <text:p>85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блукова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308173</text:p>
          </table:table-cell>
          <table:table-cell table:style-name="ce1" office:value-type="string" calcext:value-type="string">
            <text:p>48.3589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дерево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ООО "УК Аквамарин", 1187325011257, ул. Карла Либкнехта, д. 19а</text:p>
          </table:table-cell>
          <table:table-cell table:style-name="ce1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60" calcext:value-type="float">
            <text:p>86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Пензенская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style-name="ce1" office:value-type="string" calcext:value-type="string">
            <text:p>54.380192</text:p>
          </table:table-cell>
          <table:table-cell table:style-name="ce1" office:value-type="string" calcext:value-type="string">
            <text:p>48.2723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ензенск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61" calcext:value-type="float">
            <text:p>861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ригородный</text:p>
          </table:table-cell>
          <table:table-cell table:style-name="ce1" office:value-type="string" calcext:value-type="string">
            <text:p>ул. Поэта Садовникова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237534</text:p>
          </table:table-cell>
          <table:table-cell table:style-name="ce1" office:value-type="string" calcext:value-type="string">
            <text:p>48.2588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оэта Садовник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62" calcext:value-type="float">
            <text:p>86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Маршала Устинова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386538</text:p>
          </table:table-cell>
          <table:table-cell table:style-name="ce1" office:value-type="string" calcext:value-type="string">
            <text:p>48.560937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ООО "СЗ Премьера", 1087325002709, ул. Федерации, дом 9а, пом. 1</text:p>
          </table:table-cell>
          <table:table-cell table:style-name="ce1" office:value-type="string" calcext:value-type="string">
            <text:p>пр-кт Маршала Устинова, дом 1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63" calcext:value-type="float">
            <text:p>86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Маршала Устинова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385972</text:p>
          </table:table-cell>
          <table:table-cell table:style-name="ce1" office:value-type="string" calcext:value-type="string">
            <text:p>48.561762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ООО "СЗ Премьера", 1087325002709, ул. Федерации, дом 9а, пом. 1</text:p>
          </table:table-cell>
          <table:table-cell table:style-name="ce1" office:value-type="string" calcext:value-type="string">
            <text:p>пр-кт Маршала Устинова, дом 1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64" calcext:value-type="float">
            <text:p>86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Маршала Устинова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54.387019</text:p>
          </table:table-cell>
          <table:table-cell table:style-name="ce1" office:value-type="string" calcext:value-type="string">
            <text:p>48.561707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ООО "СЗ Премьера", 1087325002709, ул. Федерации, дом 9а, пом. 1</text:p>
          </table:table-cell>
          <table:table-cell table:style-name="ce1" office:value-type="string" calcext:value-type="string">
            <text:p>пр-кт Маршала Устинова, дом 2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65" calcext:value-type="float">
            <text:p>86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Маршала Устинова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54.387005</text:p>
          </table:table-cell>
          <table:table-cell table:style-name="ce1" office:value-type="string" calcext:value-type="string">
            <text:p>48.561861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ООО "СЗ Премьера", 1087325002709, ул. Федерации, дом 9а, пом. 1</text:p>
          </table:table-cell>
          <table:table-cell table:style-name="ce1" office:value-type="string" calcext:value-type="string">
            <text:p>пр-кт Маршала Устинова, дом 2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66" calcext:value-type="float">
            <text:p>86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Якурнова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54.386678</text:p>
          </table:table-cell>
          <table:table-cell table:style-name="ce1" office:value-type="string" calcext:value-type="string">
            <text:p>48.56004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ООО "СЗ Премьера", 1087325002709, ул. Федерации, дом 9а, пом. 1</text:p>
          </table:table-cell>
          <table:table-cell table:style-name="ce1" office:value-type="string" calcext:value-type="string">
            <text:p>ул. Якурнова, дом 3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67" calcext:value-type="float">
            <text:p>86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осёлок 901 км</text:p>
          </table:table-cell>
          <table:table-cell table:style-name="ce1" table:number-columns-repeated="2"/>
          <table:table-cell table:style-name="ce1" office:value-type="string" calcext:value-type="string">
            <text:p>54.315177</text:p>
          </table:table-cell>
          <table:table-cell table:style-name="ce1" office:value-type="string" calcext:value-type="string">
            <text:p>48.4965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осёлок 901 км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5" office:value-type="float" office:value="868" calcext:value-type="float">
            <text:p>868</text:p>
          </table:table-cell>
          <table:table-cell table:number-columns-repeated="2" table:style-name="ce5" office:value-type="string" calcext:value-type="string">
            <text:p>Ульяновск</text:p>
          </table:table-cell>
          <table:table-cell table:style-name="ce5" office:value-type="string" calcext:value-type="string">
            <text:p>ул. Фурманова</text:p>
            <text:p>(ЛИКВИДИРОВАНА)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54.34508</text:p>
          </table:table-cell>
          <table:table-cell table:style-name="ce5" office:value-type="string" calcext:value-type="string">
            <text:p>48.3759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грунт</text:p>
          </table:table-cell>
          <table:table-cell table:style-name="ce5"/>
          <table:table-cell table:style-name="ce25" office:value-type="float" office:value="3" calcext:value-type="float">
            <text:p>3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3.3" calcext:value-type="float">
            <text:p>3,3</text:p>
          </table:table-cell>
          <table:table-cell table:style-name="ce5" table:number-columns-repeated="10"/>
          <table:table-cell table:style-name="ce5" office:value-type="string" calcext:value-type="string">
            <text:p>Администрация города Ульяновска, 1027301171446, ул. Кузнецова, дом 7</text:p>
          </table:table-cell>
          <table:table-cell table:style-name="ce5" office:value-type="string" calcext:value-type="string">
            <text:p>ул. Фурманова 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70" calcext:value-type="float">
            <text:p>870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 Пригородный</text:p>
          </table:table-cell>
          <table:table-cell table:style-name="ce1" office:value-type="string" calcext:value-type="string">
            <text:p>ул. Фасадная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248428</text:p>
          </table:table-cell>
          <table:table-cell table:style-name="ce1" office:value-type="string" calcext:value-type="string">
            <text:p>48.263581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Фасадная, дом 1, 2, 3, 3а, 4, 4а, пос. Пригородны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71" calcext:value-type="float">
            <text:p>87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амышинская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1" office:value-type="string" calcext:value-type="string">
            <text:p>54.284164</text:p>
          </table:table-cell>
          <table:table-cell table:style-name="ce1" office:value-type="string" calcext:value-type="string">
            <text:p>48.2609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мышинская д. 113, 115, 117, 11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72" calcext:value-type="float">
            <text:p>87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Столыпина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63224</text:p>
          </table:table-cell>
          <table:table-cell table:style-name="ce1" office:value-type="string" calcext:value-type="string">
            <text:p>48.566811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пр-кт Столып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73" calcext:value-type="float">
            <text:p>87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Столыпина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364093</text:p>
          </table:table-cell>
          <table:table-cell table:style-name="ce1" office:value-type="string" calcext:value-type="string">
            <text:p>48.568718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9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пр-кт Столып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74" calcext:value-type="float">
            <text:p>87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Столыпина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54.364360</text:p>
          </table:table-cell>
          <table:table-cell table:style-name="ce1" office:value-type="string" calcext:value-type="string">
            <text:p>48.569324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9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пр-кт Столып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75" calcext:value-type="float">
            <text:p>87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Столыпина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54.364601</text:p>
          </table:table-cell>
          <table:table-cell table:style-name="ce1" office:value-type="string" calcext:value-type="string">
            <text:p>48.569885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9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пр-кт Столып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76" calcext:value-type="float">
            <text:p>87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Столыпина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54.365171</text:p>
          </table:table-cell>
          <table:table-cell table:style-name="ce1" office:value-type="string" calcext:value-type="string">
            <text:p>48.571162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12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пр-кт Столып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77" calcext:value-type="float">
            <text:p>87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ородская усадьба (со стороны Сельдинского шоссе)</text:p>
          </table:table-cell>
          <table:table-cell table:style-name="ce1" table:number-columns-repeated="2"/>
          <table:table-cell table:style-name="ce1" office:value-type="string" calcext:value-type="string">
            <text:p>54.352824</text:p>
          </table:table-cell>
          <table:table-cell table:style-name="ce1" office:value-type="string" calcext:value-type="string">
            <text:p>48.331070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12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Городская Усадьб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78" calcext:value-type="float">
            <text:p>87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рымова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321239</text:p>
          </table:table-cell>
          <table:table-cell table:style-name="ce1" office:value-type="string" calcext:value-type="string">
            <text:p>48.388040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Крым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79" calcext:value-type="float">
            <text:p>87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2 пер. Мира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21153</text:p>
          </table:table-cell>
          <table:table-cell table:style-name="ce1" office:value-type="string" calcext:value-type="string">
            <text:p>48.397360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2 пер. Мир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80" calcext:value-type="float">
            <text:p>88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Буинский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4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пер. Буински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5">
          <table:table-cell table:style-name="ce1" office:value-type="float" office:value="881" calcext:value-type="float">
            <text:p>88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Л. Шевцовой</text:p>
          </table:table-cell>
          <table:table-cell table:style-name="ce1" office:value-type="string" calcext:value-type="string">
            <text:p>55а</text:p>
          </table:table-cell>
          <table:table-cell table:style-name="ce1"/>
          <table:table-cell table:style-name="ce1" office:value-type="string" calcext:value-type="string">
            <text:p>54.353616</text:p>
          </table:table-cell>
          <table:table-cell table:style-name="ce1" office:value-type="string" calcext:value-type="string">
            <text:p>48.381381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Л. Шевцово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82" calcext:value-type="float">
            <text:p>88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Дзержинского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54.335182</text:p>
          </table:table-cell>
          <table:table-cell table:style-name="ce1" office:value-type="string" calcext:value-type="string">
            <text:p>48.385595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Дзержинс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83" calcext:value-type="float">
            <text:p>88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. Кошевого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54.342151</text:p>
          </table:table-cell>
          <table:table-cell table:style-name="ce1" office:value-type="string" calcext:value-type="string">
            <text:p>48.385265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О. Кошев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84" calcext:value-type="float">
            <text:p>88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. Кошевого</text:p>
          </table:table-cell>
          <table:table-cell table:style-name="ce1" office:value-type="float" office:value="111" calcext:value-type="float">
            <text:p>111</text:p>
          </table:table-cell>
          <table:table-cell table:style-name="ce1"/>
          <table:table-cell table:style-name="ce1" office:value-type="string" calcext:value-type="string">
            <text:p>54.355176</text:p>
          </table:table-cell>
          <table:table-cell table:style-name="ce1" office:value-type="string" calcext:value-type="string">
            <text:p>48.371923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О. Кошев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85" calcext:value-type="float">
            <text:p>88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рджоникидзе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54.353064</text:p>
          </table:table-cell>
          <table:table-cell table:style-name="ce1" office:value-type="string" calcext:value-type="string">
            <text:p>48.369075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Орджоникидзе, дом 1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86" calcext:value-type="float">
            <text:p>88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рджоникидзе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54.354156</text:p>
          </table:table-cell>
          <table:table-cell table:style-name="ce1" office:value-type="string" calcext:value-type="string">
            <text:p>48.370918</text:p>
          </table:table-cell>
          <table:table-cell table:style-name="ce1"/>
          <table:table-cell table:style-name="ce1" office:value-type="string" calcext:value-type="string">
            <text:p>асфальт</text:p>
          </table:table-cell>
          <table:table-cell table:style-name="ce1"/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Орджоникидзе, дом 24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87" calcext:value-type="float">
            <text:p>88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Орджоникидзе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string" calcext:value-type="string">
            <text:p>54.356370</text:p>
          </table:table-cell>
          <table:table-cell table:style-name="ce1" office:value-type="string" calcext:value-type="string">
            <text:p>48.376083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Орджоникидзе, дом 4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88" calcext:value-type="float">
            <text:p>88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имбирская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54.342262</text:p>
          </table:table-cell>
          <table:table-cell table:style-name="ce1" office:value-type="string" calcext:value-type="string">
            <text:p>48.387068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Симбирская, дом 3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89" calcext:value-type="float">
            <text:p>88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Уютная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54.365544</text:p>
          </table:table-cell>
          <table:table-cell table:style-name="ce1" office:value-type="string" calcext:value-type="string">
            <text:p>48.372422</text:p>
          </table:table-cell>
          <table:table-cell table:style-name="ce1"/>
          <table:table-cell table:number-columns-repeated="2" table:style-name="ce1" office:value-type="string" calcext:value-type="string">
            <text:p>бетон</text:p>
          </table:table-cell>
          <table:table-cell table:style-name="ce25" office:value-type="float" office:value="7" calcext:value-type="float">
            <text:p>7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7.7" calcext:value-type="float">
            <text:p>7,7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Уютная, дом 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90" calcext:value-type="float">
            <text:p>89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Скринского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54.340809</text:p>
          </table:table-cell>
          <table:table-cell table:style-name="ce1" office:value-type="string" calcext:value-type="string">
            <text:p>48.387659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Скринского, дом 1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91" calcext:value-type="float">
            <text:p>89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Циолковского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54.35234</text:p>
          </table:table-cell>
          <table:table-cell table:style-name="ce1" office:value-type="string" calcext:value-type="string">
            <text:p>48.37179</text:p>
          </table:table-cell>
          <table:table-cell table:style-name="ce1"/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Циолковс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92" calcext:value-type="float">
            <text:p>89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Циолковского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string" calcext:value-type="string">
            <text:p>54.354253</text:p>
          </table:table-cell>
          <table:table-cell table:style-name="ce1" office:value-type="string" calcext:value-type="string">
            <text:p>48.376687</text:p>
          </table:table-cell>
          <table:table-cell table:style-name="ce1"/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Циолковского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93" calcext:value-type="float">
            <text:p>89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Юности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54.354190</text:p>
          </table:table-cell>
          <table:table-cell table:style-name="ce1" office:value-type="string" calcext:value-type="string">
            <text:p>48.366086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Юности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94" calcext:value-type="float">
            <text:p>89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Юности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54.354562</text:p>
          </table:table-cell>
          <table:table-cell table:style-name="ce1" office:value-type="string" calcext:value-type="string">
            <text:p>48.366881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Юности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95" calcext:value-type="float">
            <text:p>89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Юности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string" calcext:value-type="string">
            <text:p>54.358074</text:p>
          </table:table-cell>
          <table:table-cell table:style-name="ce1" office:value-type="string" calcext:value-type="string">
            <text:p>48.375617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Юности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96" calcext:value-type="float">
            <text:p>89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Юности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string" calcext:value-type="string">
            <text:p>54.359495</text:p>
          </table:table-cell>
          <table:table-cell table:style-name="ce1" office:value-type="string" calcext:value-type="string">
            <text:p>48.380645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25"/>
          <table:table-cell table:style-name="ce1" table:number-columns-repeated="9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Юности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97" calcext:value-type="float">
            <text:p>89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. Мостостроителей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356558</text:p>
          </table:table-cell>
          <table:table-cell table:style-name="ce1" office:value-type="string" calcext:value-type="string">
            <text:p>48.390426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2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пер. Мостостроителе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98" calcext:value-type="float">
            <text:p>89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Зырина</text:p>
          </table:table-cell>
          <table:table-cell table:style-name="ce1" table:number-columns-repeated="2"/>
          <table:table-cell table:style-name="ce1" office:value-type="string" calcext:value-type="string">
            <text:p>54.366918</text:p>
          </table:table-cell>
          <table:table-cell table:style-name="ce1" office:value-type="string" calcext:value-type="string">
            <text:p>48.5699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25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ООО Спецзастройщик "Железно Ульяновск", 1197325007901, ул. Радищева, дом 32а</text:p>
          </table:table-cell>
          <table:table-cell table:style-name="ce1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899" calcext:value-type="float">
            <text:p>89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кт Зырина</text:p>
          </table:table-cell>
          <table:table-cell table:style-name="ce1" table:number-columns-repeated="2"/>
          <table:table-cell table:style-name="ce1" office:value-type="string" calcext:value-type="string">
            <text:p>54.368143</text:p>
          </table:table-cell>
          <table:table-cell table:style-name="ce1" office:value-type="string" calcext:value-type="string">
            <text:p>48.5684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ООО Спецзастройщик "Железно Ульяновск", 1197325007901, ул. Радищева, дом 32а</text:p>
          </table:table-cell>
          <table:table-cell table:style-name="ce1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Богдана Хитрово</text:p>
          </table:table-cell>
          <table:table-cell table:style-name="ce7" office:value-type="float" office:value="94" calcext:value-type="float">
            <text:p>94</text:p>
          </table:table-cell>
          <table:table-cell table:style-name="ce7"/>
          <table:table-cell table:style-name="ce7" office:value-type="string" calcext:value-type="string">
            <text:p>54.268382</text:p>
          </table:table-cell>
          <table:table-cell table:style-name="ce7" office:value-type="string" calcext:value-type="string">
            <text:p>48.2685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гдана Хитрово</text:p>
          </table:table-cell>
          <table:table-cell table:number-columns-repeated="3"/>
          <table:table-cell table:style-name="ce44" table:number-columns-repeated="5"/>
          <table:table-cell table:number-columns-repeated="990"/>
        </table:table-row>
        <table:table-row table:style-name="ro2">
          <table:table-cell table:style-name="ce1" office:value-type="float" office:value="901" calcext:value-type="float">
            <text:p>90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Жигулевская</text:p>
          </table:table-cell>
          <table:table-cell table:style-name="ce7" office:value-type="string" calcext:value-type="string">
            <text:p>40а</text:p>
          </table:table-cell>
          <table:table-cell table:style-name="ce7"/>
          <table:table-cell table:style-name="ce7" office:value-type="string" calcext:value-type="string">
            <text:p>54.275960</text:p>
          </table:table-cell>
          <table:table-cell table:style-name="ce7" office:value-type="string" calcext:value-type="string">
            <text:p>48.300366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4">
          <table:table-cell table:style-name="ce1" office:value-type="float" office:value="902" calcext:value-type="float">
            <text:p>90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ирова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7" office:value-type="string" calcext:value-type="string">
            <text:p>54.302534</text:p>
          </table:table-cell>
          <table:table-cell table:style-name="ce7" office:value-type="string" calcext:value-type="string">
            <text:p>48.385642</text:p>
          </table:table-cell>
          <table:table-cell table:style-name="ce1" office:value-type="float" office:value="2.32" calcext:value-type="float">
            <text:p>2,32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ТСЖ "Кирова, 25", 1217300004130, ул. Кирова, дом 25</text:p>
          </table:table-cell>
          <table:table-cell table:style-name="ce1" office:value-type="string" calcext:value-type="string">
            <text:p>ул. Кирова, дом 25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03" calcext:value-type="float">
            <text:p>90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иц Стартовая и Семейная</text:p>
          </table:table-cell>
          <table:table-cell table:style-name="ce7" table:number-columns-repeated="2"/>
          <table:table-cell table:style-name="ce7" office:value-type="string" calcext:value-type="string">
            <text:p>54.390839</text:p>
          </table:table-cell>
          <table:table-cell table:style-name="ce7" office:value-type="string" calcext:value-type="string">
            <text:p>48.6495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КИЗ "Дружба-2"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04" calcext:value-type="float">
            <text:p>90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Тимирязева</text:p>
          </table:table-cell>
          <table:table-cell table:style-name="ce7" office:value-type="float" office:value="46" calcext:value-type="float">
            <text:p>46</text:p>
          </table:table-cell>
          <table:table-cell table:style-name="ce7"/>
          <table:table-cell table:style-name="ce7" office:value-type="string" calcext:value-type="string">
            <text:p>54.344801</text:p>
          </table:table-cell>
          <table:table-cell table:style-name="ce7" office:value-type="string" calcext:value-type="string">
            <text:p>48.389499</text:p>
          </table:table-cell>
          <table:table-cell table:style-name="ce1"/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данные отсутствуют</text:p>
          </table:table-cell>
          <table:table-cell table:style-name="ce1" office:value-type="string" calcext:value-type="string">
            <text:p>ул. Тимирязева, дом 46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7">
          <table:table-cell table:style-name="ce1" office:value-type="float" office:value="905" calcext:value-type="float">
            <text:p>905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154 Стрелковой Дивизии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style-name="ce7" office:value-type="string" calcext:value-type="string">
            <text:p>54.286665</text:p>
          </table:table-cell>
          <table:table-cell table:style-name="ce7" office:value-type="string" calcext:value-type="string">
            <text:p>48.259331</text:p>
          </table:table-cell>
          <table:table-cell table:style-name="ce1"/>
          <table:table-cell table:style-name="ce1" office:value-type="string" calcext:value-type="string">
            <text:p>асфальт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ООО "Квадратов", 1197325009177, ул. Воробьева, дом 63, оф. 1</text:p>
          </table:table-cell>
          <table:table-cell table:style-name="ce1" office:value-type="string" calcext:value-type="string">
            <text:p>ул. 154 Стрелковой Дивизии, дом 52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5">
          <table:table-cell table:style-name="ce1" office:value-type="float" office:value="906" calcext:value-type="float">
            <text:p>906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Городская Усадьба</text:p>
          </table:table-cell>
          <table:table-cell table:style-name="ce7" office:value-type="float" office:value="101" calcext:value-type="float">
            <text:p>101</text:p>
          </table:table-cell>
          <table:table-cell table:style-name="ce7"/>
          <table:table-cell table:style-name="ce7" office:value-type="string" calcext:value-type="string">
            <text:p>54.349952</text:p>
          </table:table-cell>
          <table:table-cell table:style-name="ce7" office:value-type="string" calcext:value-type="string">
            <text:p>48.336065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Городская Усадьб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07" calcext:value-type="float">
            <text:p>907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блукова</text:p>
          </table:table-cell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54.310571</text:p>
          </table:table-cell>
          <table:table-cell table:style-name="ce7" office:value-type="string" calcext:value-type="string">
            <text:p>48.35845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дерево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ООО "УК Аквамарин", 1187325011257, ул. Карла Либкнехта, д. 19а</text:p>
          </table:table-cell>
          <table:table-cell table:style-name="ce1" office:value-type="string" calcext:value-type="string">
            <text:p>ул. Аблукова, дом 16, 1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08" calcext:value-type="float">
            <text:p>908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блукова</text:p>
          </table:table-cell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7" office:value-type="string" calcext:value-type="string">
            <text:p>54.310959</text:p>
          </table:table-cell>
          <table:table-cell table:style-name="ce7" office:value-type="string" calcext:value-type="string">
            <text:p>48.359909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дерево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ООО "УК Аквамарин", 1187325011257, ул. Карла Либкнехта, д. 19а</text:p>
          </table:table-cell>
          <table:table-cell table:style-name="ce1" office:value-type="string" calcext:value-type="string">
            <text:p>ул. Аблукова, дом 18, 2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09" calcext:value-type="float">
            <text:p>909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блукова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7" office:value-type="string" calcext:value-type="string">
            <text:p>54.311039</text:p>
          </table:table-cell>
          <table:table-cell table:style-name="ce7" office:value-type="string" calcext:value-type="string">
            <text:p>48.35934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дерево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ООО "УК Аквамарин", 1187325011257, ул. Карла Либкнехта, д. 19а</text:p>
          </table:table-cell>
          <table:table-cell table:style-name="ce1" office:value-type="string" calcext:value-type="string">
            <text:p>ул. Аблукова, дом 18, 2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">
          <table:table-cell table:style-name="ce1" office:value-type="float" office:value="910" calcext:value-type="float">
            <text:p>910</text:p>
          </table:table-cell>
          <table:table-cell table:number-columns-repeated="2"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. Камышинская</text:p>
          </table:table-cell>
          <table:table-cell table:style-name="ce7" office:value-type="float" office:value="117" calcext:value-type="float">
            <text:p>117</text:p>
          </table:table-cell>
          <table:table-cell table:style-name="ce7"/>
          <table:table-cell table:style-name="ce7" office:value-type="string" calcext:value-type="string">
            <text:p>54.284291</text:p>
          </table:table-cell>
          <table:table-cell table:style-name="ce7" office:value-type="string" calcext:value-type="string">
            <text:p>48.2605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ООО "МН Сервис", 1177325005406, ул. Воробьева, дом 63</text:p>
          </table:table-cell>
          <table:table-cell table:style-name="ce1" office:value-type="string" calcext:value-type="string">
            <text:p>ул. Камышинская, д. 11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6">
          <table:table-cell table:style-name="ce1" office:value-type="float" office:value="911" calcext:value-type="float">
            <text:p>911</text:p>
          </table:table-cell>
          <table:table-cell table:number-columns-repeated="2"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. Камышинская</text:p>
          </table:table-cell>
          <table:table-cell table:style-name="ce7" office:value-type="float" office:value="70" calcext:value-type="float">
            <text:p>70</text:p>
          </table:table-cell>
          <table:table-cell table:style-name="ce7"/>
          <table:table-cell table:style-name="ce7" office:value-type="string" calcext:value-type="string">
            <text:p>54.283556</text:p>
          </table:table-cell>
          <table:table-cell table:style-name="ce7" office:value-type="string" calcext:value-type="string">
            <text:p>48.2618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дерево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ООО "МН Сервис", 1177325005406, ул. Воробьева, дом 63</text:p>
          </table:table-cell>
          <table:table-cell table:style-name="ce1" office:value-type="string" calcext:value-type="string">
            <text:p>ул. Камышинская, д. 70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12" calcext:value-type="float">
            <text:p>91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Корюкина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54.322900</text:p>
          </table:table-cell>
          <table:table-cell table:style-name="ce1" office:value-type="string" calcext:value-type="string">
            <text:p>48.405763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орюкина, 17</text:p>
          </table:table-cell>
          <table:table-cell table:number-columns-repeated="3"/>
          <table:table-cell table:style-name="ce45" table:number-columns-repeated="5"/>
          <table:table-cell table:number-columns-repeated="990"/>
        </table:table-row>
        <table:table-row table:style-name="ro2">
          <table:table-cell table:style-name="ce1" office:value-type="float" office:value="913" calcext:value-type="float">
            <text:p>913</text:p>
          </table:table-cell>
          <table:table-cell table:number-columns-repeated="2"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. 12 Сентября</text:p>
          </table:table-cell>
          <table:table-cell table:style-name="ce7" office:value-type="string" calcext:value-type="string">
            <text:p>91/1</text:p>
          </table:table-cell>
          <table:table-cell table:style-name="ce7"/>
          <table:table-cell table:style-name="ce7" office:value-type="string" calcext:value-type="string">
            <text:p>54.304394</text:p>
          </table:table-cell>
          <table:table-cell table:style-name="ce7" office:value-type="string" calcext:value-type="string">
            <text:p>48.377817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12 Сентября, д. 91/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10">
          <table:table-cell table:style-name="ce1" office:value-type="float" office:value="914" calcext:value-type="float">
            <text:p>914</text:p>
          </table:table-cell>
          <table:table-cell table:number-columns-repeated="2"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. Бородина</text:p>
          </table:table-cell>
          <table:table-cell table:style-name="ce7" table:number-columns-repeated="2"/>
          <table:table-cell table:style-name="ce7" office:value-type="string" calcext:value-type="string">
            <text:p>54.337068</text:p>
          </table:table-cell>
          <table:table-cell table:style-name="ce7" office:value-type="string" calcext:value-type="string">
            <text:p>48.38609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ООО СЗ "СтройСити", 1227300001466, ул. Варейкиса, д. 2В</text:p>
          </table:table-cell>
          <table:table-cell table:style-name="ce1" office:value-type="string" calcext:value-type="string">
            <text:p>ул. Бородин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15" calcext:value-type="float">
            <text:p>915</text:p>
          </table:table-cell>
          <table:table-cell table:number-columns-repeated="2"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. 154 Стрелковой Дивизии</text:p>
          </table:table-cell>
          <table:table-cell table:style-name="ce7" office:value-type="float" office:value="58" calcext:value-type="float">
            <text:p>58</text:p>
          </table:table-cell>
          <table:table-cell table:style-name="ce7"/>
          <table:table-cell table:style-name="ce7" office:value-type="string" calcext:value-type="string">
            <text:p>54.287964</text:p>
          </table:table-cell>
          <table:table-cell table:style-name="ce7" office:value-type="string" calcext:value-type="string">
            <text:p>48.259738</text:p>
          </table:table-cell>
          <table:table-cell table:style-name="ce1"/>
          <table:table-cell table:style-name="ce1" office:value-type="string" calcext:value-type="string">
            <text:p>асфальт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154 Стрелковой Дивизии, дома № 54, 56, 58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16" calcext:value-type="float">
            <text:p>916</text:p>
          </table:table-cell>
          <table:table-cell table:number-columns-repeated="2"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. Оренбургская</text:p>
          </table:table-cell>
          <table:table-cell table:style-name="ce7" office:value-type="float" office:value="44" calcext:value-type="float">
            <text:p>44</text:p>
          </table:table-cell>
          <table:table-cell table:style-name="ce7"/>
          <table:table-cell table:style-name="ce7" office:value-type="string" calcext:value-type="string">
            <text:p>54.35422</text:p>
          </table:table-cell>
          <table:table-cell table:style-name="ce7" office:value-type="string" calcext:value-type="string">
            <text:p>48.5282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1" table:number-columns-repeated="13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17" calcext:value-type="float">
            <text:p>917</text:p>
          </table:table-cell>
          <table:table-cell table:number-columns-repeated="2"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. Кольцевая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7" office:value-type="string" calcext:value-type="string">
            <text:p>54.255540</text:p>
          </table:table-cell>
          <table:table-cell table:style-name="ce7" office:value-type="string" calcext:value-type="string">
            <text:p>48.342784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2" calcext:value-type="float">
            <text:p>0,72</text:p>
          </table:table-cell>
          <table:table-cell table:style-name="ce1" office:value-type="float" office:value="1.44" calcext:value-type="float">
            <text:p>1,44</text:p>
          </table:table-cell>
          <table:table-cell table:style-name="ce1" table:number-columns-repeated="10"/>
          <table:table-cell table:style-name="ce1" office:value-type="string" calcext:value-type="string">
            <text:p>собственники помещений и мкд</text:p>
          </table:table-cell>
          <table:table-cell table:style-name="ce1" office:value-type="string" calcext:value-type="string">
            <text:p>ул. Кольцевая, д.35, 37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18" calcext:value-type="float">
            <text:p>918</text:p>
          </table:table-cell>
          <table:table-cell table:number-columns-repeated="2" table:style-name="ce9" office:value-type="string" calcext:value-type="string">
            <text:p>Ульяновск</text:p>
          </table:table-cell>
          <table:table-cell table:style-name="ce4" office:value-type="string" calcext:value-type="string">
            <text:p>ул. Александровская</text:p>
          </table:table-cell>
          <table:table-cell table:style-name="ce9" office:value-type="float" office:value="54" calcext:value-type="float">
            <text:p>54</text:p>
          </table:table-cell>
          <table:table-cell table:style-name="ce9"/>
          <table:table-cell table:style-name="ce9" office:value-type="string" calcext:value-type="string">
            <text:p>54.273546</text:p>
          </table:table-cell>
          <table:table-cell table:style-name="ce9" office:value-type="string" calcext:value-type="string">
            <text:p>48.269315</text:p>
          </table:table-cell>
          <table:table-cell table:style-name="ce4"/>
          <table:table-cell table:style-name="ce4" office:value-type="string" calcext:value-type="string">
            <text:p>бетон</text:p>
          </table:table-cell>
          <table:table-cell table:style-name="ce4" office:value-type="string" calcext:value-type="string">
            <text:p>кирпич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.75" calcext:value-type="float">
            <text:p>0,75</text:p>
          </table:table-cell>
          <table:table-cell table:style-name="ce4" table:number-columns-repeated="10"/>
          <table:table-cell table:style-name="ce4" office:value-type="string" calcext:value-type="string">
            <text:p>собственники домов</text:p>
          </table:table-cell>
          <table:table-cell table:style-name="ce4" office:value-type="string" calcext:value-type="string">
            <text:p>ул. Александровская 50, 52, 54, 56</text:p>
          </table:table-cell>
          <table:table-cell table:number-columns-repeated="3"/>
          <table:table-cell table:style-name="ce43" table:number-columns-repeated="5"/>
          <table:table-cell table:number-columns-repeated="990"/>
        </table:table-row>
        <table:table-row table:style-name="ro2">
          <table:table-cell table:style-name="ce1" office:value-type="float" office:value="919" calcext:value-type="float">
            <text:p>919</text:p>
          </table:table-cell>
          <table:table-cell table:number-columns-repeated="2" table:style-name="ce9" office:value-type="string" calcext:value-type="string">
            <text:p>Ульяновск</text:p>
          </table:table-cell>
          <table:table-cell table:style-name="ce4" office:value-type="string" calcext:value-type="string">
            <text:p>ул. Брестская</text:p>
          </table:table-cell>
          <table:table-cell table:style-name="ce9" office:value-type="string" calcext:value-type="string">
            <text:p>84/1</text:p>
          </table:table-cell>
          <table:table-cell table:style-name="ce9"/>
          <table:table-cell table:style-name="ce9" office:value-type="string" calcext:value-type="string">
            <text:p>54.36120</text:p>
          </table:table-cell>
          <table:table-cell table:style-name="ce9" office:value-type="string" calcext:value-type="string">
            <text:p>48.55582</text:p>
          </table:table-cell>
          <table:table-cell table:style-name="ce4"/>
          <table:table-cell table:style-name="ce4" office:value-type="string" calcext:value-type="string">
            <text:p>бетон</text:p>
          </table:table-cell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4" office:value-type="float" office:value="1.1" calcext:value-type="float">
            <text:p>1,1</text:p>
          </table:table-cell>
          <table:table-cell table:style-name="ce4" table:number-columns-repeated="5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4" office:value-type="string" calcext:value-type="string">
            <text:p>ул. Брестская, 84/1, 84/2, 84/3</text:p>
          </table:table-cell>
          <table:table-cell table:number-columns-repeated="3"/>
          <table:table-cell table:style-name="ce43" table:number-columns-repeated="5"/>
          <table:table-cell table:number-columns-repeated="990"/>
        </table:table-row>
        <table:table-row table:style-name="ro2">
          <table:table-cell table:style-name="ce1" office:value-type="float" office:value="920" calcext:value-type="float">
            <text:p>920</text:p>
          </table:table-cell>
          <table:table-cell table:number-columns-repeated="2"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. Камышинская</text:p>
          </table:table-cell>
          <table:table-cell table:style-name="ce7" office:value-type="float" office:value="133" calcext:value-type="float">
            <text:p>133</text:p>
          </table:table-cell>
          <table:table-cell table:style-name="ce7"/>
          <table:table-cell table:style-name="ce7" office:value-type="string" calcext:value-type="string">
            <text:p>54.28557</text:p>
          </table:table-cell>
          <table:table-cell table:style-name="ce7" office:value-type="string" calcext:value-type="string">
            <text:p>48.259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ООО "МН Сервис", 1177325005406, ул. Воробьева, дом 63</text:p>
          </table:table-cell>
          <table:table-cell table:style-name="ce1" office:value-type="string" calcext:value-type="string">
            <text:p>ул. Камышинская 133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21" calcext:value-type="float">
            <text:p>921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р-т Ливанова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54.386257 </text:p>
          </table:table-cell>
          <table:table-cell table:style-name="ce1" office:value-type="string" calcext:value-type="string">
            <text:p>48.57318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ООО УК Рубин ООО 1187325019441 проспект Нариманова, 61, комната 38</text:p>
          </table:table-cell>
          <table:table-cell table:style-name="ce1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22" calcext:value-type="float">
            <text:p>922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.Ленинский ул. Лесная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54.380741 </text:p>
          </table:table-cell>
          <table:table-cell table:style-name="ce1" office:value-type="string" calcext:value-type="string">
            <text:p>48.559870</text:p>
          </table:table-cell>
          <table:table-cell table:style-name="ce1"/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ООО "СЗ "Риострой" 1157328002809 пос. ленинский ул. Лесная,21, оф 2</text:p>
          </table:table-cell>
          <table:table-cell table:style-name="ce1"/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7">
          <table:table-cell table:style-name="ce1" office:value-type="float" office:value="923" calcext:value-type="float">
            <text:p>923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Шпака</text:p>
          </table:table-cell>
          <table:table-cell table:style-name="ce7" table:number-columns-repeated="2"/>
          <table:table-cell table:style-name="ce7" office:value-type="string" calcext:value-type="string">
            <text:p>54.361944</text:p>
          </table:table-cell>
          <table:table-cell table:style-name="ce7" office:value-type="string" calcext:value-type="string">
            <text:p>48.56346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ТСЖ "Симбирский Посад", 1137328006430, ул. Брестская, дом 84</text:p>
          </table:table-cell>
          <table:table-cell table:style-name="ce1" office:value-type="string" calcext:value-type="string">
            <text:p>ТСЖ "Симбирский Посад": улицы Шпака, Кулакова, Разумовского, Шур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4">
          <table:table-cell table:style-name="ce1" office:value-type="float" office:value="924" calcext:value-type="float">
            <text:p>924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ул. Артема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7" office:value-type="string" calcext:value-type="string">
            <text:p>54.319112</text:p>
          </table:table-cell>
          <table:table-cell table:style-name="ce7" office:value-type="string" calcext:value-type="string">
            <text:p>48.360659</text:p>
          </table:table-cell>
          <table:table-cell table:style-name="ce1"/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нет данных</text:p>
          </table:table-cell>
          <table:table-cell table:style-name="ce1" office:value-type="string" calcext:value-type="string">
            <text:p>ул. Артем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4">
          <table:table-cell table:style-name="ce6" office:value-type="float" office:value="925" calcext:value-type="float">
            <text:p>925</text:p>
          </table:table-cell>
          <table:table-cell table:number-columns-repeated="2" table:style-name="ce6" office:value-type="string" calcext:value-type="string">
            <text:p>Ульяновск</text:p>
          </table:table-cell>
          <table:table-cell table:style-name="ce6" office:value-type="string" calcext:value-type="string">
            <text:p>ул. Богдана Хитрово</text:p>
          </table:table-cell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17" office:value-type="string" calcext:value-type="string">
            <text:p>54.271631</text:p>
          </table:table-cell>
          <table:table-cell table:style-name="ce17" office:value-type="string" calcext:value-type="string">
            <text:p>48.268706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.75" calcext:value-type="float">
            <text:p>0,75</text:p>
          </table:table-cell>
          <table:table-cell table:style-name="ce6" table:number-columns-repeated="10"/>
          <table:table-cell table:style-name="ce6" office:value-type="string" calcext:value-type="string">
            <text:p>собственники домов </text:p>
          </table:table-cell>
          <table:table-cell table:style-name="ce6" office:value-type="string" calcext:value-type="string">
            <text:p>ул. Александровская 159, 161, 165, 167, 169, 171, 173, ул.Богдана Хитрово, 131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1" office:value-type="float" office:value="926" calcext:value-type="float">
            <text:p>926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с. Луговое</text:p>
          </table:table-cell>
          <table:table-cell table:style-name="ce1" office:value-type="string" calcext:value-type="string">
            <text:p>пересечение ул. Дорожной и ул.Троицкой</text:p>
          </table:table-cell>
          <table:table-cell table:style-name="ce7" table:number-columns-repeated="2"/>
          <table:table-cell table:style-name="ce7" office:value-type="string" calcext:value-type="string">
            <text:p>54.212375</text:p>
          </table:table-cell>
          <table:table-cell table:style-name="ce7" office:value-type="string" calcext:value-type="string">
            <text:p>48.22897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table:number-columns-repeated="10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2-ой пер. Покровский, д. 27, 1 пер. Михайловский, д.10, 1 пер. Покровский, д. 25, ул. Георгиевская, д. 23/13, пер. Новоселов, д. 3</text:p>
          </table:table-cell>
          <table:table-cell table:number-columns-repeated="3"/>
          <table:table-cell table:style-name="ce46" table:number-columns-repeated="5"/>
          <table:table-cell table:number-columns-repeated="990"/>
        </table:table-row>
        <table:table-row table:style-name="ro2">
          <table:table-cell table:style-name="ce7" office:value-type="float" office:value="927" calcext:value-type="float">
            <text:p>927</text:p>
          </table:table-cell>
          <table:table-cell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Богдана Хитрово (в районе дома 41) и ул.Отрадная </text:p>
          </table:table-cell>
          <table:table-cell table:style-name="ce7" table:number-columns-repeated="2"/>
          <table:table-cell table:style-name="ce7" office:value-type="string" calcext:value-type="string">
            <text:p>54.273960</text:p>
          </table:table-cell>
          <table:table-cell table:style-name="ce7" office:value-type="string" calcext:value-type="string">
            <text:p>48.273398</text:p>
          </table:table-cell>
          <table:table-cell table:style-name="ce1"/>
          <table:table-cell table:style-name="ce1" office:value-type="string" calcext:value-type="string">
            <text:p>асфальт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Богдана Хитрово</text:p>
          </table:table-cell>
          <table:table-cell table:number-columns-repeated="3"/>
          <table:table-cell table:style-name="ce46" table:number-columns-repeated="5"/>
          <table:table-cell table:number-columns-repeated="990"/>
        </table:table-row>
        <table:table-row table:style-name="ro2">
          <table:table-cell table:style-name="ce7" office:value-type="float" office:value="928" calcext:value-type="float">
            <text:p>928</text:p>
          </table:table-cell>
          <table:table-cell table:style-name="ce7" office:value-type="string" calcext:value-type="string">
            <text:p>город Ульяновск</text:p>
          </table:table-cell>
          <table:table-cell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. Солнечная</text:p>
          </table:table-cell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54.357986</text:p>
          </table:table-cell>
          <table:table-cell table:style-name="ce7" office:value-type="string" calcext:value-type="string">
            <text:p>48.5428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Гладышева, ул. Солнечная, ул. 9 Мая, 1 пер. 9 Мая, 1 пер. Калининградский, 1 пер. Гладышева, 1 пер. Полевой, 2 пер. Полевой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7" office:value-type="float" office:value="929" calcext:value-type="float">
            <text:p>929</text:p>
          </table:table-cell>
          <table:table-cell table:style-name="ce7" office:value-type="string" calcext:value-type="string">
            <text:p>город Ульяновск</text:p>
          </table:table-cell>
          <table:table-cell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. Волжская</text:p>
          </table:table-cell>
          <table:table-cell table:style-name="ce7" office:value-type="string" calcext:value-type="string">
            <text:p>80А</text:p>
          </table:table-cell>
          <table:table-cell table:style-name="ce7"/>
          <table:table-cell table:style-name="ce7" office:value-type="string" calcext:value-type="string">
            <text:p>54.347821</text:p>
          </table:table-cell>
          <table:table-cell table:style-name="ce7" office:value-type="string" calcext:value-type="string">
            <text:p>48.55703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Волжская, ул. XIX Партсъезда, ул. Мелекесская, 1 пер. Мелекесский, 3 пер. Мелекесский, 3 пер. Советский, 4 пер. Советский, пер. XIX Партсъезда, пер. 9 Январ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7" office:value-type="float" office:value="930" calcext:value-type="float">
            <text:p>930</text:p>
          </table:table-cell>
          <table:table-cell table:style-name="ce7" office:value-type="string" calcext:value-type="string">
            <text:p>город Ульяновск</text:p>
          </table:table-cell>
          <table:table-cell table:style-name="ce7" office:value-type="string" calcext:value-type="string">
            <text:p>п.Борьба</text:p>
          </table:table-cell>
          <table:table-cell table:style-name="ce1"/>
          <table:table-cell table:style-name="ce7" table:number-columns-repeated="2"/>
          <table:table-cell table:style-name="ce7" office:value-type="string" calcext:value-type="string">
            <text:p>54.284492</text:p>
          </table:table-cell>
          <table:table-cell table:style-name="ce7" office:value-type="string" calcext:value-type="string">
            <text:p>48.3449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. Борьб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7" office:value-type="float" office:value="931" calcext:value-type="float">
            <text:p>931</text:p>
          </table:table-cell>
          <table:table-cell table:style-name="ce7" office:value-type="string" calcext:value-type="string">
            <text:p>город Ульяновск</text:p>
          </table:table-cell>
          <table:table-cell table:style-name="ce7" office:value-type="string" calcext:value-type="string">
            <text:p>п.Борьба</text:p>
          </table:table-cell>
          <table:table-cell table:style-name="ce1"/>
          <table:table-cell table:style-name="ce7" table:number-columns-repeated="2"/>
          <table:table-cell table:style-name="ce7" office:value-type="string" calcext:value-type="string">
            <text:p>54.284958</text:p>
          </table:table-cell>
          <table:table-cell table:style-name="ce7" office:value-type="string" calcext:value-type="string">
            <text:p>48.3438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бетон</text:p>
          </table:table-cell>
          <table:table-cell table:style-name="ce1" office:value-type="string" calcext:value-type="string">
            <text:p>металл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п. Борьб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7" office:value-type="float" office:value="932" calcext:value-type="float">
            <text:p>932</text:p>
          </table:table-cell>
          <table:table-cell table:style-name="ce7" office:value-type="string" calcext:value-type="string">
            <text:p>город Ульяновск</text:p>
          </table:table-cell>
          <table:table-cell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. Гафурова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7" office:value-type="string" calcext:value-type="string">
            <text:p>54.344843</text:p>
          </table:table-cell>
          <table:table-cell table:style-name="ce7" office:value-type="string" calcext:value-type="string">
            <text:p>48.3756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асфальт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Фурманова, ул. Гафур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7" office:value-type="float" office:value="933" calcext:value-type="float">
            <text:p>933</text:p>
          </table:table-cell>
          <table:table-cell table:style-name="ce7" office:value-type="string" calcext:value-type="string">
            <text:p>город Ульяновск</text:p>
          </table:table-cell>
          <table:table-cell table:style-name="ce7" office:value-type="string" calcext:value-type="string">
            <text:p>с.Кротовка</text:p>
          </table:table-cell>
          <table:table-cell table:style-name="ce1" office:value-type="string" calcext:value-type="string">
            <text:p>ул. Труда</text:p>
          </table:table-cell>
          <table:table-cell table:style-name="ce7" office:value-type="string" calcext:value-type="string">
            <text:p>1Б</text:p>
          </table:table-cell>
          <table:table-cell table:style-name="ce7"/>
          <table:table-cell table:style-name="ce7" office:value-type="string" calcext:value-type="string">
            <text:p>54.303844</text:p>
          </table:table-cell>
          <table:table-cell table:style-name="ce7" office:value-type="string" calcext:value-type="string">
            <text:p>48.1427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Труд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7" office:value-type="float" office:value="934" calcext:value-type="float">
            <text:p>934</text:p>
          </table:table-cell>
          <table:table-cell table:style-name="ce7" office:value-type="string" calcext:value-type="string">
            <text:p>город Ульяновск</text:p>
          </table:table-cell>
          <table:table-cell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. Кирова</text:p>
          </table:table-cell>
          <table:table-cell table:style-name="ce7" office:value-type="float" office:value="41" calcext:value-type="float">
            <text:p>41</text:p>
          </table:table-cell>
          <table:table-cell table:style-name="ce7"/>
          <table:table-cell table:style-name="ce7" office:value-type="string" calcext:value-type="string">
            <text:p>54.301283</text:p>
          </table:table-cell>
          <table:table-cell table:style-name="ce7" office:value-type="string" calcext:value-type="string">
            <text:p>48.3840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1 пер. Кирова, ул. Кир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7" office:value-type="float" office:value="935" calcext:value-type="float">
            <text:p>935</text:p>
          </table:table-cell>
          <table:table-cell table:style-name="ce7" office:value-type="string" calcext:value-type="string">
            <text:p>город Ульяновск</text:p>
          </table:table-cell>
          <table:table-cell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пересечение ул. Семейная и ул. Восточная</text:p>
          </table:table-cell>
          <table:table-cell table:style-name="ce7" table:number-columns-repeated="2"/>
          <table:table-cell table:style-name="ce7" office:value-type="string" calcext:value-type="string">
            <text:p>54.389383</text:p>
          </table:table-cell>
          <table:table-cell table:style-name="ce7" office:value-type="string" calcext:value-type="string">
            <text:p>48.6541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кварталы "Г" и "Д" для многодетных семей в Заволжском р-не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7" office:value-type="float" office:value="936" calcext:value-type="float">
            <text:p>936</text:p>
          </table:table-cell>
          <table:table-cell table:style-name="ce7" office:value-type="string" calcext:value-type="string">
            <text:p>город Ульяновск</text:p>
          </table:table-cell>
          <table:table-cell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п. Ленинский, пересечение ул. А.М. Разника и ул. Гвардии полковника Сергея Кузьминова</text:p>
          </table:table-cell>
          <table:table-cell table:style-name="ce7" table:number-columns-repeated="2"/>
          <table:table-cell table:style-name="ce7" office:value-type="string" calcext:value-type="string">
            <text:p>54.380198</text:p>
          </table:table-cell>
          <table:table-cell table:style-name="ce7" office:value-type="string" calcext:value-type="string">
            <text:p>48.5610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А.М. Разника, ул. полковника Кузьминова, ул. Лесная, ул. Фестивальн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7" office:value-type="float" office:value="937" calcext:value-type="float">
            <text:p>937</text:p>
          </table:table-cell>
          <table:table-cell table:style-name="ce7" office:value-type="string" calcext:value-type="string">
            <text:p>город Ульяновск</text:p>
          </table:table-cell>
          <table:table-cell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. Крымова</text:p>
          </table:table-cell>
          <table:table-cell table:style-name="ce7" office:value-type="float" office:value="47" calcext:value-type="float">
            <text:p>47</text:p>
          </table:table-cell>
          <table:table-cell table:style-name="ce7"/>
          <table:table-cell table:style-name="ce7" office:value-type="string" calcext:value-type="string">
            <text:p>54.318155</text:p>
          </table:table-cell>
          <table:table-cell table:style-name="ce7" office:value-type="string" calcext:value-type="string">
            <text:p>48.3838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рымова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7" office:value-type="float" office:value="938" calcext:value-type="float">
            <text:p>938</text:p>
          </table:table-cell>
          <table:table-cell table:style-name="ce1" office:value-type="string" calcext:value-type="string">
            <text:p>город 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Школьная</text:p>
          </table:table-cell>
          <table:table-cell table:style-name="ce7" office:value-type="string" calcext:value-type="string">
            <text:p>82А</text:p>
          </table:table-cell>
          <table:table-cell table:style-name="ce7"/>
          <table:table-cell table:style-name="ce7" office:value-type="string" calcext:value-type="string">
            <text:p>54.373784</text:p>
          </table:table-cell>
          <table:table-cell table:style-name="ce7" office:value-type="string" calcext:value-type="string">
            <text:p>48.26928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Мира, ул. Школьная, ул. Климова, ул. Адонкина, ул. Тарасова, <text:s/>ул. Малиновая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7" office:value-type="float" office:value="939" calcext:value-type="float">
            <text:p>939</text:p>
          </table:table-cell>
          <table:table-cell table:style-name="ce1" office:value-type="string" calcext:value-type="string">
            <text:p>город Ульяновск</text:p>
          </table:table-cell>
          <table:table-cell table:style-name="ce1" office:value-type="string" calcext:value-type="string">
            <text:p>с. Лаишевка</text:p>
          </table:table-cell>
          <table:table-cell table:style-name="ce1" office:value-type="string" calcext:value-type="string">
            <text:p>ул. Весёлая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54.379904</text:p>
          </table:table-cell>
          <table:table-cell table:style-name="ce7" office:value-type="string" calcext:value-type="string">
            <text:p>48.2686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грунт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.4" calcext:value-type="float">
            <text:p>4,4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Пензенская, ул. Репнина, ул. Саши Ковалёва, ул. Гаджиева, ул. Колышкина, ул. Сафонова, 3-й массив "Северянка"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7" office:value-type="float" office:value="940" calcext:value-type="float">
            <text:p>940</text:p>
          </table:table-cell>
          <table:table-cell table:number-columns-repeated="2" table:style-name="ce1" office:value-type="string" calcext:value-type="string">
            <text:p>Ульяновск</text:p>
          </table:table-cell>
          <table:table-cell table:style-name="ce1" office:value-type="string" calcext:value-type="string">
            <text:p>1 пер. Воровского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54.250322</text:p>
          </table:table-cell>
          <table:table-cell table:style-name="ce1" office:value-type="string" calcext:value-type="string">
            <text:p>48.3044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бетон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"/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1-й пер. Воровского, 2-й пер. Воровского, ул. Воровского, ул. Вольная, 1-й Вольный пер., 2-й Вольный пер.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2">
          <table:table-cell table:style-name="ce7" office:value-type="float" office:value="941" calcext:value-type="float">
            <text:p>941</text:p>
          </table:table-cell>
          <table:table-cell table:number-columns-repeated="2" table:style-name="ce7" office:value-type="string" calcext:value-type="string">
            <text:p>Ульяновск</text:p>
          </table:table-cell>
          <table:table-cell table:style-name="ce1" office:value-type="string" calcext:value-type="string">
            <text:p>ул. Камышинская</text:p>
          </table:table-cell>
          <table:table-cell table:style-name="ce7" office:value-type="float" office:value="105" calcext:value-type="float">
            <text:p>105</text:p>
          </table:table-cell>
          <table:table-cell table:style-name="ce7"/>
          <table:table-cell table:style-name="ce7" office:value-type="string" calcext:value-type="string">
            <text:p>54.283667</text:p>
          </table:table-cell>
          <table:table-cell table:style-name="ce7" office:value-type="string" calcext:value-type="string">
            <text:p>48.2626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асфальт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1" calcext:value-type="float">
            <text:p>1,1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string" calcext:value-type="string">
            <text:p>Администрация города Ульяновска, 1027301171446, ул. Кузнецова, дом 7</text:p>
          </table:table-cell>
          <table:table-cell table:style-name="ce1" office:value-type="string" calcext:value-type="string">
            <text:p>ул. Камышинская, 105, 107, 109</text:p>
          </table:table-cell>
          <table:table-cell table:number-columns-repeated="3"/>
          <table:table-cell table:style-name="ce39" table:number-columns-repeated="5"/>
          <table:table-cell table:number-columns-repeated="990"/>
        </table:table-row>
        <table:table-row table:style-name="ro38" table:number-rows-repeated="1046300">
          <table:table-cell table:number-columns-repeated="1024"/>
        </table:table-row>
        <table:table-row table:style-name="ro39" table:number-rows-repeated="1332">
          <table:table-cell table:number-columns-repeated="1024"/>
        </table:table-row>
        <table:table-row table:style-name="ro3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4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.00.0000</text:date>, <text:time style:data-style-name="N2" text:time-value="16:48:50.2214783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Контейнерные_20_площадки" style:display-name="PageStyle_Контейнерные площад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6-15T06:00:21</meta:creation-date>
    <meta:initial-creator>Наталия</meta:initial-creator>
    <meta:generator>LibreOffice/25.2.6.2$Linux_X86_64 LibreOffice_project/520$Build-2</meta:generator>
    <dc:date>2025-12-03T16:49:30.796913953</dc:date>
    <meta:editing-duration>PT40S</meta:editing-duration>
    <meta:editing-cycles>1</meta:editing-cycles>
    <meta:document-statistic meta:table-count="1" meta:cell-count="14055" meta:object-count="0"/>
  </office:meta>
</office:document-meta>
</file>